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achlieli CLM" svg:font-family="'Nachlieli CLM'"/>
    <style:font-face style:name="Nachlieli CLM1" svg:font-family="'Nachlieli CLM'" style:font-adornments="Obliqu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44cm" table:align="left"/>
    </style:style>
    <style:style style:name="Tableau1.A" style:family="table-column">
      <style:table-column-properties style:column-width="0.49cm"/>
    </style:style>
    <style:style style:name="Tableau1.B" style:family="table-column">
      <style:table-column-properties style:column-width="2.796cm"/>
    </style:style>
    <style:style style:name="Tableau1.C" style:family="table-column">
      <style:table-column-properties style:column-width="5.858cm"/>
    </style:style>
    <style:style style:name="Tableau1.A1" style:family="table-cell">
      <style:table-cell-properties style:vertical-align="" style:writing-mode="page"/>
    </style:style>
    <style:style style:name="Tableau1.B1" style:family="table-cell">
      <style:table-cell-properties style:vertical-align="" fo:padding="0cm" fo:border="none" style:writing-mode="page"/>
    </style:style>
    <style:style style:name="Tableau1.B2" style:family="table-cell">
      <style:table-cell-properties style:vertical-align="middle" style:writing-mode="page"/>
    </style:style>
    <style:style style:name="Tableau1.C2" style:family="table-cell">
      <style:table-cell-properties style:vertical-align="middle" style:writing-mode="page"/>
    </style:style>
    <style:style style:name="Table1" style:family="table">
      <style:table-properties style:width="5.858cm" table:align="margins"/>
    </style:style>
    <style:style style:name="Table1.A" style:family="table-column">
      <style:table-column-properties style:column-width="5.858cm" style:rel-column-width="65535*"/>
    </style:style>
    <style:style style:name="Table1.A1" style:family="table-cell">
      <style:table-cell-properties style:writing-mode="page"/>
    </style:style>
    <style:style style:name="Table1" style:family="table">
      <style:table-properties style:width="5.858cm" table:align="margins"/>
    </style:style>
    <style:style style:name="Table1.A" style:family="table-column">
      <style:table-column-properties style:column-width="5.858cm" style:rel-column-width="65535*"/>
    </style:style>
    <style:style style:name="Table1.A1" style:family="table-cell">
      <style:table-cell-properties style:writing-mode="page"/>
    </style:style>
    <style:style style:name="Tableau3" style:family="table">
      <style:table-properties style:width="9.195cm" fo:margin-left="0cm" table:align="left"/>
    </style:style>
    <style:style style:name="Tableau3.A" style:family="table-column">
      <style:table-column-properties style:column-width="0.596cm"/>
    </style:style>
    <style:style style:name="Tableau3.B" style:family="table-column">
      <style:table-column-properties style:column-width="3.505cm"/>
    </style:style>
    <style:style style:name="Tableau3.C" style:family="table-column">
      <style:table-column-properties style:column-width="5.094cm"/>
    </style:style>
    <style:style style:name="Tableau3.A1" style:family="table-cell">
      <style:table-cell-properties style:vertical-align="" style:writing-mode="page"/>
    </style:style>
    <style:style style:name="Tableau3.B1" style:family="table-cell">
      <style:table-cell-properties style:vertical-align="" fo:padding="0cm" fo:border="none" style:writing-mode="page"/>
    </style:style>
    <style:style style:name="Tableau3.C1" style:family="table-cell">
      <style:table-cell-properties style:vertical-align="middle" style:writing-mode="page"/>
    </style:style>
    <style:style style:name="Tableau3.B2" style:family="table-cell">
      <style:table-cell-properties style:vertical-align="middle" fo:padding="0cm" fo:border="none" style:writing-mode="page"/>
    </style:style>
    <style:style style:name="Tableau3.C2" style:family="table-cell">
      <style:table-cell-properties style:vertical-align="middle" style:writing-mode="page"/>
    </style:style>
    <style:style style:name="Tableau3.C3" style:family="table-cell">
      <style:table-cell-properties style:vertical-align="middle" style:writing-mode="page"/>
    </style:style>
    <style:style style:name="Tableau3.B4" style:family="table-cell">
      <style:table-cell-properties style:vertical-align="middle" style:writing-mode="page"/>
    </style:style>
    <style:style style:name="Tableau3.C4" style:family="table-cell">
      <style:table-cell-properties style:vertical-align="middle" style:writing-mode="page"/>
    </style:style>
    <style:style style:name="Tableau5" style:family="table">
      <style:table-properties style:width="9.14cm" table:align="left"/>
    </style:style>
    <style:style style:name="Tableau5.A" style:family="table-column">
      <style:table-column-properties style:column-width="3.993cm"/>
    </style:style>
    <style:style style:name="Tableau5.B" style:family="table-column">
      <style:table-column-properties style:column-width="5.147cm"/>
    </style:style>
    <style:style style:name="Tableau5.1" style:family="table-row">
      <style:table-row-properties style:min-row-height="3.251cm"/>
    </style:style>
    <style:style style:name="Tableau5.A1" style:family="table-cell">
      <style:table-cell-properties style:vertical-align="" style:writing-mode="page"/>
    </style:style>
    <style:style style:name="Tableau5.B1" style:family="table-cell">
      <style:table-cell-properties style:vertical-align="middle" style:writing-mode="page"/>
    </style:style>
    <style:style style:name="Tableau5.2" style:family="table-row">
      <style:table-row-properties style:min-row-height="3.545cm"/>
    </style:style>
    <style:style style:name="Tableau5.3" style:family="table-row">
      <style:table-row-properties style:row-height="2.596cm"/>
    </style:style>
    <style:style style:name="Tableau5.4" style:family="table-row">
      <style:table-row-properties style:min-row-height="3.307cm"/>
    </style:style>
    <style:style style:name="Tableau5.5" style:family="table-row">
      <style:table-row-properties style:min-row-height="3.701cm"/>
    </style:style>
    <style:style style:name="Tableau7" style:family="table">
      <style:table-properties style:width="9.144cm" table:align="left" fo:background-color="transparent">
        <style:background-image/>
      </style:table-properties>
    </style:style>
    <style:style style:name="Tableau7.A" style:family="table-column">
      <style:table-column-properties style:column-width="0.681cm"/>
    </style:style>
    <style:style style:name="Tableau7.B" style:family="table-column">
      <style:table-column-properties style:column-width="1.319cm"/>
    </style:style>
    <style:style style:name="Tableau7.C" style:family="table-column">
      <style:table-column-properties style:column-width="5.292cm"/>
    </style:style>
    <style:style style:name="Tableau7.D" style:family="table-column">
      <style:table-column-properties style:column-width="1.852cm"/>
    </style:style>
    <style:style style:name="Tableau7.1" style:family="table-row">
      <style:table-row-properties style:row-height="0.7cm"/>
    </style:style>
    <style:style style:name="Tableau7.A1" style:family="table-cell">
      <style:table-cell-properties style:vertical-align="middle"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7.B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7.2" style:family="table-row">
      <style:table-row-properties style:row-height="0.7cm" fo:background-color="transparent">
        <style:background-image/>
      </style:table-row-properties>
    </style:style>
    <style:style style:name="Tableau7.B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7.D2" style:family="table-cell">
      <style:table-cell-properties style:vertical-align="middle" fo:background-color="#add9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3" style:family="table-row">
      <style:table-row-properties style:row-height="0.801cm"/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4" style:family="table-row">
      <style:table-row-properties style:row-height="0.801cm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5" style:family="table-row">
      <style:table-row-properties style:row-height="0.801cm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6" style:family="table-row">
      <style:table-row-properties style:row-height="0.801cm"/>
    </style:style>
    <style:style style:name="Tableau7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" style:family="paragraph" style:parent-style-name="_5f_Paragraphe">
      <style:text-properties officeooo:paragraph-rsid="00c2d828"/>
    </style:style>
    <style:style style:name="P9" style:family="paragraph" style:parent-style-name="_5f_Paragraphe_20_livret_20_">
      <style:paragraph-properties fo:margin-top="0cm" fo:margin-bottom="0.199cm" style:contextual-spacing="false"/>
      <style:text-properties officeooo:paragraph-rsid="00c2d828"/>
    </style:style>
    <style:style style:name="P10" style:family="paragraph" style:parent-style-name="_5f_Paragraphe_5f_Réponse_5f_Pointillés_5f_Grisés">
      <style:text-properties officeooo:paragraph-rsid="00c2d828"/>
    </style:style>
    <style:style style:name="P11" style:family="paragraph" style:parent-style-name="_5f_Paragraphe">
      <style:paragraph-properties fo:margin-top="0cm" fo:margin-bottom="0.101cm" style:contextual-spacing="false"/>
    </style:style>
    <style:style style:name="P12" style:family="paragraph" style:parent-style-name="_5f_Paragraphe">
      <style:paragraph-properties fo:text-align="start" style:justify-single-word="false"/>
      <style:text-properties officeooo:paragraph-rsid="00c2d828"/>
    </style:style>
    <style:style style:name="P13" style:family="paragraph" style:parent-style-name="_5f_Paragraphe_20_livret_20_">
      <style:paragraph-properties fo:margin-top="0cm" fo:margin-bottom="0.199cm" style:contextual-spacing="false" fo:text-align="start" style:justify-single-word="false"/>
      <style:text-properties officeooo:paragraph-rsid="00c2d828"/>
    </style:style>
    <style:style style:name="P14" style:family="paragraph" style:parent-style-name="_5f_Paragraphe_20_livret_20_">
      <style:paragraph-properties fo:margin-top="0cm" fo:margin-bottom="0cm" style:contextual-spacing="false">
        <style:tab-stops>
          <style:tab-stop style:position="0.492cm"/>
          <style:tab-stop style:position="9.2cm" style:type="right" style:leader-style="dotted" style:leader-text="."/>
        </style:tab-stops>
      </style:paragraph-properties>
      <style:text-properties officeooo:paragraph-rsid="00c9a92c"/>
    </style:style>
    <style:style style:name="P15" style:family="paragraph" style:parent-style-name="_5f_Paragraphe_20_livret_20_">
      <style:paragraph-properties fo:text-align="center" style:justify-single-word="false"/>
      <style:text-properties officeooo:paragraph-rsid="00c67d3b" fo:background-color="#ffff00"/>
    </style:style>
    <style:style style:name="P16" style:family="paragraph" style:parent-style-name="_5f_Paragraphe_20_livret_20_">
      <style:paragraph-properties fo:text-align="center" style:justify-single-word="false"/>
      <style:text-properties officeooo:paragraph-rsid="00b305cb" fo:background-color="#ffff00"/>
    </style:style>
    <style:style style:name="P17" style:family="paragraph" style:parent-style-name="_5f_Paragraphe_20_livret_20_">
      <style:paragraph-properties fo:text-align="center" style:justify-single-word="false"/>
      <style:text-properties officeooo:rsid="00b305cb" officeooo:paragraph-rsid="00c67d3b" fo:background-color="#ffff00"/>
    </style:style>
    <style:style style:name="P18" style:family="paragraph" style:parent-style-name="_5f_Paragraphe_20_livret_20_">
      <style:paragraph-properties fo:text-align="center" style:justify-single-word="false"/>
      <style:text-properties officeooo:rsid="00b305cb" officeooo:paragraph-rsid="00b43707" fo:background-color="#ffff00"/>
    </style:style>
    <style:style style:name="P19" style:family="paragraph" style:parent-style-name="Standard" style:list-style-name="_5f_Numérotation_20_des_20_exercices"/>
    <style:style style:name="P20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1" style:family="paragraph" style:parent-style-name="_5f_Footer_20_page_20_impaire_20__28_D_29_">
      <style:text-properties officeooo:paragraph-rsid="01316a8b"/>
    </style:style>
    <style:style style:name="P22" style:family="paragraph" style:parent-style-name="_5f_Footer_20_page_20_impaire_20__28_D_29_"/>
    <style:style style:name="P2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8" style:family="paragraph" style:parent-style-name="_5f_Footer_20_page_20_paire_20__28_G_29_">
      <style:text-properties officeooo:paragraph-rsid="013b50d8"/>
    </style:style>
    <style:style style:name="P29" style:family="paragraph" style:parent-style-name="_5f_Footer_20_page_20_paire_20__28_G_29_">
      <style:text-properties officeooo:paragraph-rsid="01397109"/>
    </style:style>
    <style:style style:name="P30" style:family="paragraph" style:parent-style-name="_5f_Footer_20_page_20_paire_20__28_G_29_">
      <style:text-properties officeooo:paragraph-rsid="0135ac9e"/>
    </style:style>
    <style:style style:name="P31" style:family="paragraph" style:parent-style-name="_5f_Footer_20_page_20_paire_20__28_G_29_">
      <style:text-properties officeooo:paragraph-rsid="01336347"/>
    </style:style>
    <style:style style:name="P32" style:family="paragraph" style:parent-style-name="_5f_Footer_20_page_20_paire_20__28_G_29_">
      <style:text-properties officeooo:paragraph-rsid="01316a8b"/>
    </style:style>
    <style:style style:name="P33" style:family="paragraph" style:parent-style-name="_5f_Footer_20_page_20_paire_20__28_G_29_"/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M_20_page_20_impaire_20__28_D_29_">
      <style:text-properties officeooo:rsid="01035d0f" officeooo:paragraph-rsid="01035d0f"/>
    </style:style>
    <style:style style:name="P39" style:family="paragraph" style:parent-style-name="_5f_Header_20_M_20_page_20_paire_20__28_G_29_">
      <style:text-properties officeooo:rsid="0101a5c8" officeooo:paragraph-rsid="0101a5c8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Paragraphe" style:list-style-name="_5f_Numérotation_20_des_20_exercices">
      <style:text-properties officeooo:paragraph-rsid="00c2d828"/>
    </style:style>
    <style:style style:name="P42" style:family="paragraph" style:parent-style-name="_5f_Paragraphe_20_livret_20_" style:list-style-name="Num_5f_Exo">
      <style:text-properties officeooo:paragraph-rsid="00c2d828"/>
    </style:style>
    <style:style style:name="P43" style:family="paragraph" style:parent-style-name="_5f_Paragraphe_5f_avec_5f_Num_5f_Question">
      <style:text-properties officeooo:paragraph-rsid="00c07b09"/>
    </style:style>
    <style:style style:name="P44" style:family="paragraph" style:parent-style-name="_5f_Paragraphe_5f_avec_5f_Num_5f_Question" style:list-style-name="">
      <style:text-properties officeooo:paragraph-rsid="00c07b09"/>
    </style:style>
    <style:style style:name="P45" style:family="paragraph" style:parent-style-name="_5f_Paragraphe_5f_avec_5f_Num_5f_Question" style:list-style-name="_5f_Numérotation_20_des_20_exercices"/>
    <style:style style:name="P46" style:family="paragraph" style:parent-style-name="_5f_Paragraphe_5f_avec_5f_Num_5f_Question" style:list-style-name="_5f_Numérotation_20_des_20_exercices">
      <style:paragraph-properties fo:margin-top="0.199cm" fo:margin-bottom="0cm" style:contextual-spacing="false"/>
      <style:text-properties officeooo:paragraph-rsid="00c07b09"/>
    </style:style>
    <style:style style:name="P47" style:family="paragraph" style:parent-style-name="_5f_Paragraphe_5f_avec_5f_Num_5f_Question" style:list-style-name="_5f_Numérotation_20_des_20_exercices">
      <loext:graphic-properties draw:fill="none"/>
      <style:paragraph-properties fo:margin-left="0cm" fo:margin-right="0cm" fo:margin-top="0.199cm" fo:margin-bottom="0.101cm" style:contextual-spacing="false" fo:text-align="justify" style:justify-single-word="false" fo:text-indent="0cm" style:auto-text-indent="false" fo:background-color="transparent" text:number-lines="true" text:line-number="0"/>
    </style:style>
    <style:style style:name="P48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49" style:family="paragraph" style:parent-style-name="_5f_Premier_5f_Titre_5f_Exercices_5f_avec_5f_Num_5f_Exo_5f_sans_5f_Titre" style:list-style-name="_5f_Numérotation_20_des_20_exercices"/>
    <style:style style:name="P50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51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52" style:family="paragraph" style:parent-style-name="_5f_Titre_5f_Exercices_5f_avec_5f_Titre" style:list-style-name="_5f_Numérotation_20_des_20_exercices"/>
    <style:style style:name="P53" style:family="paragraph" style:parent-style-name="_5f_Titre_5f_Exercices_5f_avec_5f_Titre" style:list-style-name="_5f_Numérotation_20_des_20_exercices">
      <style:paragraph-properties fo:break-before="column"/>
    </style:style>
    <style:style style:name="P54" style:family="paragraph" style:parent-style-name="_5f_Titre_5f_Exercices_5f_sans_5f_Titre" style:list-style-name="_5f_Numérotation_20_des_20_exercices"/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7" style:family="paragraph">
      <loext:graphic-properties draw:fill="solid" draw:fill-color="#7fb241"/>
    </style:style>
    <style:style style:name="P58" style:family="paragraph">
      <loext:graphic-properties draw:fill="solid" draw:fill-color="#9d0f89"/>
    </style:style>
    <style:style style:name="P59" style:family="paragraph">
      <loext:graphic-properties draw:fill="solid" draw:fill-color="#1ca2b8"/>
    </style:style>
    <style:style style:name="P60" style:family="paragraph">
      <loext:graphic-properties draw:fill="solid" draw:fill-color="#d7e12c"/>
    </style:style>
    <style:style style:name="P6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style:paragraph-properties fo:margin-left="0cm" fo:margin-right="0cm" fo:margin-top="0cm" fo:margin-bottom="0cm" fo:line-height="100%" fo:text-indent="0cm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Tahoma2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7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5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8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6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style:use-window-font-color="true" loext:opacity="0%" style:font-name="Bitstream Vera Sans1" fo:font-size="10pt" fo:font-style="normal" fo:font-weight="normal" officeooo:rsid="0084af3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use-window-font-color="true" loext:opacity="0%" style:font-name="Bitstream Vera Sans1" fo:font-size="10pt" fo:font-style="normal" fo:font-weight="normal" officeooo:rsid="0056699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use-window-font-color="true" loext:opacity="0%" fo:font-size="10pt" fo:font-weight="normal" officeooo:rsid="004bbf71" fo:background-color="#ffff00" loext:char-shading-value="0" style:font-size-asian="10pt" style:font-weight-asian="normal" style:font-size-complex="10pt" style:font-weight-complex="normal"/>
    </style:style>
    <style:style style:name="T10" style:family="text">
      <style:text-properties style:use-window-font-color="true" loext:opacity="0%" style:text-position="0% 100%" fo:font-size="10pt" fo:font-weight="normal" officeooo:rsid="004bbf7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" style:family="text">
      <style:text-properties style:use-window-font-color="true" loext:opacity="0%" style:text-position="0% 100%" fo:font-size="10pt" fo:font-weight="normal" officeooo:rsid="00aaf6a5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" style:family="text">
      <style:text-properties style:use-window-font-color="true" loext:opacity="0%" style:text-position="0% 100%" fo:font-size="10pt" fo:font-weight="normal" officeooo:rsid="00af146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3" style:family="text">
      <style:text-properties style:use-window-font-color="true" loext:opacity="0%" style:text-position="0% 100%" fo:font-size="10pt" fo:font-weight="normal" officeooo:rsid="004bbf71" fo:background-color="#ffff00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14" style:family="text">
      <style:text-properties style:use-window-font-color="true" loext:opacity="0%" style:text-position="0% 100%" fo:font-size="10pt" fo:font-style="normal" officeooo:rsid="00abe8ac" fo:background-color="#ffff00" loext:char-shading-value="0" style:font-name-asian="Times New Roman" style:font-size-asian="10pt" style:font-style-asian="normal" style:font-name-complex="Times New Roman" style:font-size-complex="10pt" style:font-style-complex="normal" style:font-weight-complex="bold"/>
    </style:style>
    <style:style style:name="T15" style:family="text">
      <style:text-properties style:use-window-font-color="true" loext:opacity="0%" style:text-position="0% 100%" fo:font-size="10pt" fo:font-style="normal" officeooo:rsid="000c9549" fo:background-color="#ffff00" loext:char-shading-value="0" style:font-name-asian="Times New Roman" style:font-size-asian="10pt" style:font-style-asian="normal" style:font-name-complex="Times New Roman" style:font-size-complex="10pt" style:font-style-complex="normal" style:font-weight-complex="bold"/>
    </style:style>
    <style:style style:name="T16" style:family="text">
      <style:text-properties style:use-window-font-color="true" loext:opacity="0%" style:text-position="0% 100%" fo:font-size="10pt" fo:font-style="normal" officeooo:rsid="00ca170e" fo:background-color="#ffff00" loext:char-shading-value="0" style:font-name-asian="Times New Roman" style:font-size-asian="10pt" style:font-style-asian="normal" style:font-name-complex="Times New Roman" style:font-size-complex="10pt" style:font-style-complex="normal" style:font-weight-complex="bold"/>
    </style:style>
    <style:style style:name="T17" style:family="text">
      <style:text-properties style:use-window-font-color="true" loext:opacity="0%" style:text-position="0% 100%" fo:font-size="10pt" fo:font-style="normal" fo:font-weight="normal" officeooo:rsid="004bbf7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8" style:family="text">
      <style:text-properties style:use-window-font-color="true" loext:opacity="0%" style:text-position="0% 100%" fo:font-size="10pt" fo:font-style="normal" fo:font-weight="normal" officeooo:rsid="00af146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9" style:family="text">
      <style:text-properties style:use-window-font-color="true" loext:opacity="0%" style:text-position="0% 100%" fo:font-size="10pt" fo:font-style="normal" fo:font-weight="normal" officeooo:rsid="00ca170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0" style:family="text">
      <style:text-properties style:use-window-font-color="true" loext:opacity="0%" officeooo:rsid="00660f03"/>
    </style:style>
    <style:style style:name="T21" style:family="text">
      <style:text-properties style:use-window-font-color="true" loext:opacity="0%" officeooo:rsid="00c86dbc" fo:background-color="#ffff00" loext:char-shading-value="0"/>
    </style:style>
    <style:style style:name="T22" style:family="text">
      <style:text-properties style:use-window-font-color="true" loext:opacity="0%" officeooo:rsid="00ca5007" fo:background-color="#ffff00" loext:char-shading-value="0"/>
    </style:style>
    <style:style style:name="T23" style:family="text">
      <style:text-properties officeooo:rsid="00c07b09"/>
    </style:style>
    <style:style style:name="T24" style:family="text">
      <style:text-properties fo:font-size="10pt" fo:background-color="#ffff00" loext:char-shading-value="0" style:font-size-asian="10pt" style:font-size-complex="10pt"/>
    </style:style>
    <style:style style:name="T25" style:family="text">
      <style:text-properties fo:font-size="10pt" officeooo:rsid="00badb1f" fo:background-color="#ffff00" loext:char-shading-value="0" style:font-size-asian="10pt" style:font-size-complex="10pt"/>
    </style:style>
    <style:style style:name="T26" style:family="text">
      <style:text-properties fo:font-size="10pt" fo:font-weight="normal" officeooo:rsid="004bbf71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c86dbc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6da3bb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c9a92c" style:font-size-asian="10pt" style:font-weight-asian="normal" style:font-size-complex="10pt" style:font-weight-complex="normal"/>
    </style:style>
    <style:style style:name="T30" style:family="text">
      <style:text-properties officeooo:rsid="00c1d09d"/>
    </style:style>
    <style:style style:name="T31" style:family="text">
      <style:text-properties style:text-position="0% 100%" fo:font-weight="normal" officeooo:rsid="004bbf71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text-position="0% 100%" fo:font-weight="normal" officeooo:rsid="006c7302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text-position="0% 100%" fo:font-weight="normal" officeooo:rsid="00c1d09d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text-position="0% 100%" fo:font-weight="normal" officeooo:rsid="006da3bb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text-position="0% 100%" fo:font-weight="normal" officeooo:rsid="00c67d3b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text-position="0% 100%" fo:font-weight="normal" officeooo:rsid="00b43707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text-position="0% 100%" fo:font-weight="normal" officeooo:rsid="00ca5007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text-position="0% 100%" fo:font-weight="normal" officeooo:rsid="00b840e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text-position="0% 100%" fo:font-weight="normal" officeooo:rsid="00621b65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text-position="0% 100%" fo:font-weight="normal" officeooo:rsid="00731c6c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text-position="0% 100%" fo:font-weight="normal" officeooo:rsid="00621b65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2" style:family="text">
      <style:text-properties style:text-position="0% 100%" style:font-name="Nachlieli CLM1" fo:font-weight="normal" officeooo:rsid="00731c6c" style:font-name-asian="Nachlieli CLM1" style:font-size-asian="10pt" style:font-style-asian="normal" style:font-weight-asian="normal" style:font-name-complex="Nachlieli CLM1" style:font-size-complex="10pt" style:font-style-complex="normal" style:font-weight-complex="normal"/>
    </style:style>
    <style:style style:name="T43" style:family="text">
      <style:text-properties style:text-position="0% 100%" style:font-name="Nachlieli CLM1" fo:font-weight="normal" officeooo:rsid="00ca5007" style:font-name-asian="Nachlieli CLM1" style:font-size-asian="10pt" style:font-style-asian="normal" style:font-weight-asian="normal" style:font-name-complex="Nachlieli CLM1" style:font-size-complex="10pt" style:font-style-complex="normal" style:font-weight-complex="normal"/>
    </style:style>
    <style:style style:name="T44" style:family="text">
      <style:text-properties style:text-position="0% 100%" fo:font-weight="bold" officeooo:rsid="00621b65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loext:opacity="100%" style:text-position="0% 100%" style:font-name="Bitstream Vera Sans5" fo:font-size="10pt" fo:font-style="normal" fo:font-weight="normal" officeooo:rsid="006c7302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46" style:family="text">
      <style:text-properties fo:color="#000000" loext:opacity="100%" style:text-position="0% 100%" style:font-name="Bitstream Vera Sans5" fo:font-size="10pt" fo:font-style="normal" fo:font-weight="normal" officeooo:rsid="00b259c1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47" style:family="text">
      <style:text-properties fo:color="#000000" loext:opacity="100%" style:text-position="0% 100%" style:font-name="Bitstream Vera Sans5" fo:font-size="10pt" fo:font-style="normal" fo:font-weight="normal" officeooo:rsid="00c1d09d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48" style:family="text">
      <style:text-properties fo:color="#000000" loext:opacity="100%" style:text-position="0% 100%" style:font-name="Bitstream Vera Sans5" fo:font-size="10pt" fo:font-style="normal" fo:font-weight="normal" officeooo:rsid="006da3bb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49" style:family="text">
      <style:text-properties fo:color="#000000" loext:opacity="100%" style:text-position="0% 100%" style:font-name="Bitstream Vera Sans5" fo:font-size="10pt" fo:font-style="normal" fo:font-weight="normal" officeooo:rsid="007122c2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50" style:family="text">
      <style:text-properties fo:color="#000000" loext:opacity="100%" style:text-position="0% 100%" style:font-name="Bitstream Vera Sans5" fo:font-size="10pt" fo:font-style="normal" fo:font-weight="normal" officeooo:rsid="00b7a4fc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51" style:family="text">
      <style:text-properties fo:color="#000000" loext:opacity="100%" style:text-position="0% 100%" style:font-name="Bitstream Vera Sans5" fo:font-size="10pt" fo:font-style="normal" fo:font-weight="normal" officeooo:rsid="00731c6c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52" style:family="text">
      <style:text-properties fo:color="#000000" loext:opacity="100%" style:text-position="0% 100%" style:font-name="Nachlieli CLM" fo:font-size="10pt" fo:font-weight="normal" officeooo:rsid="006c2b76" style:font-name-asian="Nachlieli CLM" style:font-size-asian="10pt" style:font-style-asian="normal" style:font-weight-asian="normal" style:font-name-complex="Nachlieli CLM" style:font-size-complex="10pt" style:font-style-complex="normal" style:font-weight-complex="normal"/>
    </style:style>
    <style:style style:name="T53" style:family="text">
      <style:text-properties fo:color="#000000" loext:opacity="100%" style:text-position="0% 100%" style:font-name="Nachlieli CLM" fo:font-size="10pt" fo:font-weight="normal" officeooo:rsid="00c86dbc" style:font-name-asian="Nachlieli CLM" style:font-size-asian="10pt" style:font-style-asian="normal" style:font-weight-asian="normal" style:font-name-complex="Nachlieli CLM" style:font-size-complex="10pt" style:font-style-complex="normal" style:font-weight-complex="normal"/>
    </style:style>
    <style:style style:name="T54" style:family="text">
      <style:text-properties fo:color="#000000" loext:opacity="100%" style:text-position="0% 100%" style:font-name="Bitstream Vera Sans1" fo:font-size="10pt" fo:font-weight="normal" officeooo:rsid="00c86dbc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loext:opacity="100%" style:text-position="0% 100%" style:font-name="Bitstream Vera Sans1" fo:font-size="10pt" fo:font-weight="normal" officeooo:rsid="00c9a92c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loext:opacity="100%" style:text-position="0% 100%" style:font-name="Bitstream Vera Sans1" fo:font-size="10pt" fo:font-weight="normal" officeooo:rsid="006af3a2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loext:opacity="100%" style:text-position="0% 100%" style:font-name="Bitstream Vera Sans1" fo:font-size="10pt" fo:font-weight="normal" officeooo:rsid="00b7a4fc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loext:opacity="100%" fo:font-weight="normal" officeooo:rsid="006c7302" fo:background-color="#ffff00" loext:char-shading-value="0" style:font-weight-asian="normal" style:font-weight-complex="normal"/>
    </style:style>
    <style:style style:name="T59" style:family="text">
      <style:text-properties fo:color="#000000" loext:opacity="100%" style:font-name="Bitstream Vera Sans5" fo:font-size="10pt" fo:font-style="normal" fo:font-weight="normal" officeooo:rsid="006da3bb" fo:background-color="#ffff00" loext:char-shading-value="0" style:font-name-asian="Bitstream Vera Sans5" style:font-weight-asian="normal" style:font-name-complex="Bitstream Vera Sans5" style:font-weight-complex="normal"/>
    </style:style>
    <style:style style:name="T60" style:family="text">
      <style:text-properties fo:color="#000000" loext:opacity="100%" style:font-name="Bitstream Vera Sans5" fo:font-size="10pt" fo:font-style="normal" fo:font-weight="normal" officeooo:rsid="007122c2" fo:background-color="#ffff00" loext:char-shading-value="0" style:font-name-asian="Bitstream Vera Sans5" style:font-weight-asian="normal" style:font-name-complex="Bitstream Vera Sans5" style:font-weight-complex="normal"/>
    </style:style>
    <style:style style:name="T61" style:family="text">
      <style:text-properties fo:color="#000000" loext:opacity="100%" style:font-name="Bitstream Vera Sans5" fo:font-size="10pt" fo:font-style="normal" fo:font-weight="normal" officeooo:rsid="006da3bb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/>
    </style:style>
    <style:style style:name="T62" style:family="text">
      <style:text-properties fo:color="#000000" loext:opacity="100%" style:font-name="Bitstream Vera Sans5" fo:font-size="10pt" fo:font-style="normal" fo:font-weight="normal" officeooo:rsid="007122c2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/>
    </style:style>
    <style:style style:name="T63" style:family="text">
      <style:text-properties fo:color="#000000" loext:opacity="100%" style:font-name="Bitstream Vera Sans5" fo:font-size="10pt" fo:font-style="normal" fo:font-weight="normal" officeooo:rsid="00b7a4fc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/>
    </style:style>
    <style:style style:name="T64" style:family="text">
      <style:text-properties fo:font-weight="normal" style:font-size-asian="10pt" style:font-weight-asian="normal" style:font-size-complex="10pt" style:font-weight-complex="normal"/>
    </style:style>
    <style:style style:name="T65" style:family="text">
      <style:text-properties fo:font-weight="normal" officeooo:rsid="004bbf71" style:font-size-asian="10pt" style:font-weight-asian="normal" style:font-size-complex="10pt" style:font-weight-complex="normal"/>
    </style:style>
    <style:style style:name="T66" style:family="text">
      <style:text-properties fo:font-weight="normal" officeooo:rsid="00c86dbc" style:font-size-asian="10pt" style:font-weight-asian="normal" style:font-size-complex="10pt" style:font-weight-complex="normal"/>
    </style:style>
    <style:style style:name="T67" style:family="text">
      <style:text-properties fo:font-weight="normal" officeooo:rsid="00b43707" style:font-size-asian="10pt" style:font-weight-asian="normal" style:font-size-complex="10pt" style:font-weight-complex="normal"/>
    </style:style>
    <style:style style:name="T68" style:family="text">
      <style:text-properties fo:font-weight="normal" officeooo:rsid="00c9a92c" style:font-size-asian="10pt" style:font-weight-asian="normal" style:font-size-complex="10pt" style:font-weight-complex="normal"/>
    </style:style>
    <style:style style:name="T69" style:family="text">
      <style:text-properties fo:font-weight="normal" officeooo:rsid="00b7a4fc" style:font-size-asian="10pt" style:font-weight-asian="normal" style:font-size-complex="10pt" style:font-weight-complex="normal"/>
    </style:style>
    <style:style style:name="T70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weight="normal" officeooo:rsid="004bbf71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weight="normal" officeooo:rsid="00ca5007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weight="normal" officeooo:rsid="00cd5443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weight="normal" officeooo:rsid="004bbf71" fo:background-color="#ffff00" loext:char-shading-value="0" style:font-size-asian="10pt" style:font-weight-asian="normal" style:font-size-complex="10pt" style:font-weight-complex="normal"/>
    </style:style>
    <style:style style:name="T75" style:family="text">
      <style:text-properties fo:font-weight="normal" officeooo:rsid="00b259c1" fo:background-color="#ffff00" loext:char-shading-value="0" style:font-size-asian="10pt" style:font-weight-asian="normal" style:font-size-complex="10pt" style:font-weight-complex="normal"/>
    </style:style>
    <style:style style:name="T76" style:family="text">
      <style:text-properties fo:font-weight="normal" officeooo:rsid="00c38d9b" fo:background-color="#ffff00" loext:char-shading-value="0" style:font-size-asian="10pt" style:font-weight-asian="normal" style:font-size-complex="10pt" style:font-weight-complex="normal"/>
    </style:style>
    <style:style style:name="T77" style:family="text">
      <style:text-properties fo:font-weight="normal" officeooo:rsid="004bbf71" style:font-weight-asian="normal" style:font-weight-complex="normal"/>
    </style:style>
    <style:style style:name="T78" style:family="text">
      <style:text-properties fo:font-weight="normal" officeooo:rsid="006da3bb" style:font-weight-asian="normal" style:font-weight-complex="normal"/>
    </style:style>
    <style:style style:name="T79" style:family="text">
      <style:text-properties fo:font-weight="normal" officeooo:rsid="00c86dbc" style:font-weight-asian="normal" style:font-weight-complex="normal"/>
    </style:style>
    <style:style style:name="T80" style:family="text">
      <style:text-properties fo:font-weight="normal" officeooo:rsid="00c9a92c" style:font-weight-asian="normal" style:font-weight-complex="normal"/>
    </style:style>
    <style:style style:name="T81" style:family="text">
      <style:text-properties fo:color="#b3b3b3" loext:opacity="100%" style:font-name="Bitstream Vera Sans1" fo:font-size="9pt" fo:font-weight="normal" officeooo:rsid="004bbf71" style:font-size-asian="9pt" style:font-weight-asian="normal" style:font-size-complex="9pt" style:font-weight-complex="normal"/>
    </style:style>
    <style:style style:name="T82" style:family="text">
      <style:text-properties fo:color="#b3b3b3" loext:opacity="100%" style:font-name="Bitstream Vera Sans1" fo:font-size="9pt" fo:font-weight="normal" officeooo:rsid="00c86dbc" style:font-size-asian="9pt" style:font-weight-asian="normal" style:font-size-complex="9pt" style:font-weight-complex="normal"/>
    </style:style>
    <style:style style:name="T83" style:family="text">
      <style:text-properties fo:color="#b3b3b3" loext:opacity="100%" style:font-name="Bitstream Vera Sans1" fo:font-size="9pt" fo:font-weight="normal" officeooo:rsid="00c86dbc" fo:background-color="#ffff00" loext:char-shading-value="0" style:font-size-asian="9pt" style:font-weight-asian="normal" style:font-size-complex="9pt" style:font-weight-complex="normal"/>
    </style:style>
    <style:style style:name="T84" style:family="text">
      <style:text-properties fo:color="#b3b3b3" loext:opacity="100%" style:font-name="Bitstream Vera Sans1" fo:font-size="9pt" fo:font-weight="normal" officeooo:rsid="00c9a92c" fo:background-color="#ffff00" loext:char-shading-value="0" style:font-size-asian="9pt" style:font-weight-asian="normal" style:font-size-complex="9pt" style:font-weight-complex="normal"/>
    </style:style>
    <style:style style:name="T85" style:family="text">
      <style:text-properties fo:color="#b3b3b3" loext:opacity="100%" style:font-name="Bitstream Vera Sans1" fo:font-size="10pt" fo:font-weight="normal" officeooo:rsid="004bbf71" style:font-size-asian="10pt" style:font-weight-asian="normal" style:font-size-complex="10pt" style:font-weight-complex="normal"/>
    </style:style>
    <style:style style:name="T86" style:family="text">
      <style:text-properties fo:color="#b3b3b3" loext:opacity="100%" style:font-name="Bitstream Vera Sans1" fo:font-size="10pt" fo:font-weight="normal" officeooo:rsid="00c86dbc" style:font-size-asian="10pt" style:font-weight-asian="normal" style:font-size-complex="10pt" style:font-weight-complex="normal"/>
    </style:style>
    <style:style style:name="T87" style:family="text">
      <style:text-properties fo:color="#b3b3b3" loext:opacity="100%" style:font-name="Bitstream Vera Sans1" fo:font-size="10pt" fo:font-weight="normal" officeooo:rsid="00c9a92c" style:font-size-asian="10pt" style:font-weight-asian="normal" style:font-size-complex="10pt" style:font-weight-complex="normal"/>
    </style:style>
    <style:style style:name="T88" style:family="text">
      <style:text-properties fo:font-size="9pt" fo:font-weight="normal" officeooo:rsid="004bbf71" style:font-size-asian="9pt" style:font-weight-asian="normal" style:font-size-complex="9pt" style:font-weight-complex="normal"/>
    </style:style>
    <style:style style:name="T89" style:family="text">
      <style:text-properties fo:font-size="9pt" fo:font-weight="normal" officeooo:rsid="00c86dbc" style:font-size-asian="9pt" style:font-weight-asian="normal" style:font-size-complex="9pt" style:font-weight-complex="normal"/>
    </style:style>
    <style:style style:name="T90" style:family="text">
      <style:text-properties fo:font-size="9pt" fo:font-weight="normal" officeooo:rsid="00c9a92c" style:font-size-asian="9pt" style:font-weight-asian="normal" style:font-size-complex="9pt" style:font-weight-complex="normal"/>
    </style:style>
    <style:style style:name="T91" style:family="text">
      <style:text-properties officeooo:rsid="00c67d3b"/>
    </style:style>
    <style:style style:name="T92" style:family="text">
      <style:text-properties fo:font-weight="bold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fo:font-weight="bold" style:font-size-asian="10pt" style:font-weight-asian="bold" style:font-size-complex="10pt" style:font-weight-complex="bold"/>
    </style:style>
    <style:style style:name="T94" style:family="text">
      <style:text-properties style:font-size-asian="10pt" style:font-size-complex="10pt"/>
    </style:style>
    <style:style style:name="T95" style:family="text">
      <style:text-properties officeooo:rsid="00cd28df" style:font-size-asian="10pt" style:font-size-complex="10pt"/>
    </style:style>
    <style:style style:name="T96" style:family="text">
      <style:text-properties officeooo:rsid="00c2d828"/>
    </style:style>
    <style:style style:name="T97" style:family="text">
      <style:text-properties officeooo:rsid="00cd5443"/>
    </style:style>
    <style:style style:name="T9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9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0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02" style:family="text">
      <style:text-properties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03" style:family="text"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04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05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106" style:family="text">
      <style:text-properties style:use-window-font-color="true" loext:opacity="0%" style:text-outline="false" style:text-line-through-style="none" style:text-line-through-type="none" style:font-name="Bitstream Vera Sans1" fo:font-size="5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07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style:use-window-font-color="true" loext:opacity="0%" style:text-outline="false" style:text-line-through-style="none" style:text-line-through-type="none" style:font-name="Bitstream Vera Sans1" fo:font-size="6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10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11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_5f_formule_20_corrigee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4" style:family="graphic" style:parent-style-name="Formule_5f_corrigée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iting-mode="lr-tb" loext:decorative="false" fo:margin-left="1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loext:decorative="false" style:run-through="foreground"/>
    </style:style>
    <style:style style:name="gr1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.019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6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ffff00" draw:textarea-horizontal-align="justify" draw:textarea-vertical-align="middle" draw:auto-grow-height="false" fo:min-height="2.785cm" fo:min-width="3.13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fo:min-height="0.721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solid" svg:stroke-width="0.019cm" svg:stroke-color="#000000" draw:marker-start-width="0.328cm" draw:marker-start-center="false" draw:marker-end-width="0.328cm" draw:marker-end-center="false" draw:fill="solid" draw:fill-color="#00b8ff" draw:textarea-horizontal-align="justify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2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4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85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2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824cm" fo:min-width="0.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732cm" fo:min-width="0.59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8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" style:family="graphic">
      <style:graphic-properties loext:decorative="fals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4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3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89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13cm" fo:min-width="0.12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tyle:writing-mode="lr-tb" loext:decorative="false" style:run-through="foreground"/>
    </style:style>
    <style:style style:name="gr4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388cm" fo:min-width="0.80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94cm" fo:min-width="0.62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37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34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3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4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74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" style:family="graphic">
      <style:graphic-properties loext:decorative="false" style:run-through="foreground" style:wrap="dynamic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fo:min-height="0.4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1" style:family="graphic">
      <style:graphic-properties draw:stroke="none" draw:stroke-dash="Dashed_20__28_var_29__20_119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23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" style:family="graphic">
      <style:graphic-properties draw:stroke="none" draw:stroke-dash="Dashed_20__28_var_29__20_120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10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3" style:family="graphic">
      <style:graphic-properties draw:stroke="none" draw:stroke-dash="Dashed_20__28_var_29__20_121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21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4" style:family="graphic">
      <style:graphic-properties draw:stroke="solid" draw:stroke-dash="Dashed_20__28_var_29__20_122" svg:stroke-width="0.019cm" svg:stroke-color="#000000" draw:marker-start-width="0.302cm" draw:marker-start-center="false" draw:marker-end-width="0.30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5" style:family="graphic">
      <style:graphic-properties draw:stroke="none" draw:stroke-dash="Dashed_20__28_var_29__20_123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6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" style:family="graphic">
      <style:graphic-properties draw:stroke="none" draw:stroke-dash="Dashed_20__28_var_29__20_124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6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7" style:family="graphic">
      <style:graphic-properties draw:stroke="solid" draw:stroke-dash="Dashed_20__28_var_29__20_125" svg:stroke-width="0.019cm" svg:stroke-color="#000000" draw:marker-start-width="0.302cm" draw:marker-start-center="false" draw:marker-end-width="0.30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solid" svg:stroke-width="0.019cm" svg:stroke-color="#000000" draw:marker-start-width="0.302cm" draw:marker-start-center="false" draw:marker-end-width="0.30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9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none" draw:stroke-dash="Dashed_20__28_var_29__20_126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19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1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826cm" fo:min-width="0.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5" style:family="graphic">
      <style:graphic-properties draw:stroke="none" draw:stroke-dash="Dashed_20__28_var_29__20_126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19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6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0" text:outline-level="1"><text:span text:style-name="_5f_Caractères">En justifiant ta réponse, calcule la mesure de l’angle marqué par un point d'interrogation.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3" text:outline-level="2"><text:span text:style-name="_5f_Caractères"><text:span text:style-name="T23"><text:s/></text:span></text:span></text:h>
                  </text:list-item>
                </text:list>
              </text:list-item>
            </text:list>
            <text:h text:style-name="P44" text:outline-level="2"><text:span text:style-name="_5f_Caractères"/></text:h>
          </table:table-cell>
          <table:table-cell table:style-name="Tableau1.B1" office:value-type="string">
            <text:h text:style-name="_5f_Paragraphe" text:outline-level="1"><text:span text:style-name="_5f_Caractères"/></text:h>
            <text:h text:style-name="_5f_Paragraphe" text:outline-level="1"><draw:g text:anchor-type="char" draw:z-index="25" draw:name="Forme 8" draw:style-name="gr71"><draw:frame draw:style-name="gr72" draw:text-style-name="P74" svg:width="0.246cm" svg:height="0.415cm" svg:x="0cm" svg:y="2.837cm"><draw:text-box><text:p text:style-name="P62"><text:span text:style-name="T104">B</text:span></text:p></draw:text-box></draw:frame><draw:frame draw:style-name="gr72" draw:text-style-name="P74" svg:width="0.246cm" svg:height="0.415cm" svg:x="0.949cm" svg:y="0.101cm"><draw:text-box><text:p text:style-name="P62"><text:span text:style-name="T104">A</text:span></text:p></draw:text-box></draw:frame><draw:frame draw:style-name="gr73" draw:text-style-name="P74" svg:width="0.251cm" svg:height="0.415cm" svg:x="2.328cm" svg:y="1.078cm"><draw:text-box><text:p text:style-name="P62"><text:span text:style-name="T104">C</text:span></text:p></draw:text-box></draw:frame><draw:g draw:style-name="gr11"><draw:line draw:style-name="gr19" draw:text-style-name="P75" svg:x1="0.259cm" svg:y1="2.893cm" svg:x2="2.266cm" svg:y2="1.201cm"><text:p/></draw:line><draw:line draw:style-name="gr19" draw:text-style-name="P75" svg:x1="1.095cm" svg:y1="0.547cm" svg:x2="2.263cm" svg:y2="1.205cm"><text:p/></draw:line><draw:line draw:style-name="gr19" draw:text-style-name="P75" svg:x1="1.093cm" svg:y1="0.554cm" svg:x2="0.259cm" svg:y2="2.893cm"><text:p/></draw:line></draw:g><draw:circle draw:style-name="gr19" draw:text-style-name="P75" svg:width="0.629cm" svg:height="0.629cm" draw:transform="rotate (1.93260308073332) translate (0.079375cm 3.30023611111111cm)" draw:kind="arc" draw:start-angle="290.33" draw:end-angle="319.35"><text:p/></draw:circle><draw:circle draw:style-name="gr19" draw:text-style-name="P75" svg:width="0.429cm" svg:height="0.429cm" draw:transform="skewX (0.0082030474843734) rotate (1.93295214658372) translate (0.968375cm 0.820208333333333cm)" draw:kind="arc" draw:start-angle="140.29" draw:end-angle="217.85"><text:p/></draw:circle><draw:ellipse draw:style-name="gr19" draw:text-style-name="P75" svg:width="0.433cm" svg:height="0.435cm" draw:transform="skewX (0.0122173047639603) rotate (1.9376645355641) translate (2.13783333333333cm 1.49048611111111cm)" draw:kind="arc" draw:start-angle="39.38" draw:end-angle="108.68"><text:p/></draw:ellipse><draw:frame draw:style-name="gr74" draw:text-style-name="P76" svg:width="0.63cm" svg:height="0.826cm" svg:x="0.559cm" svg:y="1.967cm"><draw:text-box><text:p text:style-name="P62"><text:span text:style-name="T105">40°</text:span></text:p></draw:text-box></draw:frame><draw:frame draw:style-name="gr74" draw:text-style-name="P76" svg:width="0.63cm" svg:height="0.826cm" svg:x="0.998cm" svg:y="0.819cm"><draw:text-box><text:p text:style-name="P62"><text:span text:style-name="T105">60°</text:span></text:p></draw:text-box></draw:frame><draw:frame draw:style-name="gr75" draw:text-style-name="P88" svg:width="0.191cm" svg:height="0.414cm" svg:x="1.771cm" svg:y="1.05cm"><draw:text-box><text:p text:style-name="P62"><text:span text:style-name="T110">?</text:span></text:p></draw:text-box></draw:frame></draw:g><text:span text:style-name="_5f_Caractères"/></text:h>
          </table:table-cell>
          <table:table-cell table:style-name="Tableau1.B1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h text:style-name="P8" text:outline-level="1"><text:span text:style-name="_5f_BVS"><text:span text:style-name="T7">C</text:span></text:span><text:span text:style-name="_5f_BVS"><text:span text:style-name="T8">omme l</text:span></text:span><text:span text:style-name="_5f_BVS"><text:span text:style-name="T9">a somme des mesures des angles d’un triangle est égale à 180° :</text:span></text:span></text:h>
                  <text:h text:style-name="P8" text:outline-level="1"><text:span text:style-name="_5f_BVS"><text:span text:style-name="T24"><draw:frame draw:style-name="fr4" draw:name="Objet83" text:anchor-type="as-char" svg:y="-0.381cm" svg:width="4.872cm" svg:height="0.473cm" draw:z-index="4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h>
                  <text:h text:style-name="P8" text:outline-level="1"><text:span text:style-name="corps"><text:span text:style-name="T24">d'où</text:span></text:span><text:span text:style-name="corps"><text:span text:style-name="T25"> </text:span></text:span><text:span text:style-name="corps"><text:span text:style-name="T24">: </text:span></text:span><text:span text:style-name="corps"><text:span text:style-name="T24"><draw:frame draw:style-name="fr4" draw:name="Objet55" text:anchor-type="as-char" svg:y="-0.381cm" svg:width="4.567cm" svg:height="0.464cm" draw:z-index="4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h>
                  <text:h text:style-name="P8" text:outline-level="1"><text:span text:style-name="corps"><text:span text:style-name="T24"><draw:frame draw:style-name="fr4" draw:name="Objet68" text:anchor-type="as-char" svg:y="-0.381cm" svg:width="5.517cm" svg:height="0.464cm" draw:z-index="4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h>
                  <text:h text:style-name="P8" text:outline-level="1"><text:span text:style-name="corps"><text:span text:style-name="T10">donc l'angle </text:span></text:span><text:span text:style-name="corps"><text:span text:style-name="T10"><draw:frame draw:style-name="fr4" draw:name="Objet69" text:anchor-type="as-char" svg:y="-0.381cm" svg:width="0.935cm" svg:height="0.464cm" draw:z-index="4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corps"><text:span text:style-name="T10"><text:s/>mesure </text:span></text:span><text:span text:style-name="corps"><text:span text:style-name="T11">8</text:span></text:span><text:span text:style-name="_5f_BVS"><text:span text:style-name="T13">0°.</text:span></text:span></text:h>
                </table:table-cell>
              </table:table-row>
            </table:table>
            <text:p text:style-name="P10"><text:span text:style-name="_5f_Caractères"/></text:p>
          </table:table-cell>
        </table:table-row>
        <table:table-row>
          <table:table-cell table:style-name="Tableau1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1.B2" office:value-type="string">
            <text:h text:style-name="_5f_Tableau_5f_Centré" text:outline-level="1"><text:span text:style-name="_5f_Caractères"><draw:g text:anchor-type="as-char" draw:z-index="26" draw:name="Forme 9" draw:style-name="gr42"><draw:frame draw:style-name="gr61" draw:text-style-name="P66" svg:width="0.235cm" svg:height="0.414cm" svg:x="1.499cm" svg:y="0cm"><draw:text-box><text:p text:style-name="P62"><text:span text:style-name="T100">K</text:span></text:p></draw:text-box></draw:frame><draw:frame draw:style-name="gr62" draw:text-style-name="P66" svg:width="0.108cm" svg:height="0.414cm" svg:x="0cm" svg:y="0.764cm"><draw:text-box><text:p text:style-name="P62"><text:span text:style-name="T100">J</text:span></text:p></draw:text-box></draw:frame><draw:frame draw:style-name="gr63" draw:text-style-name="P85" svg:width="0.218cm" svg:height="0.414cm" svg:x="1.842cm" svg:y="2.665cm"><draw:text-box><text:p text:style-name="P62"><text:span text:style-name="T111">P</text:span></text:p></draw:text-box></draw:frame><draw:ellipse draw:style-name="gr64" draw:text-style-name="P86" svg:width="0.444cm" svg:height="0.412cm" draw:transform="skewX (0.00436332312998578) rotate (-0.782605636594258) translate (0.178152777777778cm 0.679986111111111cm)" draw:kind="arc" draw:start-angle="1.36" draw:end-angle="83.33"><text:p/></draw:ellipse><draw:frame draw:style-name="gr65" draw:text-style-name="P87" svg:width="0.63cm" svg:height="0.414cm" svg:x="0.462cm" svg:y="0.81cm"><draw:text-box><text:p text:style-name="P62"><text:span text:style-name="T112">71°</text:span></text:p></draw:text-box></draw:frame><draw:frame draw:style-name="gr66" draw:text-style-name="P87" svg:width="0.63cm" svg:height="0.414cm" svg:x="1.069cm" svg:y="1.508cm"><draw:text-box><text:p text:style-name="P62"><text:span text:style-name="T112">28°</text:span></text:p></draw:text-box></draw:frame><draw:ellipse draw:style-name="gr67" draw:text-style-name="P86" svg:width="0.325cm" svg:height="0.246cm" draw:transform="skewX (0.0143116998663535) rotate (-0.777718714688673) translate (1.37406944444444cm 0.271763888888889cm)" draw:kind="arc" draw:start-angle="222.58" draw:end-angle="349.09"><text:p/></draw:ellipse><draw:ellipse draw:style-name="gr68" draw:text-style-name="P67" svg:width="1.271cm" svg:height="1.28cm" draw:transform="skewX (0.028972465583106) rotate (-0.771610062306693) translate (1.95438888888889cm 1.73579166666667cm)" draw:kind="arc" draw:start-angle="152.31" draw:end-angle="185.85"><text:p/></draw:ellipse><draw:polygon draw:style-name="gr69" draw:text-style-name="P79" svg:width="1.728cm" svg:height="2.276cm" svg:x="0.137cm" svg:y="0.364cm" svg:viewBox="0 0 1729 2277" draw:points="0,575 1328,0 1729,2277"><text:p/></draw:polygon><draw:frame draw:style-name="gr70" draw:text-style-name="P85" svg:width="0.191cm" svg:height="0.414cm" svg:x="1.233cm" svg:y="0.6cm"><draw:text-box><text:p text:style-name="P62"><text:span text:style-name="T111">?</text:span></text:p></draw:text-box></draw:frame></draw:g></text:span></text:h>
          </table:table-cell>
          <table:table-cell table:style-name="Tableau1.C2" office:value-type="string">
            <text:h text:style-name="_5f_Paragraphe" text:outline-level="1"><text:span text:style-name="_5f_BVS"><text:span text:style-name="T7">C</text:span></text:span><text:span text:style-name="_5f_BVS"><text:span text:style-name="T8">omme l</text:span></text:span><text:span text:style-name="_5f_BVS"><text:span text:style-name="T9">a somme des mesures des angles d’un triangle est égale à 180° :</text:span></text:span></text:h>
            <text:h text:style-name="_5f_Paragraphe" text:outline-level="1"><text:span text:style-name="_5f_BVS"><text:span text:style-name="T24"><draw:frame draw:style-name="fr4" draw:name="Objet70" text:anchor-type="as-char" svg:y="-0.376cm" svg:width="4.385cm" svg:height="0.467cm" draw:z-index="5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h>
            <text:h text:style-name="_5f_Paragraphe" text:outline-level="1"><text:span text:style-name="corps"><text:span text:style-name="T24">d'où</text:span></text:span><text:span text:style-name="corps"><text:span text:style-name="T25"> </text:span></text:span><text:span text:style-name="corps"><text:span text:style-name="T24">: </text:span></text:span><text:span text:style-name="corps"><text:span text:style-name="T24"><draw:frame draw:style-name="fr4" draw:name="Objet71" text:anchor-type="as-char" svg:y="-0.376cm" svg:width="4.08cm" svg:height="0.459cm" draw:z-index="5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h>
            <text:h text:style-name="_5f_Paragraphe" text:outline-level="1"><text:span text:style-name="corps"><text:span text:style-name="T24"><draw:frame draw:style-name="fr4" draw:name="Objet72" text:anchor-type="as-char" svg:y="-0.376cm" svg:width="5.369cm" svg:height="0.459cm" draw:z-index="7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h>
            <text:h text:style-name="_5f_Paragraphe" text:outline-level="1"><text:span text:style-name="corps"><text:span text:style-name="T10">donc l'angle </text:span></text:span><text:span text:style-name="corps"><text:span text:style-name="T10"><draw:frame draw:style-name="fr4" draw:name="Objet54" text:anchor-type="as-char" svg:y="-0.376cm" svg:width="0.787cm" svg:height="0.459cm" draw:z-index="8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corps"><text:span text:style-name="T10"><text:s/>mesure </text:span></text:span><text:span text:style-name="corps"><text:span text:style-name="T11">8</text:span></text:span><text:span text:style-name="corps"><text:span text:style-name="T12">1</text:span></text:span><text:span text:style-name="_5f_BVS"><text:span text:style-name="T13">°.</text:span>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On considère le triangle ENS tel que :</text:span></text:h>
            </text:list-item>
          </text:list>
        </text:list-item>
      </text:list>
      <text:h text:style-name="P11" text:outline-level="1"><text:span text:style-name="_5f_Caractères"><draw:frame draw:style-name="fr5" draw:name="Objet23" text:anchor-type="as-char" svg:y="-0.39cm" svg:width="0.707cm" svg:height="0.462cm" draw:z-index="45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"> = 44,2° et </text:span><text:span text:style-name="_5f_Caractères"><draw:frame draw:style-name="fr5" draw:name="Objet26" text:anchor-type="as-char" svg:y="-0.39cm" svg:width="0.707cm" svg:height="0.462cm" draw:z-index="46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 = 79,8°. En justifiant ta réponse, calcule la mesure de l’angle manquant.</text:span></text:h>
      <text:h text:style-name="P8" text:outline-level="1"><draw:g text:anchor-type="paragraph" draw:z-index="37" draw:name="Forme8_0" draw:style-name="gr21"><draw:rect draw:style-name="gr22" draw:text-style-name="P68" svg:width="2.864cm" svg:height="2.694cm" svg:x="6.345cm" svg:y="0.801cm"><text:p/></draw:rect><draw:frame draw:style-name="gr23" draw:text-style-name="P69" svg:width="0.346cm" svg:height="0.727cm" svg:x="8.157cm" svg:y="0.656cm"><draw:text-box><text:p text:style-name="P62"><text:span text:style-name="T101">E</text:span></text:p></draw:text-box></draw:frame><draw:path draw:style-name="gr24" draw:text-style-name="P70" svg:width="2.08cm" svg:height="0.032cm" svg:x="6.642cm" svg:y="3.261cm" svg:viewBox="0 0 2081 33" svg:d="M0 28c79 0 159 0 235 0s164 11 239 0c89-21 172-28 258-28 81 7 157 2 243 7 83 12 173 12 261 0 83-5 149 34 232 25s158-4 236-4c86-9 176 0 261 0h86l30 4"><text:p/></draw:path><draw:path draw:style-name="gr24" draw:text-style-name="P70" svg:width="0.726cm" svg:height="2.437cm" svg:x="7.994cm" svg:y="0.861cm" svg:viewBox="0 0 727 2438" svg:d="M0 0c30 98 56 176 76 261 33 125 40 218 80 310 69 83 111 197 147 287 14 82 47 189 51 281 4 91 50 210 114 317 64 106-11 178 36 248 48 70 49 185 99 294s72 201 89 311l24 95 11 34"><text:p/></draw:path><draw:path draw:style-name="gr24" draw:text-style-name="P70" svg:width="1.364cm" svg:height="2.42cm" svg:x="6.634cm" svg:y="0.861cm" svg:viewBox="0 0 1365 2421" svg:d="M0 2421c51-94 103-176 157-277 53-101 141-185 144-270 31-112 70-216 122-313 52-98 112-186 188-284 60-88 138-200 169-307 31-108 167-158 186-256 34-100 95-182 139-275 46-111 108-205 171-316l50-92 39-31"><text:p/></draw:path><draw:frame draw:style-name="gr25" draw:text-style-name="P71" svg:width="1.013cm" svg:height="0.447cm" svg:x="6.938cm" svg:y="2.84cm"><draw:text-box><text:p text:style-name="P62"><text:span text:style-name="T102">79,8°</text:span></text:p></draw:text-box></draw:frame><draw:frame draw:style-name="gr26" draw:text-style-name="P71" svg:width="1.01cm" svg:height="0.477cm" svg:x="7.516cm" svg:y="1.571cm"><draw:text-box><text:p text:style-name="P62"><text:span text:style-name="T102">44,2°</text:span></text:p></draw:text-box></draw:frame><draw:ellipse draw:style-name="gr19" draw:text-style-name="P72" svg:width="0.844cm" svg:height="0.981cm" svg:x="7.56cm" svg:y="0.375cm" draw:kind="arc" draw:start-angle="237.78" draw:end-angle="286.82"><text:p/></draw:ellipse><draw:ellipse draw:style-name="gr19" draw:text-style-name="P72" svg:width="0.685cm" svg:height="0.646cm" svg:x="6.239cm" svg:y="2.972cm" draw:kind="arc" draw:start-angle="0" draw:end-angle="54.14"><text:p/></draw:ellipse><draw:frame draw:style-name="gr23" draw:text-style-name="P73" svg:width="0.346cm" svg:height="0.727cm" svg:x="6.278cm" svg:y="2.926cm"><draw:text-box><text:p text:style-name="P62"><text:span text:style-name="T103">N</text:span></text:p></draw:text-box></draw:frame><draw:frame draw:style-name="gr23" draw:text-style-name="P73" svg:width="0.346cm" svg:height="0.727cm" svg:x="8.827cm" svg:y="2.94cm"><draw:text-box><text:p text:style-name="P62"><text:span text:style-name="T103">S</text:span></text:p></draw:text-box></draw:frame></draw:g><text:span text:style-name="_5f_Correction_5f_surligné"><text:span text:style-name="T14">Comme la </text:span></text:span><text:span text:style-name="_5f_Correction_5f_surligné"><text:span text:style-name="T15">somme des mesures des angles d'un triangle vaut 180° :</text:span></text:span></text:h>
      <text:h text:style-name="P8" text:outline-level="1"><text:span text:style-name="_5f_BVS"><text:span text:style-name="T24"><draw:frame draw:style-name="fr4" draw:name="Objet74" text:anchor-type="as-char" svg:y="-0.381cm" svg:width="4.805cm" svg:height="0.473cm" draw:z-index="5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h>
      <text:h text:style-name="P8" text:outline-level="1"><text:span text:style-name="corps"><text:span text:style-name="T24">d'où : </text:span></text:span><text:span text:style-name="corps"><text:span text:style-name="T24"><draw:frame draw:style-name="fr4" draw:name="Objet75" text:anchor-type="as-char" svg:y="-0.381cm" svg:width="4.498cm" svg:height="0.464cm" draw:z-index="5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h>
      <text:h text:style-name="P8" text:outline-level="1"><text:span text:style-name="corps"><text:span text:style-name="T24"><draw:frame draw:style-name="fr4" draw:name="Objet76" text:anchor-type="as-char" svg:y="-0.381cm" svg:width="6.16cm" svg:height="0.464cm" draw:z-index="5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h>
      <text:h text:style-name="P8" text:outline-level="1"><text:span text:style-name="corps"><text:span text:style-name="T17">donc l'angle </text:span></text:span><text:span text:style-name="corps"><text:span text:style-name="T17"><draw:frame draw:style-name="fr4" draw:name="Objet73" text:anchor-type="as-char" svg:y="-0.381cm" svg:width="0.907cm" svg:height="0.464cm" draw:z-index="5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corps"><text:span text:style-name="T17"><text:s/>mesure </text:span></text:span><text:span text:style-name="corps"><text:span text:style-name="T18">56</text:span></text:span><text:span text:style-name="_5f_BVS"><text:span text:style-name="T13">°.</text:span></text:span></text:h>
      <text:list text:continue-numbering="true" text:style-name="_5f_Numérotation_20_des_20_exercices">
        <text:list-item>
          <text:h text:style-name="P54" text:outline-level="1"><text:span text:style-name="_5f_Caractères_5f_gras"><text:s/></text:span><text:span text:style-name="_5f_Caractères">En justifiant ta réponse, calcule pour chaque triangle la mesure de l’angle marquée d’un point d’interrogation. 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7" text:outline-level="2"/>
                  </text:list-item>
                </text:list>
              </text:list-item>
            </text:list>
          </table:table-cell>
          <table:table-cell table:style-name="Tableau3.B1" office:value-type="string">
            <text:h text:style-name="_5f_Paragraphe" text:outline-level="1"><text:span text:style-name="_5f_Caractères"><text:s/></text:span><draw:g text:anchor-type="as-char" draw:z-index="27" draw:name="Forme 13" draw:style-name="gr57"><draw:line draw:style-name="gr19" draw:text-style-name="P81" svg:x1="0.292cm" svg:y1="2.452cm" svg:x2="2.663cm" svg:y2="2.452cm"><text:p/></draw:line><draw:line draw:style-name="gr19" draw:text-style-name="P81" svg:x1="0.288cm" svg:y1="2.445cm" svg:x2="1.471cm" svg:y2="0.392cm"><text:p/></draw:line><draw:line draw:style-name="gr19" draw:text-style-name="P81" svg:x1="1.472cm" svg:y1="0.392cm" svg:x2="2.673cm" svg:y2="2.455cm"><text:p/></draw:line><draw:ellipse draw:style-name="gr19" draw:text-style-name="P81" svg:width="0.47cm" svg:height="0.473cm" svg:x="2.436cm" svg:y="2.216cm" draw:kind="arc" draw:start-angle="120.32" draw:end-angle="180"><text:p/></draw:ellipse><draw:frame draw:style-name="gr58" draw:text-style-name="P83" svg:width="0.142cm" svg:height="0.496cm" draw:transform="rotate (1.11840698467797) translate (0.809625cm 1.33726388888889cm)"><draw:text-box><text:p text:style-name="P62"><text:span text:style-name="T109">//</text:span></text:p></draw:text-box></draw:frame><draw:frame draw:style-name="gr59" draw:text-style-name="P83" svg:width="0.152cm" svg:height="0.249cm" draw:transform="rotate (-0.662003385281449) translate (2.03729166666667cm 1.24906944444444cm)"><draw:text-box><text:p text:style-name="P62"><text:span text:style-name="T109">//</text:span></text:p></draw:text-box></draw:frame><draw:frame draw:style-name="gr59" draw:text-style-name="P83" svg:width="0.179cm" svg:height="0.249cm" svg:x="1.406cm" svg:y="2.355cm"><draw:text-box><text:p text:style-name="P62"><text:span text:style-name="T109">//</text:span></text:p></draw:text-box></draw:frame><draw:frame draw:style-name="gr60" draw:text-style-name="P84" svg:width="0.225cm" svg:height="0.414cm" svg:x="1.358cm" svg:y="0cm"><draw:text-box><text:p text:style-name="P62"><text:span text:style-name="T110">E</text:span></text:p></draw:text-box></draw:frame><draw:frame draw:style-name="gr60" draw:text-style-name="P84" svg:width="0.221cm" svg:height="0.414cm" svg:x="2.75cm" svg:y="2.372cm"><draw:text-box><text:p text:style-name="P62"><text:span text:style-name="T110">U</text:span></text:p></draw:text-box></draw:frame><draw:frame draw:style-name="gr60" draw:text-style-name="P84" svg:width="0.223cm" svg:height="0.414cm" svg:x="0cm" svg:y="2.385cm"><draw:text-box><text:p text:style-name="P62"><text:span text:style-name="T110">Q</text:span></text:p></draw:text-box></draw:frame><draw:frame draw:style-name="gr28" draw:text-style-name="P74" svg:width="0.249cm" svg:height="0.414cm" svg:x="2.27cm" svg:y="2.104cm"><draw:text-box><text:p text:style-name="P62"><text:span text:style-name="T104">?</text:span></text:p></draw:text-box></draw:frame></draw:g></text:h>
          </table:table-cell>
          <table:table-cell table:style-name="Tableau3.C1" office:value-type="string">
            <text:h text:style-name="_5f_Paragraphe" text:outline-level="1"><text:span text:style-name="_5f_Correction_20_surligné">Le triangle EQU est équilatéral, </text:span></text:h>
            <text:h text:style-name="_5f_Paragraphe" text:outline-level="1"><text:span text:style-name="_5f_Correction_20_surligné">donc ses trois angles mesurent chacun 60°</text:span><text:span text:style-name="_5f_Correction_20_surligné"><text:span text:style-name="T30"> </text:span></text:span><text:span text:style-name="_5f_Correction_20_surligné">:</text:span></text:h>
            <text:h text:style-name="_5f_Paragraphe" text:outline-level="1"><text:span text:style-name="_5f_Correction_20_surligné"><draw:frame draw:style-name="fr4" draw:name="Objet1" text:anchor-type="as-char" svg:y="-0.381cm" svg:width="2.147cm" svg:height="0.473cm" draw:z-index="5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h>
          </table:table-cell>
        </table:table-row>
        <table:table-row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</table:table-cell>
          <table:table-cell table:style-name="Tableau3.B2" office:value-type="string">
            <text:h text:style-name="_5f_Paragraphe" text:outline-level="1"><text:span text:style-name="_5f_Caractères"><text:s/></text:span><draw:g text:anchor-type="as-char" svg:y="-1.757cm" draw:z-index="31" draw:name="Forme 14" draw:style-name="gr36"><draw:line draw:style-name="gr19" draw:text-style-name="P75" svg:x1="0.32cm" svg:y1="2.005cm" svg:x2="3.172cm" svg:y2="2.005cm"><text:p/></draw:line><draw:line draw:style-name="gr19" draw:text-style-name="P75" svg:x1="0.32cm" svg:y1="2.001cm" svg:x2="1.745cm" svg:y2="0.427cm"><text:p/></draw:line><draw:line draw:style-name="gr19" draw:text-style-name="P75" svg:x1="3.163cm" svg:y1="1.996cm" svg:x2="1.743cm" svg:y2="0.429cm"><text:p/></draw:line><draw:circle draw:style-name="gr19" draw:text-style-name="P75" svg:width="0.525cm" svg:height="0.525cm" svg:x="0.051cm" svg:y="1.745cm" draw:kind="arc" draw:start-angle="0" draw:end-angle="46.53"><text:p/></draw:circle><draw:circle draw:style-name="gr19" draw:text-style-name="P75" svg:width="0.489cm" svg:height="0.489cm" svg:x="2.926cm" svg:y="1.762cm" draw:kind="arc" draw:start-angle="131.79" draw:end-angle="180.65"><text:p/></draw:circle><draw:frame draw:style-name="gr37" draw:text-style-name="P74" svg:width="0.336cm" svg:height="0.449cm" svg:x="0cm" svg:y="1.903cm"><draw:text-box><text:p text:style-name="P62"><text:span text:style-name="T104">M</text:span></text:p></draw:text-box></draw:frame><draw:frame draw:style-name="gr38" draw:text-style-name="P74" svg:width="0.336cm" svg:height="0.451cm" svg:x="3.24cm" svg:y="1.891cm"><draw:text-box><text:p text:style-name="P62"><text:span text:style-name="T104">P</text:span></text:p></draw:text-box></draw:frame><draw:frame draw:style-name="gr38" draw:text-style-name="P74" svg:width="0.334cm" svg:height="0.451cm" svg:x="1.6cm" svg:y="0cm"><draw:text-box><text:p text:style-name="P62"><text:span text:style-name="T104">N</text:span></text:p></draw:text-box></draw:frame><draw:frame draw:style-name="gr39" draw:text-style-name="P77" svg:width="0.126cm" svg:height="0.264cm" svg:x="2.379cm" svg:y="1.062cm"><draw:text-box><text:p text:style-name="P62"><text:span text:style-name="T106">/</text:span></text:p></draw:text-box></draw:frame><draw:frame draw:style-name="gr40" draw:text-style-name="P77" svg:width="0.117cm" svg:height="0.232cm" draw:transform="rotate (0.436681378848981) translate (1.01776388888889cm 1.07084722222222cm)"><draw:text-box><text:p text:style-name="P62"><text:span text:style-name="T106">/</text:span></text:p></draw:text-box></draw:frame><draw:frame draw:style-name="gr41" draw:text-style-name="P76" svg:width="0.682cm" svg:height="0.899cm" svg:x="2.215cm" svg:y="1.598cm"><draw:text-box><text:p text:style-name="P62"><text:span text:style-name="T105">48°</text:span></text:p></draw:text-box></draw:frame><draw:frame draw:style-name="gr37" draw:text-style-name="P74" svg:width="0.244cm" svg:height="0.449cm" svg:x="0.676cm" svg:y="1.612cm"><draw:text-box><text:p text:style-name="P62"><text:span text:style-name="T104">?</text:span></text:p></draw:text-box></draw:frame></draw:g></text:h>
          </table:table-cell>
          <table:table-cell table:style-name="Tableau3.C2" office:value-type="string">
            <text:h text:style-name="_5f_Paragraphe" text:outline-level="1"><text:span text:style-name="_5f_Correction_20_surligné"><text:span text:style-name="T31"/></text:span></text:h>
            <text:h text:style-name="_5f_Paragraphe" text:outline-level="1"><text:span text:style-name="_5f_Correction_20_surligné"><text:span text:style-name="T31">Le triangle </text:span></text:span><text:span text:style-name="_5f_Correction_20_surligné"><text:span text:style-name="T45">MNP</text:span></text:span><text:span text:style-name="_5f_Correction_20_surligné"><text:span text:style-name="T31"> est </text:span></text:span><text:span text:style-name="_5f_Correction_20_surligné"><text:span text:style-name="T45">isocèle en N,</text:span></text:span><text:span text:style-name="_5f_Correction_20_surligné"><text:span text:style-name="T31"> </text:span></text:span></text:h>
            <text:h text:style-name="_5f_Paragraphe" text:outline-level="1"><text:span text:style-name="_5f_Correction_20_surligné"><text:span text:style-name="T31">donc ses angles </text:span></text:span><text:span text:style-name="_5f_Correction_20_surligné"><text:span text:style-name="T32">à la base sont égaux</text:span></text:span><text:span text:style-name="_5f_Correction_20_surligné"><text:span text:style-name="T33"> </text:span></text:span><text:span text:style-name="_5f_Correction_20_surligné"><text:span text:style-name="T32">:</text:span></text:span></text:h>
            <text:h text:style-name="_5f_Paragraphe" text:outline-level="1"><text:span text:style-name="_5f_Correction_20_surligné"><text:span text:style-name="T32"><draw:frame draw:style-name="fr4" draw:name="Objet2" text:anchor-type="as-char" svg:y="-0.376cm" svg:width="3.953cm" svg:height="0.467cm" draw:z-index="5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h>
            <text:h text:style-name="_5f_Paragraphe" text:outline-level="1"><text:span text:style-name="_5f_Correction_20_surligné"><text:span text:style-name="T32"/></text:span></text:h>
          </table:table-cell>
        </table:table-row>
        <table:table-row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/>
                  </text:list-item>
                </text:list>
              </text:list-item>
            </text:list>
          </table:table-cell>
          <table:table-cell table:style-name="Tableau3.B2" office:value-type="string">
            <text:h text:style-name="_5f_Paragraphe" text:outline-level="1"><text:span text:style-name="_5f_Caractères"><text:s/></text:span><draw:g text:anchor-type="as-char" draw:z-index="28" draw:name="Forme 15" draw:style-name="gr55"><draw:line draw:style-name="gr19" draw:text-style-name="P81" svg:x1="0.24cm" svg:y1="2.845cm" svg:x2="2.541cm" svg:y2="1.833cm"><text:p/></draw:line><draw:line draw:style-name="gr19" draw:text-style-name="P81" svg:x1="2.542cm" svg:y1="1.831cm" svg:x2="1.798cm" svg:y2="0.333cm"><text:p/></draw:line><draw:line draw:style-name="gr19" draw:text-style-name="P81" svg:x1="0.24cm" svg:y1="2.848cm" svg:x2="1.804cm" svg:y2="0.346cm"><text:p/></draw:line><draw:frame draw:style-name="gr28" draw:text-style-name="P74" svg:width="0.249cm" svg:height="0.414cm" svg:x="0cm" svg:y="2.79cm"><draw:text-box><text:p text:style-name="P62"><text:span text:style-name="T104">R</text:span></text:p></draw:text-box></draw:frame><draw:frame draw:style-name="gr28" draw:text-style-name="P74" svg:width="0.251cm" svg:height="0.414cm" svg:x="2.598cm" svg:y="1.681cm"><draw:text-box><text:p text:style-name="P62"><text:span text:style-name="T104">C</text:span></text:p></draw:text-box></draw:frame><draw:frame draw:style-name="gr28" draw:text-style-name="P74" svg:width="0.249cm" svg:height="0.414cm" svg:x="1.727cm" svg:y="0cm"><draw:text-box><text:p text:style-name="P62"><text:span text:style-name="T104">E</text:span></text:p></draw:text-box></draw:frame><draw:rect draw:style-name="gr24" draw:text-style-name="P82" svg:width="0.117cm" svg:height="0.108cm" draw:transform="skewX (-0.081855941918534) rotate (0.369311669722) translate (2.39006944444444cm 1.78368055555556cm)"><text:p/></draw:rect><draw:ellipse draw:style-name="gr19" draw:text-style-name="P81" svg:width="0.71cm" svg:height="0.671cm" svg:x="1.448cm" svg:y="0.02cm" draw:kind="arc" draw:start-angle="239.53" draw:end-angle="294.92"><text:p/></draw:ellipse><draw:ellipse draw:style-name="gr19" draw:text-style-name="P81" svg:width="0.962cm" svg:height="0.994cm" svg:x="-0.242cm" svg:y="2.383cm" draw:kind="arc" draw:start-angle="25.03" draw:end-angle="57.69"><text:p/></draw:ellipse><draw:frame draw:style-name="gr56" draw:text-style-name="P76" svg:width="0.551cm" svg:height="0.743cm" svg:x="1.558cm" svg:y="0.799cm"><draw:text-box><text:p text:style-name="P62"><text:span text:style-name="T105">55°</text:span></text:p></draw:text-box></draw:frame><draw:frame draw:style-name="gr28" draw:text-style-name="P74" svg:width="0.251cm" svg:height="0.414cm" svg:x="0.649cm" svg:y="2.265cm"><draw:text-box><text:p text:style-name="P62"><text:span text:style-name="T104">?</text:span></text:p></draw:text-box></draw:frame></draw:g></text:h>
          </table:table-cell>
          <table:table-cell table:style-name="Tableau3.C3" office:value-type="string">
            <text:h text:style-name="P8" text:outline-level="1"><text:span text:style-name="_5f_Correction_20_surligné"><text:span text:style-name="T31">Le triangle </text:span></text:span><text:span text:style-name="_5f_Correction_20_surligné"><text:span text:style-name="T45">ERC</text:span></text:span><text:span text:style-name="_5f_Correction_20_surligné"><text:span text:style-name="T31"> est </text:span></text:span><text:span text:style-name="_5f_Correction_20_surligné"><text:span text:style-name="T45">rectangle en C,</text:span></text:span></text:h>
            <text:h text:style-name="P8" text:outline-level="1"><text:span text:style-name="_5f_Correction_20_surligné"><text:span text:style-name="T31">donc ses angles </text:span></text:span><text:span text:style-name="_5f_Correction_20_surligné"><text:span text:style-name="T32">a</text:span></text:span><text:span text:style-name="_5f_Correction_20_surligné"><text:span text:style-name="T45">igus</text:span></text:span><text:span text:style-name="_5f_Correction_20_surligné"><text:span text:style-name="T32"> sont </text:span></text:span><text:span text:style-name="_5f_Correction_20_surligné"><text:span text:style-name="T45">complémentaires </text:span></text:span><text:span text:style-name="_5f_Correction_20_surligné"><text:span text:style-name="T46">(leur somme vaut 90°)</text:span></text:span><text:span text:style-name="_5f_Correction_20_surligné"><text:span text:style-name="T47"> </text:span></text:span><text:span text:style-name="_5f_Correction_20_surligné"><text:span text:style-name="T45">:</text:span></text:span></text:h>
            <text:h text:style-name="P8" text:outline-level="1"><text:span text:style-name="_5f_Correction_20_surligné"><text:span text:style-name="T45"><draw:frame draw:style-name="fr4" draw:name="Objet14" text:anchor-type="as-char" svg:y="-0.381cm" svg:width="3.143cm" svg:height="0.464cm" draw:z-index="58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h>
            <text:h text:style-name="P8" text:outline-level="1"><text:span text:style-name="_5f_Correction_20_surligné"><draw:frame draw:style-name="fr4" draw:name="Objet20" text:anchor-type="as-char" svg:y="-0.381cm" svg:width="4.18cm" svg:height="0.464cm" draw:z-index="5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h>
          </table:table-cell>
        </table:table-row>
        <table:table-row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/>
                  </text:list-item>
                </text:list>
              </text:list-item>
            </text:list>
          </table:table-cell>
          <table:table-cell table:style-name="Tableau3.B4" office:value-type="string">
            <text:h text:style-name="_5f_Paragraphe" text:outline-level="1"><text:span text:style-name="_5f_Caractères"><text:s/></text:span><draw:g text:anchor-type="as-char" draw:z-index="30" draw:name="Forme 16" draw:style-name="gr42"><draw:frame draw:style-name="gr31" draw:text-style-name="P76" svg:width="0.636cm" svg:height="0.429cm" svg:x="0.845cm" svg:y="2.207cm"><draw:text-box><text:p text:style-name="P62"><text:span text:style-name="T105">52°</text:span></text:p></draw:text-box></draw:frame><draw:frame draw:style-name="gr34" draw:text-style-name="P74" svg:width="0.355cm" svg:height="0.477cm" svg:x="0cm" svg:y="2.514cm"><draw:text-box><text:p text:style-name="P62"><text:span text:style-name="T104">R</text:span></text:p></draw:text-box></draw:frame><draw:frame draw:style-name="gr34" draw:text-style-name="P74" svg:width="0.355cm" svg:height="0.477cm" svg:x="2.822cm" svg:y="2.494cm"><draw:text-box><text:p text:style-name="P62"><text:span text:style-name="T104">U</text:span></text:p></draw:text-box></draw:frame><draw:frame draw:style-name="gr34" draw:text-style-name="P74" svg:width="0.354cm" svg:height="0.477cm" svg:x="2.147cm" svg:y="0cm"><draw:text-box><text:p text:style-name="P62"><text:span text:style-name="T104">E</text:span></text:p></draw:text-box></draw:frame><draw:line draw:style-name="gr19" draw:text-style-name="P75" svg:x1="0.392cm" svg:y1="2.662cm" svg:x2="2.175cm" svg:y2="0.385cm"><text:p/></draw:line><draw:line draw:style-name="gr19" draw:text-style-name="P75" svg:x1="2.747cm" svg:y1="2.665cm" svg:x2="2.177cm" svg:y2="0.383cm"><text:p/></draw:line><draw:ellipse draw:style-name="gr19" draw:text-style-name="P75" svg:width="0.89cm" svg:height="0.83cm" svg:x="-0.074cm" svg:y="2.254cm" draw:kind="arc" draw:start-angle="0" draw:end-angle="51.71"><text:p/></draw:ellipse><draw:ellipse draw:style-name="gr19" draw:text-style-name="P75" svg:width="0.597cm" svg:height="0.671cm" svg:x="2.395cm" svg:y="2.332cm" draw:kind="arc" draw:start-angle="94.4" draw:end-angle="180"><text:p/></draw:ellipse><draw:frame draw:style-name="gr43" draw:text-style-name="P77" svg:width="0.122cm" svg:height="0.214cm" svg:x="1.55cm" svg:y="2.574cm"><draw:text-box><text:p text:style-name="P62"><text:span text:style-name="T106">//</text:span></text:p></draw:text-box></draw:frame><draw:frame draw:style-name="gr34" draw:text-style-name="P74" svg:width="0.287cm" svg:height="0.477cm" svg:x="2.187cm" svg:y="2.101cm"><draw:text-box><text:p text:style-name="P62"><text:span text:style-name="T104">?</text:span></text:p></draw:text-box></draw:frame><draw:frame draw:style-name="gr43" draw:text-style-name="P77" svg:width="0.122cm" svg:height="0.214cm" draw:transform="rotate (-1.02293747459388) translate (2.50648611111111cm 1.29138888888889cm)"><draw:text-box><text:p text:style-name="P62"><text:span text:style-name="T106">//</text:span></text:p></draw:text-box></draw:frame><draw:line draw:style-name="gr19" draw:text-style-name="P75" svg:x1="2.736cm" svg:y1="2.665cm" svg:x2="0.385cm" svg:y2="2.669cm"><text:p/></draw:line></draw:g></text:h>
          </table:table-cell>
          <table:table-cell table:style-name="Tableau3.C4" office:value-type="string">
            <text:h text:style-name="P8" text:outline-level="1"><text:span text:style-name="Bold_5f_niv1"><text:span text:style-name="T58">L</text:span></text:span><text:span text:style-name="_5f_Correction_20_surligné"><text:span text:style-name="T74">e triangle RUE est isocèle en U,</text:span></text:span></text:h>
            <text:h text:style-name="P8" text:outline-level="1"><text:span text:style-name="_5f_Correction_20_surligné"><text:span text:style-name="T75">donc </text:span></text:span><text:span text:style-name="_5f_Correction_20_surligné"><text:span text:style-name="T74">ses angles à la base sont égaux</text:span></text:span><text:span text:style-name="_5f_Correction_20_surligné"><text:span text:style-name="T76"> </text:span></text:span><text:span text:style-name="_5f_Correction_20_surligné"><text:span text:style-name="T74">:</text:span></text:span></text:h>
            <text:h text:style-name="P8" text:outline-level="1"><text:span text:style-name="_5f_Correction_20_surligné"><text:span text:style-name="T74"><draw:frame draw:style-name="fr4" draw:name="Objet103" text:anchor-type="as-char" svg:y="-0.376cm" svg:width="2.02cm" svg:height="0.459cm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_5f_Correction_20_surligné"><text:span text:style-name="T76"> ;</text:span></text:span></text:h>
            <text:h text:style-name="P8" text:outline-level="1"><text:span text:style-name="_5f_Correction_20_surligné"><text:span text:style-name="T65"><draw:frame draw:style-name="fr4" draw:name="Objet21" text:anchor-type="as-char" svg:y="-0.376cm" svg:width="5.071cm" svg:height="0.459cm" draw:z-index="6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h>
          </table:table-cell>
        </table:table-row>
      </table:table>
      <text:list text:continue-numbering="true" text:style-name="_5f_Numérotation_20_des_20_exercices">
        <text:list-item>
          <text:h text:style-name="P54" text:outline-level="1"><text:span text:style-name="_5f_Caractères">Pour chaque figure, justifie si le triangle est équilatéral, isocèle, rectangle ou quelconque.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draw:g text:anchor-type="paragraph" draw:z-index="32" draw:name="Forme 17" draw:style-name="gr27"><draw:line draw:style-name="gr19" draw:text-style-name="P75" svg:x1="2.663cm" svg:y1="2.626cm" svg:x2="3.616cm" svg:y2="0.393cm"><text:p/></draw:line><draw:line draw:style-name="gr19" draw:text-style-name="P75" svg:x1="0.462cm" svg:y1="2.167cm" svg:x2="3.614cm" svg:y2="0.393cm"><text:p/></draw:line><draw:line draw:style-name="gr19" draw:text-style-name="P75" svg:x1="0.448cm" svg:y1="2.171cm" svg:x2="2.656cm" svg:y2="2.638cm"><text:p/></draw:line><draw:ellipse draw:style-name="gr19" draw:text-style-name="P75" svg:width="1.415cm" svg:height="1.535cm" draw:transform="skewX (-0.00122173047639608) rotate (-2.63666890098783) translate (4.59140277777778cm 0.723194444444445cm)" draw:kind="arc" draw:start-angle="0.82" draw:end-angle="36.84"><text:p/></draw:ellipse><draw:frame draw:style-name="gr34" draw:text-style-name="P76" svg:width="0.796cm" svg:height="0.477cm" svg:x="2.628cm" svg:y="0.991cm"><draw:text-box><text:p text:style-name="P62"><text:span text:style-name="T105">38°</text:span></text:p></draw:text-box></draw:frame><draw:ellipse draw:style-name="gr19" draw:text-style-name="P75" svg:width="0.902cm" svg:height="0.895cm" draw:transform="skewX (-0.019722220547536) rotate (-2.646442744799) translate (1.12183333333333cm 2.37419444444444cm)" draw:kind="arc" draw:start-angle="139.66" draw:end-angle="186.48"><text:p/></draw:ellipse><draw:frame draw:style-name="gr35" draw:text-style-name="P76" svg:width="0.766cm" svg:height="0.489cm" svg:x="1cm" svg:y="1.849cm"><draw:text-box><text:p text:style-name="P62"><text:span text:style-name="T105">41°</text:span></text:p></draw:text-box></draw:frame><draw:frame draw:style-name="gr34" draw:text-style-name="P74" svg:width="0.302cm" svg:height="0.477cm" svg:x="2.727cm" svg:y="2.637cm"><draw:text-box><text:p text:style-name="P62"><text:span text:style-name="T104">U</text:span></text:p></draw:text-box></draw:frame><draw:frame draw:style-name="gr34" draw:text-style-name="P74" svg:width="0.302cm" svg:height="0.477cm" svg:x="0.072cm" svg:y="1.926cm"><draw:text-box><text:p text:style-name="P62"><text:span text:style-name="T104">Y</text:span></text:p></draw:text-box></draw:frame><draw:frame draw:style-name="gr34" draw:text-style-name="P74" svg:width="0.302cm" svg:height="0.477cm" svg:x="3.667cm" svg:y="0.083cm"><draw:text-box><text:p text:style-name="P62"><text:span text:style-name="T104">H</text:span></text:p></draw:text-box></draw:frame></draw:g><text:span text:style-name="_5f_Caractères"><text:s/></text:span></text:h>
                  </text:list-item>
                </text:list>
              </text:list-item>
            </text:list>
          </table:table-cell>
          <table:table-cell table:style-name="Tableau5.B1" office:value-type="string">
            <text:h text:style-name="_5f_Paragraphe" text:outline-level="1"><text:span text:style-name="Bold_5f_niv1"><text:span text:style-name="T81"><draw:frame draw:style-name="fr4" draw:name="Objet107" text:anchor-type="as-char" svg:y="-0.39cm" svg:width="0.954cm" svg:height="0.459cm" draw:z-index="6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Bold_5f_niv1"><text:span text:style-name="T83"> </text:span></text:span><text:span text:style-name="_5f_Correction_20_surligné"><text:span text:style-name="T88">=</text:span></text:span><text:span text:style-name="_5f_Correction_20_surligné"><text:span text:style-name="T89"> </text:span></text:span><text:span text:style-name="_5f_Correction_20_surligné"><text:span text:style-name="T26">180°</text:span></text:span><text:span text:style-name="_5f_Correction_20_surligné"><text:span text:style-name="T27"> </text:span></text:span><text:span text:style-name="_5f_Correction_20_surligné"><text:span text:style-name="T52">−</text:span></text:span><text:span text:style-name="_5f_Correction_20_surligné"><text:span text:style-name="T53"> </text:span></text:span><text:span text:style-name="_5f_Correction_20_surligné"><text:span text:style-name="T26">38°</text:span></text:span><text:span text:style-name="_5f_Correction_20_surligné"><text:span text:style-name="T27"> </text:span></text:span><text:span text:style-name="_5f_Correction_20_surligné"><text:span text:style-name="T52">−</text:span></text:span><text:span text:style-name="_5f_Correction_20_surligné"><text:span text:style-name="T53"> </text:span></text:span><text:span text:style-name="_5f_Correction_20_surligné"><text:span text:style-name="T26">41°</text:span></text:span><text:span text:style-name="_5f_Correction_20_surligné"><text:span text:style-name="T88"><text:line-break/></text:span></text:span><text:span text:style-name="_5f_Correction_20_surligné"><text:span text:style-name="T81"><draw:frame draw:style-name="fr4" draw:name="Objet85" text:anchor-type="as-char" svg:y="-0.39cm" svg:width="0.954cm" svg:height="0.459cm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_5f_Correction_20_surligné"><text:span text:style-name="T82"> </text:span></text:span><text:span text:style-name="_5f_Correction_20_surligné"><text:span text:style-name="T88">=</text:span></text:span><text:span text:style-name="_5f_Correction_20_surligné"><text:span text:style-name="T89"> </text:span></text:span><text:span text:style-name="_5f_Correction_20_surligné"><text:span text:style-name="T26">101°</text:span></text:span><text:span text:style-name="_5f_Correction_20_surligné"><text:span text:style-name="T77"><text:line-break/></text:span></text:span><text:span text:style-name="_5f_Correction_20_surligné"><text:span text:style-name="T78">L</text:span></text:span><text:span text:style-name="_5f_Correction_20_surligné"><text:span text:style-name="T31">e triangle </text:span></text:span><text:span text:style-name="_5f_Correction_20_surligné"><text:span text:style-name="T34">YUH </text:span></text:span><text:span text:style-name="_5f_Correction_20_surligné"><text:span text:style-name="T31">est donc quelconque.</text:span></text:span></text:h>
          </table:table-cell>
        </table:table-row>
        <table:table-row table:style-name="Tableau5.2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19"><draw:g text:anchor-type="paragraph" draw:z-index="33" draw:name="Forme 18" draw:style-name="gr27"><draw:frame draw:style-name="gr28" draw:text-style-name="P74" svg:width="0.232cm" svg:height="0.414cm" svg:x="3.399cm" svg:y="0.046cm"><draw:text-box><text:p text:style-name="P62"><text:span text:style-name="T104">T</text:span></text:p></draw:text-box></draw:frame><draw:line draw:style-name="gr19" draw:text-style-name="P75" svg:x1="2.971cm" svg:y1="3.083cm" svg:x2="0.72cm" svg:y2="1.399cm"><text:p/></draw:line><draw:line draw:style-name="gr19" draw:text-style-name="P75" svg:x1="0.724cm" svg:y1="1.402cm" svg:x2="3.313cm" svg:y2="0.305cm"><text:p/></draw:line><draw:line draw:style-name="gr19" draw:text-style-name="P75" svg:x1="2.971cm" svg:y1="3.082cm" svg:x2="3.311cm" svg:y2="0.305cm"><text:p/></draw:line><draw:ellipse draw:style-name="gr19" draw:text-style-name="P75" svg:width="1.29cm" svg:height="0.976cm" draw:transform="skewX (0.00174532925199428) rotate (1.44879781208049) translate (2.36890277777778cm 3.98991666666667cm)" draw:kind="arc" draw:start-angle="0" draw:end-angle="38.54"><text:p/></draw:ellipse><draw:frame draw:style-name="gr28" draw:text-style-name="P74" svg:width="0.232cm" svg:height="0.414cm" svg:x="0.432cm" svg:y="1.235cm"><draw:text-box><text:p text:style-name="P62"><text:span text:style-name="T104">P</text:span></text:p></draw:text-box></draw:frame><draw:frame draw:style-name="gr28" draw:text-style-name="P74" svg:width="0.23cm" svg:height="0.414cm" svg:x="2.926cm" svg:y="3.11cm"><draw:text-box><text:p text:style-name="P62"><text:span text:style-name="T104">Y</text:span></text:p></draw:text-box></draw:frame><draw:frame draw:style-name="gr33" draw:text-style-name="P76" svg:width="0.595cm" svg:height="0.733cm" svg:x="2.473cm" svg:y="2.298cm"><draw:text-box><text:p text:style-name="P62"><text:span text:style-name="T105">60°</text:span></text:p></draw:text-box></draw:frame><draw:circle draw:style-name="gr19" draw:text-style-name="P75" svg:width="0.609cm" svg:height="0.611cm" draw:transform="rotate (1.4456562194269) translate (2.97038888888889cm 0.566208333333333cm)" draw:kind="arc" draw:start-angle="119.81" draw:end-angle="180"><text:p/></draw:circle><draw:line draw:style-name="gr19" draw:text-style-name="P75" svg:x1="3.161cm" svg:y1="0.502cm" svg:x2="3.087cm" svg:y2="0.582cm"><text:p/></draw:line><draw:line draw:style-name="gr19" draw:text-style-name="P75" svg:x1="2.82cm" svg:y1="2.731cm" svg:x2="2.875cm" svg:y2="2.833cm"><text:p/></draw:line></draw:g><text:span text:style-name="_5f_Caractères"><text:s/></text:span></text:p>
                  </text:list-item>
                </text:list>
              </text:list-item>
            </text:list>
          </table:table-cell>
          <table:table-cell table:style-name="Tableau5.B1" office:value-type="string">
            <text:h text:style-name="_5f_Paragraphe" text:outline-level="1"><text:span text:style-name="T20"><draw:frame draw:style-name="fr4" draw:name="Objet94" text:anchor-type="as-char" svg:y="-0.39cm" svg:width="0.873cm" svg:height="0.459cm" draw:z-index="6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1"> </text:span><text:span text:style-name="_5f_Correction_20_surligné"><text:span text:style-name="T65">=</text:span></text:span><text:span text:style-name="_5f_Correction_20_surligné"><text:span text:style-name="T66"> </text:span></text:span><text:span text:style-name="_5f_Correction_20_surligné"><text:span text:style-name="T65">180°</text:span></text:span><text:span text:style-name="_5f_Correction_20_surligné"><text:span text:style-name="T66"> </text:span></text:span><text:span text:style-name="_5f_Correction_20_surligné"><text:span text:style-name="T52">−</text:span></text:span><text:span text:style-name="_5f_Correction_20_surligné"><text:span text:style-name="T54"> </text:span></text:span><text:span text:style-name="_5f_Correction_20_surligné"><text:span text:style-name="T48">60</text:span></text:span><text:span text:style-name="_5f_Correction_20_surligné"><text:span text:style-name="T65">°</text:span></text:span><text:span text:style-name="_5f_Correction_20_surligné"><text:span text:style-name="T66"> </text:span></text:span><text:span text:style-name="_5f_Correction_20_surligné"><text:span text:style-name="T52">−</text:span></text:span><text:span text:style-name="_5f_Correction_20_surligné"><text:span text:style-name="T54"> </text:span></text:span><text:span text:style-name="_5f_Correction_20_surligné"><text:span text:style-name="T48">60</text:span></text:span><text:span text:style-name="_5f_Correction_20_surligné"><text:span text:style-name="T65">°<text:line-break/></text:span></text:span><text:span text:style-name="_5f_Correction_20_surligné"><text:span text:style-name="T85"><draw:frame draw:style-name="fr4" draw:name="Objet96" text:anchor-type="as-char" svg:y="-0.39cm" svg:width="0.873cm" svg:height="0.459cm" draw:z-index="6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_5f_Correction_20_surligné"><text:span text:style-name="T86"> </text:span></text:span><text:span text:style-name="_5f_Correction_20_surligné"><text:span text:style-name="T77">=</text:span></text:span><text:span text:style-name="_5f_Correction_20_surligné"><text:span text:style-name="T79"> </text:span></text:span><text:span text:style-name="_5f_Correction_20_surligné"><text:span text:style-name="T59">60</text:span></text:span><text:span text:style-name="_5f_Correction_20_surligné"><text:span text:style-name="T77">°<text:line-break/></text:span></text:span><text:span text:style-name="_5f_Correction_20_surligné"><text:span text:style-name="T78">L</text:span></text:span><text:span text:style-name="_5f_Correction_20_surligné"><text:span text:style-name="T31">e triangle </text:span></text:span><text:span text:style-name="_5f_Correction_20_surligné"><text:span text:style-name="T48">YPT a trois angles de même mesure, il </text:span></text:span><text:span text:style-name="_5f_Correction_20_surligné"><text:span text:style-name="T31">est donc </text:span></text:span><text:span text:style-name="_5f_Correction_20_surligné"><text:span text:style-name="T48">équilatéral</text:span></text:span><text:span text:style-name="_5f_Correction_20_surligné"><text:span text:style-name="T31">.</text:span></text:span></text:h>
          </table:table-cell>
        </table:table-row>
        <table:table-row table:style-name="Tableau5.3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draw:g text:anchor-type="paragraph" draw:z-index="34" draw:name="Forme 19" draw:style-name="gr21"><draw:line draw:style-name="gr19" draw:text-style-name="P75" svg:x1="3.018cm" svg:y1="2.103cm" svg:x2="0.335cm" svg:y2="1.085cm"><text:p/></draw:line><draw:line draw:style-name="gr19" draw:text-style-name="P75" svg:x1="3.644cm" svg:y1="0.441cm" svg:x2="3.018cm" svg:y2="2.106cm"><text:p/></draw:line><draw:line draw:style-name="gr19" draw:text-style-name="P75" svg:x1="3.651cm" svg:y1="0.434cm" svg:x2="0.33cm" svg:y2="1.085cm"><text:p/></draw:line><draw:frame draw:style-name="gr28" draw:text-style-name="P74" svg:width="0.251cm" svg:height="0.414cm" svg:x="3.739cm" svg:y="0.131cm"><draw:text-box><text:p text:style-name="P62"><text:span text:style-name="T104">P</text:span></text:p></draw:text-box></draw:frame><draw:frame draw:style-name="gr28" draw:text-style-name="P74" svg:width="0.253cm" svg:height="0.414cm" svg:x="0cm" svg:y="0.863cm"><draw:text-box><text:p text:style-name="P62"><text:span text:style-name="T104">U</text:span></text:p></draw:text-box></draw:frame><draw:frame draw:style-name="gr28" draw:text-style-name="P74" svg:width="0.253cm" svg:height="0.414cm" svg:x="3.002cm" svg:y="2.144cm"><draw:text-box><text:p text:style-name="P62"><text:span text:style-name="T104">R</text:span></text:p></draw:text-box></draw:frame><draw:ellipse draw:style-name="gr19" draw:text-style-name="P75" svg:width="0.895cm" svg:height="0.892cm" svg:x="-0.111cm" svg:y="0.637cm" draw:kind="arc" draw:start-angle="338.78" draw:end-angle="10.4"><text:p/></draw:ellipse><draw:ellipse draw:style-name="gr19" draw:text-style-name="P75" svg:width="0.722cm" svg:height="0.715cm" svg:x="3.3cm" svg:y="0.056cm" draw:kind="arc" draw:start-angle="193.07" draw:end-angle="248.42"><text:p/></draw:ellipse><draw:frame draw:style-name="gr28" draw:text-style-name="P76" svg:width="0.68cm" svg:height="0.414cm" svg:x="2.845cm" svg:y="0.644cm"><draw:text-box><text:p text:style-name="P62"><text:span text:style-name="T105">58°</text:span></text:p></draw:text-box></draw:frame><draw:frame draw:style-name="gr32" draw:text-style-name="P76" svg:width="0.63cm" svg:height="0.825cm" svg:x="0.903cm" svg:y="0.958cm"><draw:text-box><text:p text:style-name="P62"><text:span text:style-name="T105">32°</text:span></text:p></draw:text-box></draw:frame></draw:g><text:span text:style-name="_5f_Caractères"><text:s/></text:span></text:h>
                  </text:list-item>
                </text:list>
              </text:list-item>
            </text:list>
          </table:table-cell>
          <table:table-cell table:style-name="Tableau5.B1" office:value-type="string">
            <text:h text:style-name="_5f_Paragraphe" text:outline-level="1"><text:span text:style-name="Bold_5f_niv1"><text:span text:style-name="T81"><draw:frame draw:style-name="fr4" draw:name="Objet97" text:anchor-type="as-char" svg:y="-0.39cm" svg:width="0.915cm" svg:height="0.459cm" draw:z-index="66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Bold_5f_niv1"><text:span text:style-name="T83"> </text:span></text:span><text:span text:style-name="_5f_Correction_20_surligné"><text:span text:style-name="T88">=</text:span></text:span><text:span text:style-name="_5f_Correction_20_surligné"><text:span text:style-name="T89"> </text:span></text:span><text:span text:style-name="_5f_Correction_20_surligné"><text:span text:style-name="T26">180°</text:span></text:span><text:span text:style-name="_5f_Correction_20_surligné"><text:span text:style-name="T27"> </text:span></text:span><text:span text:style-name="_5f_Correction_20_surligné"><text:span text:style-name="T52">−</text:span></text:span><text:span text:style-name="_5f_Correction_20_surligné"><text:span text:style-name="T54"> </text:span></text:span><text:span text:style-name="_5f_Correction_20_surligné"><text:span text:style-name="T48">58</text:span></text:span><text:span text:style-name="_5f_Correction_20_surligné"><text:span text:style-name="T26">°</text:span></text:span><text:span text:style-name="_5f_Correction_20_surligné"><text:span text:style-name="T27"> </text:span></text:span><text:span text:style-name="_5f_Correction_20_surligné"><text:span text:style-name="T52">−</text:span></text:span><text:span text:style-name="_5f_Correction_20_surligné"><text:span text:style-name="T54"> </text:span></text:span><text:span text:style-name="_5f_Correction_20_surligné"><text:span text:style-name="T48">32</text:span></text:span><text:span text:style-name="_5f_Correction_20_surligné"><text:span text:style-name="T26">°<text:line-break/></text:span></text:span><text:span text:style-name="_5f_Correction_20_surligné"><text:span text:style-name="T85"><draw:frame draw:style-name="fr4" draw:name="Objet98" text:anchor-type="as-char" svg:y="-0.39cm" svg:width="0.915cm" svg:height="0.459cm" draw:z-index="67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_5f_Correction_20_surligné"><text:span text:style-name="T86"> </text:span></text:span><text:span text:style-name="_5f_Correction_20_surligné"><text:span text:style-name="T26">=</text:span></text:span><text:span text:style-name="_5f_Correction_20_surligné"><text:span text:style-name="T27"> </text:span></text:span><text:span text:style-name="_5f_Correction_20_surligné"><text:span text:style-name="T28">9</text:span></text:span><text:span text:style-name="_5f_Correction_20_surligné"><text:span text:style-name="T61">0</text:span></text:span><text:span text:style-name="_5f_Correction_20_surligné"><text:span text:style-name="T26">°</text:span></text:span><text:span text:style-name="_5f_Correction_20_surligné"><text:span text:style-name="T77"><text:line-break/></text:span></text:span><text:span text:style-name="_5f_Correction_20_surligné"><text:span text:style-name="T78">L</text:span></text:span><text:span text:style-name="_5f_Correction_20_surligné"><text:span text:style-name="T31">e triangle </text:span></text:span><text:span text:style-name="_5f_Correction_20_surligné"><text:span text:style-name="T48">PRU </text:span></text:span><text:span text:style-name="_5f_Correction_20_surligné"><text:span text:style-name="T31">est donc </text:span></text:span><text:span text:style-name="_5f_Correction_20_surligné"><text:span text:style-name="T49">rectangle en R</text:span></text:span><text:span text:style-name="_5f_Correction_20_surligné"><text:span text:style-name="T31">.</text:span></text:span></text:h>
          </table:table-cell>
        </table:table-row>
        <table:table-row table:style-name="Tableau5.4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draw:g text:anchor-type="paragraph" draw:z-index="35" draw:name="Forme19" draw:style-name="gr27"><draw:line draw:style-name="gr19" draw:text-style-name="P75" svg:x1="1.674cm" svg:y1="0.499cm" svg:x2="3.441cm" svg:y2="3.009cm"><text:p/></draw:line><draw:line draw:style-name="gr19" draw:text-style-name="P75" svg:x1="0.882cm" svg:y1="3.011cm" svg:x2="1.676cm" svg:y2="0.508cm"><text:p/></draw:line><draw:line draw:style-name="gr19" draw:text-style-name="P75" svg:x1="0.882cm" svg:y1="3.011cm" svg:x2="3.447cm" svg:y2="3.011cm"><text:p/></draw:line><draw:ellipse draw:style-name="gr19" draw:text-style-name="P75" svg:width="0.766cm" svg:height="0.784cm" svg:x="0.514cm" svg:y="2.619cm" draw:kind="arc" draw:start-angle="0" draw:end-angle="73.12"><text:p/></draw:ellipse><draw:frame draw:style-name="gr30" draw:text-style-name="P76" svg:width="0.646cm" svg:height="0.856cm" svg:x="1.247cm" svg:y="2.444cm"><draw:text-box><text:p text:style-name="P62"><text:span text:style-name="T105">72°</text:span></text:p></draw:text-box></draw:frame><draw:frame draw:style-name="gr30" draw:text-style-name="P76" svg:width="0.636cm" svg:height="0.856cm" svg:x="2.456cm" svg:y="2.481cm"><draw:text-box><text:p text:style-name="P62"><text:span text:style-name="T105">54°</text:span></text:p></draw:text-box></draw:frame><draw:frame draw:style-name="gr31" draw:text-style-name="P74" svg:width="0.244cm" svg:height="0.429cm" svg:x="1.584cm" svg:y="0.026cm"><draw:text-box><text:p text:style-name="P62"><text:span text:style-name="T104">L</text:span></text:p></draw:text-box></draw:frame><draw:frame draw:style-name="gr31" draw:text-style-name="P74" svg:width="0.244cm" svg:height="0.429cm" svg:x="0.563cm" svg:y="3.021cm"><draw:text-box><text:p text:style-name="P62"><text:span text:style-name="T104">A</text:span></text:p></draw:text-box></draw:frame><draw:frame draw:style-name="gr31" draw:text-style-name="P74" svg:width="0.244cm" svg:height="0.429cm" svg:x="3.526cm" svg:y="2.968cm"><draw:text-box><text:p text:style-name="P62"><text:span text:style-name="T104">S</text:span></text:p></draw:text-box></draw:frame><draw:ellipse draw:style-name="gr19" draw:text-style-name="P75" svg:width="1.08cm" svg:height="0.997cm" svg:x="2.955cm" svg:y="2.514cm" draw:kind="arc" draw:start-angle="125.51" draw:end-angle="179.57"><text:p/></draw:ellipse></draw:g><text:span text:style-name="_5f_Caractères"><text:s/></text:span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14"><text:span text:style-name="Bold_5f_niv1"><text:span text:style-name="T81"><draw:frame draw:style-name="fr4" draw:name="Objet99" text:anchor-type="as-char" svg:y="-0.39cm" svg:width="0.873cm" svg:height="0.462cm" draw:z-index="6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Bold_5f_niv1"><text:span text:style-name="T84"> </text:span></text:span><text:span text:style-name="_5f_Correction_20_surligné"><text:span text:style-name="T88">=</text:span></text:span><text:span text:style-name="_5f_Correction_20_surligné"><text:span text:style-name="T90"> </text:span></text:span><text:span text:style-name="_5f_Correction_20_surligné"><text:span text:style-name="T26">180°</text:span></text:span><text:span text:style-name="_5f_Correction_20_surligné"><text:span text:style-name="T29"> </text:span></text:span><text:span text:style-name="_5f_Correction_20_surligné"><text:span text:style-name="T52">−</text:span></text:span><text:span text:style-name="_5f_Correction_20_surligné"><text:span text:style-name="T55"> </text:span></text:span><text:span text:style-name="_5f_Correction_20_surligné"><text:span text:style-name="T49">72</text:span></text:span><text:span text:style-name="_5f_Correction_20_surligné"><text:span text:style-name="T26">°</text:span></text:span><text:span text:style-name="_5f_Correction_20_surligné"><text:span text:style-name="T29"> </text:span></text:span><text:span text:style-name="_5f_Correction_20_surligné"><text:span text:style-name="T52">−</text:span></text:span><text:span text:style-name="_5f_Correction_20_surligné"><text:span text:style-name="T55"> </text:span></text:span><text:span text:style-name="_5f_Correction_20_surligné"><text:span text:style-name="T49">54</text:span></text:span><text:span text:style-name="_5f_Correction_20_surligné"><text:span text:style-name="T26">°<text:line-break/></text:span></text:span><text:span text:style-name="_5f_Correction_20_surligné"><text:span text:style-name="T85"><draw:frame draw:style-name="fr4" draw:name="Objet100" text:anchor-type="as-char" svg:y="-0.39cm" svg:width="0.873cm" svg:height="0.462cm" draw:z-index="76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_5f_Correction_20_surligné"><text:span text:style-name="T87"> </text:span></text:span><text:span text:style-name="_5f_Correction_20_surligné"><text:span text:style-name="T26">=</text:span></text:span><text:span text:style-name="_5f_Correction_20_surligné"><text:span text:style-name="T29"> </text:span></text:span><text:span text:style-name="_5f_Correction_20_surligné"><text:span text:style-name="T62">54</text:span></text:span><text:span text:style-name="_5f_Correction_20_surligné"><text:span text:style-name="T26">°</text:span></text:span><text:span text:style-name="_5f_Correction_20_surligné"><text:span text:style-name="T77"><text:line-break/></text:span></text:span><text:span text:style-name="_5f_Correction_20_surligné"><text:span text:style-name="T78">L</text:span></text:span><text:span text:style-name="_5f_Correction_20_surligné"><text:span text:style-name="T31">e triangle </text:span></text:span><text:span text:style-name="_5f_Correction_20_surligné"><text:span text:style-name="T49">ALS</text:span></text:span><text:span text:style-name="_5f_Correction_20_surligné"><text:span text:style-name="T48"> </text:span></text:span><text:span text:style-name="_5f_Correction_20_surligné"><text:span text:style-name="T49">a deux angles de même mesure, il </text:span></text:span><text:span text:style-name="_5f_Correction_20_surligné"><text:span text:style-name="T31">est donc </text:span></text:span><text:span text:style-name="_5f_Correction_20_surligné"><text:span text:style-name="T49">isocèle en A</text:span></text:span><text:span text:style-name="_5f_Correction_20_surligné"><text:span text:style-name="T31">.</text:span></text:span></text:p>
          </table:table-cell>
        </table:table-row>
        <table:table-row table:style-name="Tableau5.5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draw:g text:anchor-type="paragraph" draw:z-index="36" draw:name="Forme20" draw:style-name="gr27"><draw:frame draw:style-name="gr28" draw:text-style-name="P74" svg:width="0.209cm" svg:height="0.414cm" svg:x="3.681cm" svg:y="3.246cm"><draw:text-box><text:p text:style-name="P62"><text:span text:style-name="T104">R</text:span></text:p></draw:text-box></draw:frame><draw:frame draw:style-name="gr28" draw:text-style-name="P74" svg:width="0.19cm" svg:height="0.414cm" svg:x="2.283cm" svg:y="0.085cm"><draw:text-box><text:p text:style-name="P62"><text:span text:style-name="T104">E</text:span></text:p></draw:text-box></draw:frame><draw:line draw:style-name="gr19" draw:text-style-name="P75" svg:x1="2.352cm" svg:y1="0.522cm" svg:x2="1.579cm" svg:y2="2.558cm"><text:p/></draw:line><draw:line draw:style-name="gr19" draw:text-style-name="P75" svg:x1="2.35cm" svg:y1="0.522cm" svg:x2="3.615cm" svg:y2="3.318cm"><text:p/></draw:line><draw:line draw:style-name="gr19" draw:text-style-name="P75" svg:x1="1.579cm" svg:y1="2.556cm" svg:x2="3.622cm" svg:y2="3.314cm"><text:p/></draw:line><draw:frame draw:style-name="gr29" draw:text-style-name="P74" svg:width="0.246cm" svg:height="0.414cm" svg:x="1.286cm" svg:y="2.47cm"><draw:text-box><text:p text:style-name="P62"><text:span text:style-name="T104">V</text:span></text:p></draw:text-box></draw:frame><draw:circle draw:style-name="gr19" draw:text-style-name="P75" svg:width="0.83cm" svg:height="0.83cm" draw:transform="rotate (-1.14336519298149) translate (2.55763888888889cm -0.0229305555555556cm)" draw:kind="arc" draw:start-angle="315" draw:end-angle="0"><text:p/></draw:circle><draw:ellipse draw:style-name="gr19" draw:text-style-name="P75" svg:width="0.685cm" svg:height="0.678cm" draw:transform="skewX (-0.0026179938779916) rotate (-1.14528505515868) translate (3.77825cm 2.86279166666667cm)" draw:kind="arc" draw:start-angle="180" draw:end-angle="225.06"><text:p/></draw:ellipse><draw:frame draw:style-name="gr28" draw:text-style-name="P76" svg:width="0.638cm" svg:height="0.414cm" svg:x="2.706cm" svg:y="2.621cm"><draw:text-box><text:p text:style-name="P62"><text:span text:style-name="T105">45°</text:span></text:p></draw:text-box></draw:frame><draw:circle draw:style-name="gr19" draw:text-style-name="P75" svg:width="0.71cm" svg:height="0.71cm" svg:x="1.997cm" svg:y="0.173cm" draw:kind="arc" draw:start-angle="248.82" draw:end-angle="293.92"><text:p/></draw:circle><draw:ellipse draw:style-name="gr19" draw:text-style-name="P75" svg:width="0.807cm" svg:height="0.809cm" svg:x="3.217cm" svg:y="2.905cm" draw:kind="arc" draw:start-angle="115.56" draw:end-angle="161.97"><text:p/></draw:ellipse></draw:g><text:span text:style-name="_5f_Caractères"><text:s/></text:span></text:h>
                  </text:list-item>
                </text:list>
              </text:list-item>
            </text:list>
          </table:table-cell>
          <table:table-cell table:style-name="Tableau5.B1" office:value-type="string">
            <text:h text:style-name="_5f_Paragraphe" text:outline-level="1"><text:span text:style-name="Bold_5f_niv1"><text:span text:style-name="T81"><draw:frame draw:style-name="fr4" draw:name="Objet102" text:anchor-type="as-char" svg:y="-0.39cm" svg:width="0.915cm" svg:height="0.459cm" draw:z-index="77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Bold_5f_niv1"><text:span text:style-name="T84"> </text:span></text:span><text:span text:style-name="_5f_Correction_20_surligné"><text:span text:style-name="T88">=</text:span></text:span><text:span text:style-name="_5f_Correction_20_surligné"><text:span text:style-name="T90"> </text:span></text:span><text:span text:style-name="_5f_Correction_20_surligné"><text:span text:style-name="T26">180°</text:span></text:span><text:span text:style-name="_5f_Correction_20_surligné"><text:span text:style-name="T29"> </text:span></text:span><text:span text:style-name="_5f_Correction_20_surligné"><text:span text:style-name="T52">−</text:span></text:span><text:span text:style-name="_5f_Correction_20_surligné"><text:span text:style-name="T55"> </text:span></text:span><text:span text:style-name="_5f_Correction_20_surligné"><text:span text:style-name="T49">45</text:span></text:span><text:span text:style-name="_5f_Correction_20_surligné"><text:span text:style-name="T26">°</text:span></text:span><text:span text:style-name="_5f_Correction_20_surligné"><text:span text:style-name="T29"> </text:span></text:span><text:span text:style-name="_5f_Correction_20_surligné"><text:span text:style-name="T52">−</text:span></text:span><text:span text:style-name="_5f_Correction_20_surligné"><text:span text:style-name="T55"> </text:span></text:span><text:span text:style-name="_5f_Correction_20_surligné"><text:span text:style-name="T49">45</text:span></text:span><text:span text:style-name="_5f_Correction_20_surligné"><text:span text:style-name="T26">°</text:span></text:span><text:span text:style-name="_5f_Correction_20_surligné"><text:span text:style-name="T65"><text:line-break/></text:span></text:span><text:span text:style-name="_5f_Correction_20_surligné"><text:span text:style-name="T85"><draw:frame draw:style-name="fr4" draw:name="Objet104" text:anchor-type="as-char" svg:y="-0.39cm" svg:width="0.915cm" svg:height="0.459cm" draw:z-index="7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_5f_Correction_20_surligné"><text:span text:style-name="T87"> </text:span></text:span><text:span text:style-name="_5f_Correction_20_surligné"><text:span text:style-name="T77">=</text:span></text:span><text:span text:style-name="_5f_Correction_20_surligné"><text:span text:style-name="T80"> </text:span></text:span><text:span text:style-name="_5f_Correction_20_surligné"><text:span text:style-name="T60">90</text:span></text:span><text:span text:style-name="_5f_Correction_20_surligné"><text:span text:style-name="T77">°<text:line-break/></text:span></text:span><text:span text:style-name="_5f_Correction_20_surligné"><text:span text:style-name="T78">L</text:span></text:span><text:span text:style-name="_5f_Correction_20_surligné"><text:span text:style-name="T31">e triangle </text:span></text:span><text:span text:style-name="_5f_Correction_20_surligné"><text:span text:style-name="T49">VER</text:span></text:span><text:span text:style-name="_5f_Correction_20_surligné"><text:span text:style-name="T48"> </text:span></text:span><text:span text:style-name="_5f_Correction_20_surligné"><text:span text:style-name="T31">est donc </text:span></text:span><text:span text:style-name="_5f_Correction_20_surligné"><text:span text:style-name="T49">isocèle et rectangle en V</text:span></text:span><text:span text:style-name="_5f_Correction_20_surligné"><text:span text:style-name="T31">.</text:span></text:span></text:h>
          </table:table-cell>
        </table:table-row>
      </table:table>
      <text:list text:continue-numbering="true" text:style-name="_5f_Numérotation_20_des_20_exercices">
        <text:list-item>
          <text:h text:style-name="P49" text:outline-level="1"><text:soft-page-break/><text:span text:style-name="_5f_Caractères">Complète le tableau suivant sachant que, dans chaque cas, le triangle MNP est isocèle en P.</text:span>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 table:style-name="Tableau7.1">
            <table:table-cell table:style-name="Tableau7.A1" office:value-type="string">
              <text:h text:style-name="_5f_Tableau_5f_Centré_5f_Gras" text:outline-level="1"><text:span text:style-name="_5f_Caractères"/></text:h>
            </table:table-cell>
            <table:table-cell table:style-name="Tableau7.B1" table:number-columns-spanned="3" office:value-type="string">
              <text:h text:style-name="_5f_Tableau_5f_Centré_5f_Gras" text:outline-level="1"><text:span text:style-name="_5f_Caractères">Mesure des angles du triangle MNP</text:span></text:h>
            </table:table-cell>
            <table:covered-table-cell/>
            <table:covered-table-cell/>
          </table:table-row>
        </table:table-header-rows>
        <table:table-row table:style-name="Tableau7.2">
          <table:table-cell table:style-name="Tableau7.A1" office:value-type="string">
            <text:h text:style-name="_5f_Tableau_5f_Centré_5f_Gras" text:outline-level="1"><text:span text:style-name="_5f_Caractères"/></text:h>
          </table:table-cell>
          <table:table-cell table:style-name="Tableau7.B2" office:value-type="string">
            <text:h text:style-name="_5f_Tableau_5f_Centré_5f_Gras" text:outline-level="1"><text:span text:style-name="_5f_Caractères"><draw:frame draw:style-name="fr3" draw:name="Objet18" text:anchor-type="as-char" svg:width="0.826cm" svg:height="0.42cm" draw:z-index="4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h>
          </table:table-cell>
          <table:table-cell table:style-name="Tableau7.B2" office:value-type="string">
            <text:h text:style-name="_5f_Tableau_5f_Centré_5f_Gras" text:outline-level="1"><text:span text:style-name="_5f_Caractères"><draw:frame draw:style-name="fr3" draw:name="Objet10" text:anchor-type="as-char" svg:width="0.82cm" svg:height="0.42cm" draw:z-index="4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h>
          </table:table-cell>
          <table:table-cell table:style-name="Tableau7.D2" office:value-type="string">
            <text:h text:style-name="_5f_Tableau_5f_Centré_5f_Gras" text:outline-level="1"><text:span text:style-name="_5f_Caractères"><draw:frame draw:style-name="fr3" draw:name="Objet19" text:anchor-type="as-char" svg:width="0.82cm" svg:height="0.42cm" draw:z-index="4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h>
          </table:table-cell>
        </table:table-row>
        <table:table-row table:style-name="Tableau7.3">
          <table:table-cell table:style-name="Tableau7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7.B3" office:value-type="string">
            <text:h text:style-name="_5f_Tableau_5f_Centré" text:outline-level="1"><text:span text:style-name="_5f_Caractères">35°</text:span></text:h>
          </table:table-cell>
          <table:table-cell table:style-name="Tableau7.C3" office:value-type="string">
            <text:p text:style-name="P15"><text:span text:style-name="_5f_Caractères">35°</text:span></text:p>
          </table:table-cell>
          <table:table-cell table:style-name="Tableau7.D3" office:value-type="string">
            <text:p text:style-name="P15"><text:span text:style-name="_5f_Caractères"><text:span text:style-name="T91">110</text:span></text:span><text:span text:style-name="_5f_Caractères">°</text:span></text:p>
          </table:table-cell>
        </table:table-row>
        <table:table-row table:style-name="Tableau7.4">
          <table:table-cell table:style-name="Tableau7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7.B4" office:value-type="string">
            <text:p text:style-name="P16">52,7°</text:p>
          </table:table-cell>
          <table:table-cell table:style-name="Tableau7.C4" office:value-type="string">
            <text:h text:style-name="_5f_Tableau_5f_Centré" text:outline-level="1"><text:span text:style-name="_5f_Caractères">52,7°</text:span></text:h>
          </table:table-cell>
          <table:table-cell table:style-name="Tableau7.D4" office:value-type="string">
            <text:p text:style-name="P17"><text:span text:style-name="_5f_Correction_20_surligné"><text:span text:style-name="T35">74</text:span></text:span><text:span text:style-name="_5f_Correction_20_surligné"><text:span text:style-name="T36">,</text:span></text:span><text:span text:style-name="_5f_Correction_20_surligné"><text:span text:style-name="T35">6</text:span></text:span><text:span text:style-name="_5f_Caractères">°</text:span></text:p>
          </table:table-cell>
        </table:table-row>
        <table:table-row table:style-name="Tableau7.5">
          <table:table-cell table:style-name="Tableau7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7.B5" office:value-type="string">
            <text:p text:style-name="P18"><text:span text:style-name="_5f_Correction_20_surligné"><text:span text:style-name="T36">66,5</text:span></text:span>°</text:p>
          </table:table-cell>
          <table:table-cell table:style-name="Tableau7.C5" office:value-type="string">
            <text:p text:style-name="P18"><text:span text:style-name="_5f_Correction_20_surligné"><text:span text:style-name="T67">(</text:span></text:span><text:span text:style-name="_5f_Correction_20_surligné"><text:span text:style-name="T65">180° </text:span></text:span><text:span text:style-name="_5f_Correction_20_surligné"><text:span text:style-name="T52">−</text:span></text:span><text:span text:style-name="_5f_Correction_20_surligné"><text:span text:style-name="T56"> </text:span></text:span><text:span text:style-name="_5f_Correction_20_surligné"><text:span text:style-name="T36">4</text:span></text:span><text:span text:style-name="_5f_Correction_20_surligné"><text:span text:style-name="T64">7</text:span></text:span><text:span text:style-name="_5f_Correction_20_surligné"><text:span text:style-name="T65">°</text:span></text:span><text:span text:style-name="_5f_Correction_20_surligné"><text:span text:style-name="T67">)</text:span></text:span><text:span text:style-name="_5f_Correction_20_surligné"><text:span text:style-name="T65"> </text:span></text:span><text:span text:style-name="_5f_Correction_20_surligné"><text:span text:style-name="T71">÷</text:span></text:span><text:span text:style-name="_5f_Correction_20_surligné"><text:span text:style-name="T65"> 2 </text:span></text:span><text:span text:style-name="_5f_Correction_20_surligné"><text:span text:style-name="T31">= </text:span></text:span><text:span text:style-name="_5f_Correction_20_surligné"><text:span text:style-name="T36">66,5</text:span></text:span>°</text:p>
          </table:table-cell>
          <table:table-cell table:style-name="Tableau7.D5" office:value-type="string">
            <text:h text:style-name="_5f_Tableau_5f_Centré" text:outline-level="1"><text:span text:style-name="_5f_Caractères">47°</text:span></text:h>
          </table:table-cell>
        </table:table-row>
        <table:table-row table:style-name="Tableau7.6">
          <table:table-cell table:style-name="Tableau7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5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7.B6" office:value-type="string">
            <text:p text:style-name="P18"><text:span text:style-name="_5f_Correction_20_surligné"><text:span text:style-name="T36">29,7</text:span></text:span>°</text:p>
          </table:table-cell>
          <table:table-cell table:style-name="Tableau7.C6" office:value-type="string">
            <text:p text:style-name="P18"><text:span text:style-name="_5f_Correction_20_surligné"><text:span text:style-name="T67">(</text:span></text:span><text:span text:style-name="_5f_Correction_20_surligné"><text:span text:style-name="T65">180° </text:span></text:span><text:span text:style-name="_5f_Correction_20_surligné"><text:span text:style-name="T52">−</text:span></text:span><text:span text:style-name="_5f_Correction_20_surligné"><text:span text:style-name="T56"> </text:span></text:span><text:span text:style-name="_5f_Correction_20_surligné"><text:span text:style-name="T36">120,6</text:span></text:span><text:span text:style-name="_5f_Correction_20_surligné"><text:span text:style-name="T65">°</text:span></text:span><text:span text:style-name="_5f_Correction_20_surligné"><text:span text:style-name="T67">)</text:span></text:span><text:span text:style-name="_5f_Correction_20_surligné"><text:span text:style-name="T65"> </text:span></text:span><text:span text:style-name="_5f_Correction_20_surligné"><text:span text:style-name="T71">÷</text:span></text:span><text:span text:style-name="_5f_Correction_20_surligné"><text:span text:style-name="T65"> 2 </text:span></text:span><text:span text:style-name="_5f_Correction_20_surligné"><text:span text:style-name="T31">= </text:span></text:span><text:span text:style-name="_5f_Correction_20_surligné"><text:span text:style-name="T36">29,7</text:span></text:span>°</text:p>
          </table:table-cell>
          <table:table-cell table:style-name="Tableau7.D6" office:value-type="string">
            <text:h text:style-name="_5f_Tableau_5f_Centré" text:outline-level="1"><text:span text:style-name="_5f_Caractères">120,6°</text:span></text:h>
          </table:table-cell>
        </table:table-row>
      </table:table>
      <text:list text:continue-numbering="true" text:style-name="_5f_Numérotation_20_des_20_exercices">
        <text:list-item>
          <text:h text:style-name="P52" text:outline-level="1"><text:span text:style-name="_5f_Caractères_5f_gras">Un triangle rectangle</text:span></text:h>
          <text:list>
            <text:list-item>
              <text:h text:style-name="P45" text:outline-level="2"><text:span text:style-name="_5f_Caractères">Trace un triangle rectangle dont un angle mesure 35°.</text:span></text:h>
            </text:list-item>
          </text:list>
        </text:list-item>
      </text:list>
      <text:h text:style-name="_5f_Paragraphe" text:outline-level="1"><draw:g text:anchor-type="paragraph" draw:z-index="38" draw:name="Forme2_0" draw:style-name="gr16"><draw:custom-shape draw:style-name="gr17" draw:text-style-name="P65" svg:width="3.638cm" svg:height="3.036cm" svg:x="2.872cm" svg:y="-0.09cm"><text:p/><draw:enhanced-geometry svg:viewBox="0 0 21600 21600" draw:type="rectangle" draw:enhanced-path="M 0 0 L 21600 0 21600 21600 0 21600 0 0 Z N"/></draw:custom-shape><draw:frame draw:style-name="gr18" draw:text-style-name="P66" svg:width="1.447cm" svg:height="0.973cm" svg:x="4.468cm" svg:y="1.841cm"><draw:text-box><text:p text:style-name="P62"><text:span text:style-name="T100">35°</text:span></text:p></draw:text-box></draw:frame><draw:g draw:style-name="gr11"><draw:line draw:style-name="gr19" draw:text-style-name="P67" svg:x1="4.077cm" svg:y1="0.155cm" svg:x2="3.406cm" svg:y2="1.831cm"><text:p/></draw:line><draw:line draw:style-name="gr19" draw:text-style-name="P67" svg:x1="4.08cm" svg:y1="0.155cm" svg:x2="5.874cm" svg:y2="2.758cm"><text:p/></draw:line><draw:line draw:style-name="gr19" draw:text-style-name="P67" svg:x1="3.406cm" svg:y1="1.83cm" svg:x2="5.852cm" svg:y2="2.743cm"><text:p/></draw:line><draw:ellipse draw:style-name="gr19" draw:text-style-name="P67" svg:width="1.034cm" svg:height="1.036cm" draw:transform="rotate (-1.14301612713109) translate (4.35504166666667cm -0.642055555555556cm)" draw:kind="arc" draw:start-angle="315" draw:end-angle="0"><text:p/></draw:ellipse><draw:circle draw:style-name="gr19" draw:text-style-name="P67" svg:width="0.886cm" svg:height="0.886cm" svg:x="3.655cm" svg:y="-0.393cm" draw:kind="arc" draw:start-angle="248.82" draw:end-angle="293.92"><text:p/></draw:circle><draw:ellipse draw:style-name="gr19" draw:text-style-name="P67" svg:width="0.839cm" svg:height="0.851cm" svg:x="5.283cm" svg:y="2.249cm" draw:kind="arc" draw:start-angle="115.56" draw:end-angle="161.97"><text:p/></draw:ellipse><draw:polyline draw:style-name="gr20" draw:text-style-name="P67" svg:width="0.182cm" svg:height="0.259cm" svg:x="3.49cm" svg:y="1.626cm" svg:viewBox="0 0 183 260" draw:points="0,0 183,70 110,260"><text:p/></draw:polyline></draw:g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45" text:outline-level="2"><text:span text:style-name="_5f_Caractères">Combien mesure l’autre angle aigu ? </text:span></text:h>
            </text:list-item>
          </text:list>
        </text:list-item>
      </text:list>
      <text:h text:style-name="P8" text:outline-level="1"><text:span text:style-name="_5f_Correction_5f_surligné"><text:span text:style-name="T14">Comme la </text:span></text:span><text:span text:style-name="_5f_Correction_5f_surligné"><text:span text:style-name="T15">somme des mesures des </text:span></text:span><text:span text:style-name="_5f_Correction_5f_surligné"><text:span text:style-name="T16">deux </text:span></text:span><text:span text:style-name="_5f_Correction_5f_surligné"><text:span text:style-name="T15">angles d'un triangle </text:span></text:span><text:span text:style-name="_5f_Correction_5f_surligné"><text:span text:style-name="T16">rectangle</text:span></text:span><text:span text:style-name="_5f_Correction_5f_surligné"><text:span text:style-name="T15"> vaut </text:span></text:span><text:span text:style-name="_5f_Correction_5f_surligné"><text:span text:style-name="T16">9</text:span></text:span><text:span text:style-name="_5f_Correction_5f_surligné"><text:span text:style-name="T15">0° :</text:span></text:span></text:h>
      <text:h text:style-name="P8" text:outline-level="1"><text:span text:style-name="corps"><text:span text:style-name="T17">donc l'</text:span></text:span><text:span text:style-name="corps"><text:span text:style-name="T19">autre </text:span></text:span><text:span text:style-name="corps"><text:span text:style-name="T17">angle </text:span></text:span><text:span text:style-name="corps"><text:span text:style-name="T19">aigu</text:span></text:span><text:span text:style-name="corps"><text:span text:style-name="T17"> mesure</text:span></text:span><text:span text:style-name="corps"><text:span text:style-name="T19"> </text:span></text:span><text:span text:style-name="corps"><text:span text:style-name="T17">: </text:span></text:span><text:span text:style-name="_5f_Correction_20_surligné"><text:span text:style-name="T50">90</text:span></text:span><text:span text:style-name="_5f_Correction_20_surligné"><text:span text:style-name="T26">°</text:span></text:span><text:span text:style-name="_5f_Correction_20_surligné"><text:span text:style-name="T29"> </text:span></text:span><text:span text:style-name="_5f_Correction_20_surligné"><text:span text:style-name="T52">−</text:span></text:span><text:span text:style-name="_5f_Correction_20_surligné"><text:span text:style-name="T55"> </text:span></text:span><text:span text:style-name="_5f_Correction_20_surligné"><text:span text:style-name="T57">3</text:span></text:span><text:span text:style-name="_5f_Correction_20_surligné"><text:span text:style-name="T49">5</text:span></text:span><text:span text:style-name="_5f_Correction_20_surligné"><text:span text:style-name="T26">°</text:span></text:span><text:span text:style-name="_5f_Correction_20_surligné"><text:span text:style-name="T29"> </text:span></text:span><text:span text:style-name="_5f_Correction_20_surligné"><text:span text:style-name="T65">=</text:span></text:span><text:span text:style-name="_5f_Correction_20_surligné"><text:span text:style-name="T68"> </text:span></text:span><text:span text:style-name="_5f_Correction_20_surligné"><text:span text:style-name="T69">5</text:span></text:span><text:span text:style-name="_5f_Correction_20_surligné"><text:span text:style-name="T63">5</text:span></text:span><text:span text:style-name="_5f_Correction_20_surligné"><text:span text:style-name="T65">°</text:span></text:span></text:h>
      <text:list xml:id="list220340001037449" text:continue-numbering="true" text:style-name="_5f_Numérotation_20_des_20_exercices">
        <text:list-header>
          <text:h text:style-name="P54" text:outline-level="1"><text:span text:style-name="_5f_Caractères"/></text:h>
        </text:list-header>
        <text:list-item>
          <text:h text:style-name="P51" text:outline-level="1"><text:span text:style-name="_5f_Caractères">Dans chaque triangle, calcule la mesure de l'angle marqué par un point d'interrogation.</text:span></text:h>
        </text:list-item>
      </text:list>
      <text:list text:style-name="_5f_Numérotation_20_des_20_exercices">
        <text:list-header>
          <text:h text:style-name="P54" text:outline-level="1"><text:span text:style-name="_5f_Caractères"><draw:g text:anchor-type="as-char" draw:z-index="29" draw:name="Forme21" draw:style-name="gr44"><draw:g draw:style-name="gr45"><draw:line draw:style-name="gr19" draw:text-style-name="P67" svg:x1="0.293cm" svg:y1="1.974cm" svg:x2="3.659cm" svg:y2="4.35cm"><text:p/></draw:line><draw:line draw:style-name="gr19" draw:text-style-name="P67" svg:x1="0.296cm" svg:y1="4.34cm" svg:x2="1.977cm" svg:y2="3.154cm"><text:p/></draw:line><draw:line draw:style-name="gr19" draw:text-style-name="P67" svg:x1="3.642cm" svg:y1="4.342cm" svg:x2="0.293cm" svg:y2="4.342cm"><text:p/></draw:line><draw:g draw:style-name="gr11"><draw:line draw:style-name="gr19" draw:text-style-name="P67" svg:x1="2.95cm" svg:y1="3.724cm" svg:x2="2.829cm" svg:y2="3.874cm"><text:p/></draw:line><draw:line draw:style-name="gr19" draw:text-style-name="P67" svg:x1="2.884cm" svg:y1="3.722cm" svg:x2="2.766cm" svg:y2="3.87cm"><text:p/></draw:line></draw:g><draw:line draw:style-name="gr19" draw:text-style-name="P67" svg:x1="1.225cm" svg:y1="3.769cm" svg:x2="1.122cm" svg:y2="3.632cm"><text:p/></draw:line><draw:line draw:style-name="gr19" draw:text-style-name="P67" svg:x1="1.288cm" svg:y1="3.747cm" svg:x2="1.185cm" svg:y2="3.61cm"><text:p/></draw:line><draw:line draw:style-name="gr19" draw:text-style-name="P67" svg:x1="0.293cm" svg:y1="4.345cm" svg:x2="0.293cm" svg:y2="1.974cm"><text:p/></draw:line><draw:circle draw:style-name="gr19" draw:text-style-name="P67" svg:width="0.327cm" svg:height="0.325cm" svg:x="1.81cm" svg:y="2.995cm" draw:kind="arc" draw:start-angle="214.48" draw:end-angle="323.37"><text:p/></draw:circle><draw:frame draw:style-name="gr46" draw:text-style-name="P78" svg:width="0.803cm" svg:height="0.389cm" svg:x="1.605cm" svg:y="3.373cm"><draw:text-box><text:p text:style-name="P62"><text:span text:style-name="T107">110°</text:span></text:p></draw:text-box></draw:frame><draw:rect draw:style-name="gr24" draw:text-style-name="P79" svg:width="0.186cm" svg:height="0.19cm" svg:x="0.291cm" svg:y="4.156cm"><text:p/></draw:rect><draw:ellipse draw:style-name="gr19" draw:text-style-name="P67" svg:width="0.592cm" svg:height="0.597cm" svg:x="-0.004cm" svg:y="1.665cm" draw:kind="arc" draw:start-angle="270" draw:end-angle="323.14"><text:p/></draw:ellipse><draw:frame draw:style-name="gr47" draw:text-style-name="P66" svg:width="0.172cm" svg:height="0.414cm" svg:x="0.409cm" svg:y="2.254cm"><draw:text-box><text:p text:style-name="P62"><text:span text:style-name="T100">?</text:span></text:p></draw:text-box></draw:frame><draw:frame draw:style-name="gr47" draw:text-style-name="P66" svg:width="0.285cm" svg:height="0.414cm" svg:x="0.056cm" svg:y="1.596cm"><draw:text-box><text:p text:style-name="P62"><text:span text:style-name="T100">X</text:span></text:p></draw:text-box></draw:frame><draw:frame draw:style-name="gr47" draw:text-style-name="P66" svg:width="0.258cm" svg:height="0.414cm" svg:x="0cm" svg:y="4.313cm"><draw:text-box><text:p text:style-name="P62"><text:span text:style-name="T100">E</text:span></text:p></draw:text-box></draw:frame><draw:frame draw:style-name="gr47" draw:text-style-name="P66" svg:width="0.278cm" svg:height="0.414cm" svg:x="3.727cm" svg:y="4.286cm"><draw:text-box><text:p text:style-name="P62"><text:span text:style-name="T100">R</text:span></text:p></draw:text-box></draw:frame><draw:frame draw:style-name="gr47" draw:text-style-name="P66" svg:width="0.251cm" svg:height="0.414cm" svg:x="1.997cm" svg:y="2.792cm"><draw:text-box><text:p text:style-name="P62"><text:span text:style-name="T100">S</text:span></text:p></draw:text-box></draw:frame></draw:g><draw:g draw:style-name="gr11"><draw:line draw:style-name="gr19" draw:text-style-name="P67" svg:x1="6.813cm" svg:y1="2.31cm" svg:x2="4.379cm" svg:y2="4.034cm"><text:p/></draw:line><draw:line draw:style-name="gr19" draw:text-style-name="P67" svg:x1="8.103cm" svg:y1="4.034cm" svg:x2="6.812cm" svg:y2="2.31cm"><text:p/></draw:line><draw:line draw:style-name="gr19" draw:text-style-name="P67" svg:x1="8.103cm" svg:y1="4.027cm" svg:x2="4.37cm" svg:y2="4.027cm"><text:p/></draw:line><draw:line draw:style-name="gr19" draw:text-style-name="P67" svg:x1="5.947cm" svg:y1="2.916cm" svg:x2="5.947cm" svg:y2="4.028cm"><text:p/></draw:line><draw:rect draw:style-name="gr24" draw:text-style-name="P79" svg:width="0.165cm" svg:height="0.161cm" svg:x="5.946cm" svg:y="3.87cm"><text:p/></draw:rect><draw:frame draw:style-name="gr48" draw:text-style-name="P66" svg:width="0.301cm" svg:height="0.495cm" svg:x="4.038cm" svg:y="3.893cm"><draw:text-box><text:p text:style-name="P62"><text:span text:style-name="T100">O</text:span></text:p></draw:text-box></draw:frame><draw:frame draw:style-name="gr47" draw:text-style-name="P66" svg:width="0.304cm" svg:height="0.414cm" svg:x="5.8cm" svg:y="4.069cm"><draw:text-box><text:p text:style-name="P62"><text:span text:style-name="T100">U</text:span></text:p></draw:text-box></draw:frame><draw:frame draw:style-name="gr47" draw:text-style-name="P66" svg:width="0.306cm" svg:height="0.414cm" svg:x="8.16cm" svg:y="3.836cm"><draw:text-box><text:p text:style-name="P62"><text:span text:style-name="T100">M</text:span></text:p></draw:text-box></draw:frame><draw:frame draw:style-name="gr49" draw:text-style-name="P66" svg:width="0.304cm" svg:height="0.496cm" svg:x="5.764cm" svg:y="2.563cm"><draw:text-box><text:p text:style-name="P62"><text:span text:style-name="T100">P</text:span></text:p></draw:text-box></draw:frame><draw:frame draw:style-name="gr48" draw:text-style-name="P66" svg:width="0.299cm" svg:height="0.495cm" svg:x="6.689cm" svg:y="1.882cm"><draw:text-box><text:p text:style-name="P62"><text:span text:style-name="T100">N</text:span></text:p></draw:text-box></draw:frame><draw:ellipse draw:style-name="gr19" draw:text-style-name="P67" svg:width="0.685cm" svg:height="0.668cm" svg:x="7.756cm" svg:y="3.694cm" draw:kind="arc" draw:start-angle="126.21" draw:end-angle="178.61"><text:p/></draw:ellipse><draw:frame draw:style-name="gr50" draw:text-style-name="P66" svg:width="0.629cm" svg:height="0.495cm" svg:x="7.204cm" svg:y="3.604cm"><draw:text-box><text:p text:style-name="P62"><text:span text:style-name="T100">54°</text:span></text:p></draw:text-box></draw:frame><draw:frame draw:style-name="gr47" draw:text-style-name="P66" svg:width="0.234cm" svg:height="0.414cm" svg:x="5.678cm" svg:y="3.182cm"><draw:text-box><text:p text:style-name="P62"><text:span text:style-name="T100">?</text:span></text:p></draw:text-box></draw:frame><draw:line draw:style-name="gr19" draw:text-style-name="P67" svg:x1="6.657cm" svg:y1="2.414cm" svg:x2="6.768cm" svg:y2="2.562cm"><text:p/></draw:line><draw:line draw:style-name="gr19" draw:text-style-name="P67" svg:x1="6.924cm" svg:y1="2.457cm" svg:x2="6.768cm" svg:y2="2.566cm"><text:p/></draw:line><draw:ellipse draw:style-name="gr19" draw:text-style-name="P67" svg:width="0.593cm" svg:height="0.592cm" svg:x="5.65cm" svg:y="2.617cm" draw:kind="arc" draw:start-angle="216.7" draw:end-angle="270"><text:p/></draw:ellipse></draw:g><draw:frame draw:style-name="gr51" draw:text-style-name="P80" svg:width="0.877cm" svg:height="0.664cm" svg:x="0.561cm" svg:y="2.822cm"><draw:text-box><text:p text:style-name="P62"><text:span text:style-name="T108">a.</text:span></text:p></draw:text-box></draw:frame><draw:frame draw:style-name="gr52" draw:text-style-name="P80" svg:width="0.849cm" svg:height="0.664cm" svg:x="6.212cm" svg:y="2.822cm"><draw:text-box><text:p text:style-name="P62"><text:span text:style-name="T108">c.</text:span></text:p></draw:text-box></draw:frame><draw:frame draw:style-name="gr53" draw:text-style-name="P80" svg:width="0.892cm" svg:height="0.664cm" svg:x="2.981cm" svg:y="1.076cm"><draw:text-box><text:p text:style-name="P62"><text:span text:style-name="T108">b.</text:span></text:p></draw:text-box></draw:frame><draw:g draw:style-name="gr45"><draw:line draw:style-name="gr19" draw:text-style-name="P67" svg:x1="4.861cm" svg:y1="0.924cm" svg:x2="2.115cm" svg:y2="0.398cm"><text:p/></draw:line><draw:line draw:style-name="gr19" draw:text-style-name="P67" svg:x1="4.86cm" svg:y1="0.93cm" svg:x2="3.03cm" svg:y2="3.044cm"><text:p/></draw:line><draw:line draw:style-name="gr19" draw:text-style-name="P67" svg:x1="3.031cm" svg:y1="3.043cm" svg:x2="2.115cm" svg:y2="0.398cm"><text:p/></draw:line><draw:g draw:style-name="gr11"><draw:line draw:style-name="gr19" draw:text-style-name="P67" svg:x1="3.08cm" svg:y1="2.642cm" svg:x2="3.14cm" svg:y2="2.527cm"><text:p/></draw:line><draw:line draw:style-name="gr19" draw:text-style-name="P67" svg:x1="3.152cm" svg:y1="2.64cm" svg:x2="3.21cm" svg:y2="2.527cm"><text:p/></draw:line></draw:g><draw:line draw:style-name="gr19" draw:text-style-name="P67" svg:x1="3.852cm" svg:y1="2.209cm" svg:x2="3.796cm" svg:y2="2.02cm"><text:p/></draw:line><draw:line draw:style-name="gr19" draw:text-style-name="P67" svg:x1="2.704cm" svg:y1="1.766cm" svg:x2="2.524cm" svg:y2="1.955cm"><text:p/></draw:line><draw:line draw:style-name="gr19" draw:text-style-name="P67" svg:x1="3.627cm" svg:y1="0.579cm" svg:x2="3.458cm" svg:y2="0.766cm"><text:p/></draw:line><draw:line draw:style-name="gr19" draw:text-style-name="P67" svg:x1="4.405cm" svg:y1="3.32cm" svg:x2="3.023cm" svg:y2="3.048cm"><text:p/></draw:line><draw:line draw:style-name="gr19" draw:text-style-name="P67" svg:x1="4.863cm" svg:y1="0.923cm" svg:x2="4.407cm" svg:y2="3.33cm"><text:p/></draw:line><draw:rect draw:style-name="gr24" draw:text-style-name="P79" svg:width="0.204cm" svg:height="0.205cm" draw:transform="skewX (-0.00855211333477226) rotate (2.94925737002002) translate (4.40972222222222cm 3.32002777777778cm)"><text:p/></draw:rect><draw:frame draw:style-name="gr54" draw:text-style-name="P66" svg:width="0.209cm" svg:height="0.449cm" svg:x="1.882cm" svg:y="0cm"><draw:text-box><text:p text:style-name="P62"><text:span text:style-name="T100">L</text:span></text:p></draw:text-box></draw:frame><draw:frame draw:style-name="gr54" draw:text-style-name="P66" svg:width="0.227cm" svg:height="0.449cm" svg:x="2.669cm" svg:y="3.023cm"><draw:text-box><text:p text:style-name="P62"><text:span text:style-name="T100">N</text:span></text:p></draw:text-box></draw:frame><draw:frame draw:style-name="gr54" draw:text-style-name="P66" svg:width="0.325cm" svg:height="0.449cm" svg:x="4.447cm" svg:y="3.32cm"><draw:text-box><text:p text:style-name="P62"><text:span text:style-name="T100">A</text:span></text:p></draw:text-box></draw:frame><draw:frame draw:style-name="gr54" draw:text-style-name="P66" svg:width="0.264cm" svg:height="0.449cm" svg:x="4.981cm" svg:y="0.596cm"><draw:text-box><text:p text:style-name="P62"><text:span text:style-name="T100">E</text:span></text:p></draw:text-box></draw:frame><draw:ellipse draw:style-name="gr19" draw:text-style-name="P67" svg:width="0.946cm" svg:height="0.95cm" draw:transform="rotate (-0.466177443207686) translate (2.83104166666667cm 2.41691666666667cm)" draw:kind="arc" draw:start-angle="14.72" draw:end-angle="135.57"><text:p/></draw:ellipse><draw:g draw:style-name="gr11"><draw:line draw:style-name="gr19" draw:text-style-name="P67" svg:x1="3.401cm" svg:y1="2.886cm" svg:x2="3.509cm" svg:y2="2.819cm"><text:p/></draw:line><draw:line draw:style-name="gr19" draw:text-style-name="P67" svg:x1="3.466cm" svg:y1="2.924cm" svg:x2="3.574cm" svg:y2="2.857cm"><text:p/></draw:line></draw:g><draw:ellipse draw:style-name="gr19" draw:text-style-name="P67" svg:width="1.017cm" svg:height="1.024cm" draw:transform="rotate (-0.468271838310079) translate (4.64079166666667cm 0.238513888888889cm)" draw:kind="arc" draw:start-angle="257.14" draw:end-angle="284.57"><text:p/></draw:ellipse><draw:frame draw:style-name="gr54" draw:text-style-name="P66" svg:width="0.2cm" svg:height="0.449cm" svg:x="4.463cm" svg:y="1.423cm"><draw:text-box><text:p text:style-name="P62"><text:span text:style-name="T100">?</text:span></text:p></draw:text-box></draw:frame></draw:g><draw:g draw:style-name="gr11"><draw:line draw:style-name="gr19" draw:text-style-name="P67" svg:x1="6.813cm" svg:y1="2.31cm" svg:x2="4.379cm" svg:y2="4.034cm"><text:p/></draw:line><draw:line draw:style-name="gr19" draw:text-style-name="P67" svg:x1="8.103cm" svg:y1="4.034cm" svg:x2="6.812cm" svg:y2="2.31cm"><text:p/></draw:line><draw:line draw:style-name="gr19" draw:text-style-name="P67" svg:x1="8.103cm" svg:y1="4.027cm" svg:x2="4.37cm" svg:y2="4.027cm"><text:p/></draw:line><draw:line draw:style-name="gr19" draw:text-style-name="P67" svg:x1="5.947cm" svg:y1="2.916cm" svg:x2="5.947cm" svg:y2="4.028cm"><text:p/></draw:line><draw:rect draw:style-name="gr24" draw:text-style-name="P79" svg:width="0.165cm" svg:height="0.161cm" svg:x="5.946cm" svg:y="3.87cm"><text:p/></draw:rect><draw:frame draw:style-name="gr48" draw:text-style-name="P66" svg:width="0.301cm" svg:height="0.495cm" svg:x="4.038cm" svg:y="3.893cm"><draw:text-box><text:p text:style-name="P62"><text:span text:style-name="T100">O</text:span></text:p></draw:text-box></draw:frame><draw:frame draw:style-name="gr47" draw:text-style-name="P66" svg:width="0.304cm" svg:height="0.414cm" svg:x="5.8cm" svg:y="4.069cm"><draw:text-box><text:p text:style-name="P62"><text:span text:style-name="T100">U</text:span></text:p></draw:text-box></draw:frame><draw:frame draw:style-name="gr47" draw:text-style-name="P66" svg:width="0.306cm" svg:height="0.414cm" svg:x="8.16cm" svg:y="3.836cm"><draw:text-box><text:p text:style-name="P62"><text:span text:style-name="T100">M</text:span></text:p></draw:text-box></draw:frame><draw:frame draw:style-name="gr49" draw:text-style-name="P66" svg:width="0.304cm" svg:height="0.496cm" svg:x="5.764cm" svg:y="2.563cm"><draw:text-box><text:p text:style-name="P62"><text:span text:style-name="T100">P</text:span></text:p></draw:text-box></draw:frame><draw:frame draw:style-name="gr48" draw:text-style-name="P66" svg:width="0.299cm" svg:height="0.495cm" svg:x="6.689cm" svg:y="1.882cm"><draw:text-box><text:p text:style-name="P62"><text:span text:style-name="T100">N</text:span></text:p></draw:text-box></draw:frame><draw:ellipse draw:style-name="gr19" draw:text-style-name="P67" svg:width="0.685cm" svg:height="0.668cm" svg:x="7.756cm" svg:y="3.694cm" draw:kind="arc" draw:start-angle="126.21" draw:end-angle="178.61"><text:p/></draw:ellipse><draw:frame draw:style-name="gr50" draw:text-style-name="P66" svg:width="0.629cm" svg:height="0.495cm" svg:x="7.204cm" svg:y="3.604cm"><draw:text-box><text:p text:style-name="P62"><text:span text:style-name="T100">54°</text:span></text:p></draw:text-box></draw:frame><draw:frame draw:style-name="gr47" draw:text-style-name="P66" svg:width="0.234cm" svg:height="0.414cm" svg:x="5.678cm" svg:y="3.182cm"><draw:text-box><text:p text:style-name="P62"><text:span text:style-name="T100">?</text:span></text:p></draw:text-box></draw:frame><draw:line draw:style-name="gr19" draw:text-style-name="P67" svg:x1="6.657cm" svg:y1="2.414cm" svg:x2="6.768cm" svg:y2="2.562cm"><text:p/></draw:line><draw:line draw:style-name="gr19" draw:text-style-name="P67" svg:x1="6.924cm" svg:y1="2.457cm" svg:x2="6.768cm" svg:y2="2.566cm"><text:p/></draw:line><draw:ellipse draw:style-name="gr19" draw:text-style-name="P67" svg:width="0.593cm" svg:height="0.592cm" svg:x="5.65cm" svg:y="2.617cm" draw:kind="arc" draw:start-angle="216.7" draw:end-angle="270"><text:p/></draw:ellipse></draw:g><draw:g draw:style-name="gr11"><draw:line draw:style-name="gr19" draw:text-style-name="P67" svg:x1="6.813cm" svg:y1="2.31cm" svg:x2="4.379cm" svg:y2="4.034cm"><text:p/></draw:line><draw:line draw:style-name="gr19" draw:text-style-name="P67" svg:x1="8.103cm" svg:y1="4.034cm" svg:x2="6.812cm" svg:y2="2.31cm"><text:p/></draw:line><draw:line draw:style-name="gr19" draw:text-style-name="P67" svg:x1="8.103cm" svg:y1="4.027cm" svg:x2="4.37cm" svg:y2="4.027cm"><text:p/></draw:line><draw:line draw:style-name="gr19" draw:text-style-name="P67" svg:x1="5.947cm" svg:y1="2.916cm" svg:x2="5.947cm" svg:y2="4.028cm"><text:p/></draw:line><draw:rect draw:style-name="gr24" draw:text-style-name="P79" svg:width="0.165cm" svg:height="0.161cm" svg:x="5.946cm" svg:y="3.87cm"><text:p/></draw:rect><draw:frame draw:style-name="gr47" draw:text-style-name="P66" svg:width="0.301cm" svg:height="0.414cm" svg:x="4.038cm" svg:y="3.893cm"><draw:text-box><text:p text:style-name="P62"><text:span text:style-name="T100">O</text:span></text:p></draw:text-box></draw:frame><draw:frame draw:style-name="gr47" draw:text-style-name="P66" svg:width="0.304cm" svg:height="0.414cm" svg:x="5.8cm" svg:y="4.069cm"><draw:text-box><text:p text:style-name="P62"><text:span text:style-name="T100">U</text:span></text:p></draw:text-box></draw:frame><draw:frame draw:style-name="gr47" draw:text-style-name="P66" svg:width="0.306cm" svg:height="0.414cm" svg:x="8.16cm" svg:y="3.836cm"><draw:text-box><text:p text:style-name="P62"><text:span text:style-name="T100">M</text:span></text:p></draw:text-box></draw:frame><draw:frame draw:style-name="gr49" draw:text-style-name="P66" svg:width="0.304cm" svg:height="0.496cm" svg:x="5.764cm" svg:y="2.563cm"><draw:text-box><text:p text:style-name="P62"><text:span text:style-name="T100">P</text:span></text:p></draw:text-box></draw:frame><draw:frame draw:style-name="gr48" draw:text-style-name="P66" svg:width="0.299cm" svg:height="0.495cm" svg:x="6.689cm" svg:y="1.882cm"><draw:text-box><text:p text:style-name="P62"><text:span text:style-name="T100">N</text:span></text:p></draw:text-box></draw:frame><draw:ellipse draw:style-name="gr19" draw:text-style-name="P67" svg:width="0.685cm" svg:height="0.668cm" svg:x="7.756cm" svg:y="3.694cm" draw:kind="arc" draw:start-angle="126.21" draw:end-angle="178.61"><text:p/></draw:ellipse><draw:frame draw:style-name="gr47" draw:text-style-name="P66" svg:width="0.234cm" svg:height="0.414cm" svg:x="5.678cm" svg:y="3.182cm"><draw:text-box><text:p text:style-name="P62"><text:span text:style-name="T100">?</text:span></text:p></draw:text-box></draw:frame><draw:line draw:style-name="gr19" draw:text-style-name="P67" svg:x1="6.657cm" svg:y1="2.414cm" svg:x2="6.768cm" svg:y2="2.562cm"><text:p/></draw:line><draw:line draw:style-name="gr19" draw:text-style-name="P67" svg:x1="6.924cm" svg:y1="2.457cm" svg:x2="6.768cm" svg:y2="2.566cm"><text:p/></draw:line><draw:ellipse draw:style-name="gr19" draw:text-style-name="P67" svg:width="0.593cm" svg:height="0.592cm" svg:x="5.65cm" svg:y="2.617cm" draw:kind="arc" draw:start-angle="216.7" draw:end-angle="270"><text:p/></draw:ellipse></draw:g></draw:g></text:span></text:h>
        </text:list-header>
      </text:list>
      <text:list xml:id="list220340437434044" text:continue-list="list220340001037449" text:style-name="_5f_Numérotation_20_des_20_exercices">
        <text:list-item>
          <text:list>
            <text:list-item>
              <text:h text:style-name="P41" text:outline-level="1"><text:span text:style-name="_5f_Correction_20_surligné"><text:span text:style-name="T39">Dans le triangle </text:span></text:span><text:span text:style-name="_5f_Correction_20_surligné"><text:span text:style-name="T40">S</text:span></text:span><text:span text:style-name="_5f_Correction_20_surligné"><text:span text:style-name="T39">ER, isocèle en S,<text:line-break/></text:span></text:span><text:span text:style-name="Bold_5f_niv1"><text:span text:style-name="T41"><draw:frame draw:style-name="fr2" draw:name="Objet111" text:anchor-type="as-char" svg:y="-0.365cm" svg:width="0.891cm" svg:height="0.462cm" draw:z-index="69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_5f_Correction_20_surligné"><text:span text:style-name="T37"> </text:span></text:span><text:span text:style-name="_5f_Correction_20_surligné"><text:span text:style-name="T38">=</text:span></text:span><text:span text:style-name="_5f_Correction_20_surligné"><text:span text:style-name="T37"> </text:span></text:span><text:span text:style-name="_5f_Correction_20_surligné"><text:span text:style-name="T39">(180°</text:span></text:span><text:span text:style-name="_5f_Correction_20_surligné"><text:span text:style-name="T37"> </text:span></text:span><text:span text:style-name="_5f_Correction_20_surligné"><text:span text:style-name="T42">−</text:span></text:span><text:span text:style-name="_5f_Correction_20_surligné"><text:span text:style-name="T43"> </text:span></text:span><text:span text:style-name="_5f_Correction_20_surligné"><text:span text:style-name="T39">110°)</text:span></text:span><text:span text:style-name="_5f_Correction_20_surligné"><text:span text:style-name="T37"> </text:span></text:span><text:span text:style-name="_5f_Correction_20_surligné"><text:span text:style-name="T39">÷</text:span></text:span><text:span text:style-name="_5f_Correction_20_surligné"><text:span text:style-name="T37"> </text:span></text:span><text:span text:style-name="_5f_Correction_20_surligné"><text:span text:style-name="T39">2</text:span></text:span><text:span text:style-name="_5f_Correction_20_surligné"><text:span text:style-name="T37"> </text:span></text:span><text:span text:style-name="_5f_Correction_20_surligné"><text:span text:style-name="T39">=</text:span></text:span><text:span text:style-name="_5f_Correction_20_surligné"><text:span text:style-name="T37"> </text:span></text:span><text:span text:style-name="_5f_Correction_20_surligné"><text:span text:style-name="T39">35</text:span></text:span><text:span text:style-name="_5f_Correction_20_surligné"><text:span text:style-name="T44">°</text:span></text:span><text:span text:style-name="_5f_Correction_20_surligné"><text:span text:style-name="T39">.<text:line-break/>Dans le triangle XER rectangle en E, <text:line-break/></text:span></text:span><text:span text:style-name="Bold_5f_niv1"><text:span text:style-name="T41"><draw:frame draw:style-name="fr2" draw:name="Objet108" text:anchor-type="as-char" svg:y="-0.365cm" svg:width="0.915cm" svg:height="0.459cm" draw:z-index="70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_5f_Correction_20_surligné"><text:span text:style-name="T37"> </text:span></text:span><text:span text:style-name="_5f_Correction_20_surligné"><text:span text:style-name="T38">=</text:span></text:span><text:span text:style-name="_5f_Correction_20_surligné"><text:span text:style-name="T37"> </text:span></text:span><text:span text:style-name="_5f_Correction_20_surligné"><text:span text:style-name="T39">90°</text:span></text:span><text:span text:style-name="_5f_Correction_20_surligné"><text:span text:style-name="T37"> </text:span></text:span><text:span text:style-name="_5f_Correction_20_surligné"><text:span text:style-name="T42">− </text:span></text:span><text:span text:style-name="_5f_Correction_20_surligné"><text:span text:style-name="T39">35°</text:span></text:span><text:span text:style-name="_5f_Correction_20_surligné"><text:span text:style-name="T37"> </text:span></text:span><text:span text:style-name="_5f_Correction_20_surligné"><text:span text:style-name="T39">=</text:span></text:span><text:span text:style-name="_5f_Correction_20_surligné"><text:span text:style-name="T37"> </text:span></text:span><text:span text:style-name="_5f_Correction_20_surligné"><text:span text:style-name="T39">55°.</text:span></text:span></text:h>
            </text:list-item>
            <text:list-item>
              <text:h text:style-name="P41" text:outline-level="1"><text:span text:style-name="_5f_pointillés_20_gris"><text:span text:style-name="T22">D</text:span></text:span><text:span text:style-name="_5f_Correction_20_surligné"><text:span text:style-name="T39">ans le triangle équilatéral LEN, </text:span></text:span><text:span text:style-name="Bold_5f_niv1"><text:span text:style-name="T41"><draw:frame draw:style-name="fr2" draw:name="Objet109" text:anchor-type="as-char" svg:y="-0.365cm" svg:width="0.877cm" svg:height="0.459cm" draw:z-index="71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_5f_Correction_20_surligné"><text:span text:style-name="T37"> </text:span></text:span><text:span text:style-name="_5f_Correction_20_surligné"><text:span text:style-name="T38">=</text:span></text:span><text:span text:style-name="_5f_Correction_20_surligné"><text:span text:style-name="T37"> </text:span></text:span><text:span text:style-name="_5f_Correction_20_surligné"><text:span text:style-name="T39">60° donc </text:span></text:span><text:span text:style-name="_5f_Correction_20_surligné"><text:span text:style-name="T39"><draw:frame draw:style-name="fr2" draw:name="Objet110" text:anchor-type="as-char" svg:y="-0.365cm" svg:width="0.938cm" svg:height="0.459cm" draw:z-index="7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_5f_Correction_20_surligné"><text:span text:style-name="T37"> </text:span></text:span><text:span text:style-name="_5f_Correction_20_surligné"><text:span text:style-name="T39">=</text:span></text:span><text:span text:style-name="_5f_Correction_20_surligné"><text:span text:style-name="T37"> </text:span></text:span><text:span text:style-name="_5f_Correction_20_surligné"><text:span text:style-name="T39">60°<text:line-break/>Dans le triangle ENA rectangle en A,</text:span></text:span></text:h>
              <text:h text:style-name="P41" text:outline-level="1"><text:span text:style-name="_5f_pointillés_20_gris"><text:span text:style-name="T41"><draw:frame draw:style-name="fr2" draw:name="Objet112" text:anchor-type="as-char" svg:y="-0.365cm" svg:width="0.938cm" svg:height="0.459cm" draw:z-index="73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_5f_Correction_20_surligné"><text:span text:style-name="T37"> </text:span></text:span><text:span text:style-name="_5f_Correction_20_surligné"><text:span text:style-name="T38">=</text:span></text:span><text:span text:style-name="_5f_Correction_20_surligné"><text:span text:style-name="T37"> </text:span></text:span><text:span text:style-name="_5f_Correction_20_surligné"><text:span text:style-name="T51">9</text:span></text:span><text:span text:style-name="_5f_Correction_20_surligné"><text:span text:style-name="T39">0°</text:span></text:span><text:span text:style-name="_5f_Correction_20_surligné"><text:span text:style-name="T37"> </text:span></text:span><text:span text:style-name="_5f_Correction_20_surligné"><text:span text:style-name="T42">−</text:span></text:span><text:span text:style-name="_5f_Correction_20_surligné"><text:span text:style-name="T37"> </text:span></text:span><text:span text:style-name="_5f_Correction_20_surligné"><text:span text:style-name="T51">6</text:span></text:span><text:span text:style-name="_5f_Correction_20_surligné"><text:span text:style-name="T39">0°</text:span></text:span><text:span text:style-name="_5f_Correction_20_surligné"><text:span text:style-name="T37"> </text:span></text:span><text:span text:style-name="_5f_Correction_20_surligné"><text:span text:style-name="T39">=</text:span></text:span><text:span text:style-name="_5f_Correction_20_surligné"><text:span text:style-name="T37"> </text:span></text:span><text:span text:style-name="_5f_Correction_20_surligné"><text:span text:style-name="T39">30°.</text:span></text:span></text:h>
            </text:list-item>
            <text:list-item>
              <text:h text:style-name="P41" text:outline-level="1"><text:span text:style-name="_5f_pointillés_20_gris"><text:span text:style-name="T22">D</text:span></text:span><text:span text:style-name="_5f_Correction_20_surligné"><text:span text:style-name="T39">ans le triangle ONM rectangle en N,</text:span></text:span></text:h>
              <text:h text:style-name="P41" text:outline-level="1"><text:span text:style-name="_5f_Correction_20_surligné"><text:span text:style-name="T39"><draw:frame draw:style-name="fr2" draw:name="Objet113" text:anchor-type="as-char" svg:y="-0.365cm" svg:width="1.048cm" svg:height="0.462cm" draw:z-index="7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_5f_Correction_20_surligné"><text:span text:style-name="T37"> </text:span></text:span><text:span text:style-name="_5f_Correction_20_surligné"><text:span text:style-name="T38">=</text:span></text:span><text:span text:style-name="_5f_Correction_20_surligné"><text:span text:style-name="T37"> </text:span></text:span><text:span text:style-name="_5f_Correction_20_surligné"><text:span text:style-name="T70">90°</text:span></text:span><text:span text:style-name="_5f_Correction_20_surligné"><text:span text:style-name="T72"> </text:span></text:span><text:span text:style-name="_5f_Correction_20_surligné"><text:span text:style-name="T42">−</text:span></text:span><text:span text:style-name="_5f_Correction_20_surligné"><text:span text:style-name="T37"> </text:span></text:span><text:span text:style-name="_5f_Correction_20_surligné"><text:span text:style-name="T70">54°</text:span></text:span><text:span text:style-name="_5f_Correction_20_surligné"><text:span text:style-name="T72"> </text:span></text:span><text:span text:style-name="_5f_Correction_20_surligné"><text:span text:style-name="T70">=</text:span></text:span><text:span text:style-name="_5f_Correction_20_surligné"><text:span text:style-name="T72"> </text:span></text:span><text:span text:style-name="_5f_Correction_20_surligné"><text:span text:style-name="T70">36</text:span></text:span><text:span text:style-name="_5f_Correction_20_surligné"><text:span text:style-name="T92">°</text:span></text:span><text:span text:style-name="_5f_Correction_20_surligné"><text:span text:style-name="T70">. <text:line-break/></text:span></text:span><text:span text:style-name="_5f_Correction_20_surligné"><text:span text:style-name="T64">Dans le triangle OPU rectangle en U,</text:span></text:span></text:h>
              <text:h text:style-name="P41" text:outline-level="1"><text:span text:style-name="corps"><text:span text:style-name="T41"><draw:frame draw:style-name="fr2" draw:name="Objet106" text:anchor-type="as-char" svg:y="-0.365cm" svg:width="0.945cm" svg:height="0.462cm" draw:z-index="75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_5f_Correction_20_surligné"><text:span text:style-name="T37"> </text:span></text:span><text:span text:style-name="_5f_Correction_20_surligné"><text:span text:style-name="T38">=</text:span></text:span><text:span text:style-name="_5f_Correction_20_surligné"><text:span text:style-name="T37"> </text:span></text:span><text:span text:style-name="_5f_Correction_20_surligné"><text:span text:style-name="T39">90°</text:span></text:span><text:span text:style-name="_5f_Correction_20_surligné"><text:span text:style-name="T37"> </text:span></text:span><text:span text:style-name="_5f_Correction_20_surligné"><text:span text:style-name="T39">–</text:span></text:span><text:span text:style-name="_5f_Correction_20_surligné"><text:span text:style-name="T37"> </text:span></text:span><text:span text:style-name="_5f_Correction_20_surligné"><text:span text:style-name="T39">36°</text:span></text:span><text:span text:style-name="_5f_Correction_20_surligné"><text:span text:style-name="T37"> </text:span></text:span><text:span text:style-name="_5f_Correction_20_surligné"><text:span text:style-name="T39">=</text:span></text:span><text:span text:style-name="_5f_Correction_20_surligné"><text:span text:style-name="T37"> </text:span></text:span><text:span text:style-name="_5f_Correction_20_surligné"><text:span text:style-name="T39">54°.</text:span></text:span></text:h>
            </text:list-item>
          </text:list>
        </text:list-item>
        <text:list-item>
          <text:h text:style-name="P54" text:outline-level="1"><text:span text:style-name="_5f_Caractères"><text:s/>En justifiant, réponds par vrai ou faux </text:span><text:span text:style-name="_5f_Caractères"><text:span text:style-name="T23">.</text:span></text:span></text:h>
          <text:list>
            <text:list-item>
              <text:h text:style-name="P45" text:outline-level="2"><text:span text:style-name="_5f_Caractères">Un triangle ne peut avoir qu'un seul angle obtus.</text:span></text:h>
            </text:list-item>
          </text:list>
        </text:list-item>
      </text:list>
      <text:list xml:id="list3838015503" text:style-name="Num_5f_Exo">
        <text:list-item>
          <text:list>
            <text:list-header>
              <text:p text:style-name="P42"><text:span text:style-name="_5f_Correction_20_surligné"><text:span text:style-name="T95">U</text:span></text:span><text:span text:style-name="_5f_Correction_20_surligné"><text:span text:style-name="T94">n angle obtus mesure plus de 90° donc la somme des mesures de deux angles obtus dépasse 180°. La proposition est donc </text:span></text:span><text:span text:style-name="_5f_Correction_20_surligné"><text:span text:style-name="T64">VRAIE</text:span></text:span><text:span text:style-name="_5f_Correction_20_surligné"><text:span text:style-name="T93">.</text:span></text:span></text:p>
            </text:list-header>
          </text:list>
        </text:list-item>
      </text:list>
      <text:list xml:id="list220339593288406" text:continue-list="list220340437434044" text:style-name="_5f_Numérotation_20_des_20_exercices">
        <text:list-item>
          <text:list>
            <text:list-item>
              <text:h text:style-name="P45" text:outline-level="2"><text:span text:style-name="_5f_Caractères">Il peut y avoir deux angles droits dans un triangle.</text:span></text:h>
            </text:list-item>
          </text:list>
        </text:list-item>
      </text:list>
      <text:list xml:id="list220339467854641" text:continue-list="list3838015503" text:style-name="Num_5f_Exo">
        <text:list-item>
          <text:list>
            <text:list-header>
              <text:p text:style-name="P42"><text:span text:style-name="_5f_Correction_20_surligné"><text:span text:style-name="T94">La somme des mesures de deux angles droits est égale à 180° ce qui signifie que le troisième angle mesure 0°; </text:span></text:span><text:span text:style-name="_5f_Correction_20_surligné"><text:span text:style-name="T64">ce n'est pas possible donc la proposition est FAUSSE.</text:span></text:span></text:p>
            </text:list-header>
          </text:list>
        </text:list-item>
      </text:list>
      <text:list xml:id="list220339436704355" text:continue-list="list220339593288406" text:style-name="_5f_Numérotation_20_des_20_exercices">
        <text:list-item>
          <text:list>
            <text:list-item>
              <text:h text:style-name="P45" text:outline-level="2"><text:span text:style-name="_5f_Caractères">Si les mesures des angles de deux triangles sont égales alors les triangles sont superposables.</text:span></text:h>
            </text:list-item>
          </text:list>
        </text:list-item>
      </text:list>
      <text:list text:continue-list="list220339467854641" text:style-name="Num_5f_Exo">
        <text:list-item>
          <text:list>
            <text:list-header>
              <text:p text:style-name="P42"><text:span text:style-name="_5f_Correction_20_surligné"><text:span text:style-name="T94">Les triangles n'ont pas nécessairement des côtés de même longueur donc la proposition est </text:span></text:span><text:span text:style-name="_5f_Correction_20_surligné"><text:span text:style-name="T64">FAUSSE.</text:span></text:span></text:p>
            </text:list-header>
          </text:list>
        </text:list-item>
      </text:list>
      <text:list text:continue-list="list220339436704355" text:style-name="_5f_Numérotation_20_des_20_exercices">
        <text:list-header>
          <text:h text:style-name="P52" text:outline-level="1"><text:span text:style-name="_5f_Caractères_5f_gras"/></text:h>
        </text:list-header>
        <text:list-item>
          <text:h text:style-name="P53" text:outline-level="1"><text:soft-page-break/><text:span text:style-name="_5f_Caractères_5f_gras">Dans des polygones</text:span></text:h>
          <text:list>
            <text:list-item>
              <text:h text:style-name="P48" text:outline-level="2"><draw:g text:anchor-type="paragraph" draw:z-index="39" draw:name="Forme 96" draw:style-name="gr10"><draw:g draw:style-name="gr11"><draw:line draw:style-name="gr12" draw:text-style-name="P61" svg:x1="8.622cm" svg:y1="3.07cm" svg:x2="6.147cm" svg:y2="3.07cm"><text:p/></draw:line><draw:line draw:style-name="gr12" draw:text-style-name="P61" svg:x1="6.503cm" svg:y1="1.406cm" svg:x2="6.147cm" svg:y2="3.071cm"><text:p/></draw:line><draw:line draw:style-name="gr12" draw:text-style-name="P61" svg:x1="8.636cm" svg:y1="3.072cm" svg:x2="7.865cm" svg:y2="0.306cm"><text:p/></draw:line><draw:line draw:style-name="gr12" draw:text-style-name="P61" svg:x1="7.863cm" svg:y1="0.313cm" svg:x2="6.505cm" svg:y2="1.401cm"><text:p/></draw:line><draw:frame draw:style-name="gr13" draw:text-style-name="P63" svg:width="0.419cm" svg:height="0.414cm" svg:x="6.059cm" svg:y="1.002cm"><draw:text-box><text:p text:style-name="P62"><text:span text:style-name="T99">A</text:span></text:p></draw:text-box></draw:frame><draw:frame draw:style-name="gr13" draw:text-style-name="P63" svg:width="0.447cm" svg:height="0.414cm" svg:x="7.975cm" svg:y="-0.152cm"><draw:text-box><text:p text:style-name="P62"><text:span text:style-name="T99">B</text:span></text:p></draw:text-box></draw:frame><draw:frame draw:style-name="gr13" draw:text-style-name="P63" svg:width="0.433cm" svg:height="0.414cm" svg:x="8.8cm" svg:y="3.011cm"><draw:text-box><text:p text:style-name="P62"><text:span text:style-name="T99">C</text:span></text:p></draw:text-box></draw:frame><draw:frame draw:style-name="gr13" draw:text-style-name="P63" svg:width="0.445cm" svg:height="0.414cm" svg:x="5.724cm" svg:y="3.021cm"><draw:text-box><text:p text:style-name="P62"><text:span text:style-name="T99">D</text:span></text:p></draw:text-box></draw:frame></draw:g><draw:line draw:style-name="gr15" draw:text-style-name="P64" svg:x1="6.17cm" svg:y1="3.069cm" svg:x2="7.865cm" svg:y2="0.313cm"><text:p/></draw:line></draw:g><text:span text:style-name="_5f_Caractères">Dans le quadrilatère ci-contre, trace une des diagonales.</text:span><text:span text:style-name="_5f_Caractères"><text:span text:style-name="T96"> </text:span></text:span></text:h>
            </text:list-item>
            <text:list-item>
              <text:h text:style-name="P48" text:outline-level="2"><text:span text:style-name="_5f_Caractères">En considérant les figures accolées qu’elle détermine, calcule la somme des mesures des angles d'un quadrilatère quelconque.</text:span></text:h>
            </text:list-item>
          </text:list>
        </text:list-item>
      </text:list>
      <text:h text:style-name="P12" text:outline-level="1"><text:span text:style-name="_5f_Correction_20_surligné">Dans les triangles ABC et BCD : </text:span></text:h>
      <text:h text:style-name="P12" text:outline-level="1"><text:span text:style-name="_5f_Correction_20_surligné">la somme est</text:span><text:span text:style-name="_5f_Correction_20_surligné"><text:span text:style-name="T97"> </text:span></text:span><text:span text:style-name="_5f_Correction_20_surligné">:</text:span><text:span text:style-name="_5f_Correction_20_surligné"><text:span text:style-name="T97"> </text:span></text:span><text:span text:style-name="_5f_Correction_20_surligné">2</text:span><text:span text:style-name="_5f_Correction_20_surligné"><text:span text:style-name="T97"> </text:span></text:span><text:span text:style-name="_5f_Correction_20_surligné">×</text:span><text:span text:style-name="_5f_Correction_20_surligné"><text:span text:style-name="T97"> </text:span></text:span><text:span text:style-name="_5f_Correction_20_surligné">180°</text:span><text:span text:style-name="_5f_Correction_20_surligné"><text:span text:style-name="T97"> </text:span></text:span><text:span text:style-name="_5f_Correction_20_surligné">=</text:span><text:span text:style-name="_5f_Correction_20_surligné"><text:span text:style-name="T97"> </text:span></text:span><text:span text:style-name="_5f_Correction_20_surligné">360°.</text:span></text:h>
      <text:list text:continue-numbering="true" text:style-name="_5f_Numérotation_20_des_20_exercices">
        <text:list-item>
          <text:list>
            <text:list-item>
              <text:h text:style-name="P48" text:outline-level="2"><draw:g text:anchor-type="paragraph" draw:z-index="40" draw:name="Forme 94" draw:style-name="gr10"><draw:g draw:style-name="gr11"><draw:line draw:style-name="gr12" draw:text-style-name="P61" svg:x1="8.196cm" svg:y1="0.926cm" svg:x2="8.861cm" svg:y2="2.946cm"><text:p/></draw:line><draw:line draw:style-name="gr12" draw:text-style-name="P61" svg:x1="7.703cm" svg:y1="3.718cm" svg:x2="8.862cm" svg:y2="2.944cm"><text:p/></draw:line><draw:line draw:style-name="gr12" draw:text-style-name="P61" svg:x1="6.702cm" svg:y1="0.762cm" svg:x2="6.06cm" svg:y2="2.801cm"><text:p/></draw:line><draw:line draw:style-name="gr12" draw:text-style-name="P61" svg:x1="6.067cm" svg:y1="2.794cm" svg:x2="7.702cm" svg:y2="3.718cm"><text:p/></draw:line><draw:frame draw:style-name="gr13" draw:text-style-name="P63" svg:width="0.422cm" svg:height="0.414cm" svg:x="6.4cm" svg:y="0.369cm"><draw:text-box><text:p text:style-name="P62"><text:span text:style-name="T99">N</text:span></text:p></draw:text-box></draw:frame><draw:frame draw:style-name="gr13" draw:text-style-name="P63" svg:width="0.398cm" svg:height="0.414cm" svg:x="8.278cm" svg:y="0.514cm"><draw:text-box><text:p text:style-name="P62"><text:span text:style-name="T99">P</text:span></text:p></draw:text-box></draw:frame><draw:frame draw:style-name="gr13" draw:text-style-name="P63" svg:width="0.433cm" svg:height="0.414cm" svg:x="8.929cm" svg:y="2.747cm"><draw:text-box><text:p text:style-name="P62"><text:span text:style-name="T99">Q</text:span></text:p></draw:text-box></draw:frame><draw:frame draw:style-name="gr13" draw:text-style-name="P63" svg:width="0.357cm" svg:height="0.414cm" svg:x="7.599cm" svg:y="3.757cm"><draw:text-box><text:p text:style-name="P62"><text:span text:style-name="T99">R</text:span></text:p></draw:text-box></draw:frame><draw:line draw:style-name="gr12" draw:text-style-name="P61" svg:x1="6.702cm" svg:y1="0.762cm" svg:x2="8.2cm" svg:y2="0.924cm"><text:p/></draw:line><draw:frame draw:style-name="gr13" draw:text-style-name="P63" svg:width="0.403cm" svg:height="0.414cm" svg:x="5.652cm" svg:y="2.68cm"><draw:text-box><text:p text:style-name="P62"><text:span text:style-name="T99">M</text:span></text:p></draw:text-box></draw:frame></draw:g><draw:line draw:style-name="gr14" draw:text-style-name="P64" svg:x1="6.702cm" svg:y1="0.799cm" svg:x2="7.673cm" svg:y2="3.682cm"><text:p/></draw:line><draw:line draw:style-name="gr14" draw:text-style-name="P64" svg:x1="6.702cm" svg:y1="0.799cm" svg:x2="8.86cm" svg:y2="2.944cm"><text:p/></draw:line></draw:g><text:span text:style-name="_5f_Caractères">De la même façon, trace deux diagonales bien choisies dans le pentagone ci-contre, et calcule la somme des mesures des angles d'un pentagone quelconque.</text:span></text:h>
            </text:list-item>
          </text:list>
        </text:list-item>
      </text:list>
      <text:p text:style-name="P13"><text:span text:style-name="_5f_Correction_20_surligné"><text:span text:style-name="T70">En considérant les triangles MNR, NRP et QPR</text:span></text:span><text:span text:style-name="_5f_Correction_20_surligné"><text:span text:style-name="T73"> </text:span></text:span><text:span text:style-name="_5f_Correction_20_surligné"><text:span text:style-name="T70">: </text:span></text:span></text:p>
      <text:p text:style-name="P9"><text:span text:style-name="_5f_Correction_20_surligné"><text:span text:style-name="T70">la somme est</text:span></text:span><text:span text:style-name="_5f_Correction_20_surligné"><text:span text:style-name="T73"> </text:span></text:span><text:span text:style-name="_5f_Correction_20_surligné"><text:span text:style-name="T70">:</text:span></text:span></text:p>
      <text:p text:style-name="P9"><text:span text:style-name="_5f_Correction_20_surligné"><text:span text:style-name="T70">3</text:span></text:span><text:span text:style-name="_5f_Correction_20_surligné"><text:span text:style-name="T73"> </text:span></text:span><text:span text:style-name="_5f_Correction_20_surligné"><text:span text:style-name="T70">×</text:span></text:span><text:span text:style-name="_5f_Correction_20_surligné"><text:span text:style-name="T73"> </text:span></text:span><text:span text:style-name="_5f_Correction_20_surligné"><text:span text:style-name="T70">180°</text:span></text:span><text:span text:style-name="_5f_Correction_20_surligné"><text:span text:style-name="T73"> </text:span></text:span><text:span text:style-name="_5f_Correction_20_surligné"><text:span text:style-name="T70">=</text:span></text:span><text:span text:style-name="_5f_Correction_20_surligné"><text:span text:style-name="T73"> </text:span></text:span><text:span text:style-name="_5f_Correction_20_surligné"><text:span text:style-name="T70">540</text:span></text:span><text:span text:style-name="_5f_Correction_20_surligné"><text:span text:style-name="T92">°</text:span></text:span><text:span text:style-name="_5f_Correction_20_surligné"><text:span text:style-name="T70">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achlieli CLM" svg:font-family="'Nachlieli CLM'"/>
    <style:font-face style:name="Nachlieli CLM1" svg:font-family="'Nachlieli CLM'" style:font-adornments="Obliqu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Bold_5f_niv1" style:display-name="Bold_niv1" style:family="text">
      <style:text-properties style:use-window-font-color="true" loext:opacity="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bold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5f_corrigée" style:display-name="Formule_corrigée" style:family="graphic" style:parent-style-name="Formula">
      <style:graphic-properties fo:background-color="#ffff00" style:background-transparency="0%" draw:fill="solid" draw:fill-color="#ffff00" draw:opacity="100%"/>
    </style:style>
    <style:style style:name="_5f_formule_20_corrigee" style:display-name="_formule corrigee" style:family="graphic" style:parent-style-name="Formula">
      <style:graphic-properties svg:width="0.961cm" svg:height="0.455cm" text:anchor-type="as-char" svg:x="0cm" svg:y="-0.379cm" fo:margin-left="0cm" fo:margin-right="0cm" style:vertical-pos="from-top" style:horizontal-pos="from-left" style:horizontal-rel="paragraph-content" fo:background-color="#ffff00" style:background-transparency="0%" draw:fill="solid" draw:fill-color="#ffff00" draw: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Numbering_20_Symbols" loext:num-list-format="%2%)" style:num-suffix=")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118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22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6" draw:name="Ligne_Entete_Impair_Mesures_2col" draw:style-name="Mgr3" draw:text-style-name="MP3" svg:x1="16.023cm" svg:y1="0.36cm" svg:x2="20.496cm" svg:y2="0.36cm"><text:p/></draw:line><draw:line text:anchor-type="paragraph" draw:z-index="23" draw:name="Ligne_Verticale_Impair_Mesures_2col" draw:style-name="Mgr3" draw:text-style-name="MP3" svg:x1="9.477cm" svg:y1="1.979cm" svg:x2="9.477cm" svg:y2="27.016cm"><text:p/></draw:line><draw:g text:anchor-type="paragraph" draw:z-index="13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119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23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7" draw:name="Ligne_Entete_Pair_Mesures_2col" draw:style-name="Mgr3" draw:text-style-name="MP3" svg:x1="16.023cm" svg:y1="0.36cm" svg:x2="20.496cm" svg:y2="0.36cm"><text:p/></draw:line><draw:line text:anchor-type="paragraph" draw:z-index="24" draw:name="Ligne_Verticale_Pair_Mesures_2col" draw:style-name="Mgr3" draw:text-style-name="MP3" svg:x1="9.502cm" svg:y1="2.046cm" svg:x2="9.502cm" svg:y2="27.083cm"><text:p/></draw:line><draw:g text:anchor-type="paragraph" draw:z-index="14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116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20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4" draw:name="Ligne_Entete_Impair_Mesures_1col" draw:style-name="Mgr3" draw:text-style-name="MP3" svg:x1="16.023cm" svg:y1="0.36cm" svg:x2="20.496cm" svg:y2="0.36cm"><text:p/></draw:line><draw:g text:anchor-type="paragraph" draw:z-index="11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117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21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5" draw:name="Ligne_Entete_Pair_Mesures_1col" draw:style-name="Mgr3" draw:text-style-name="MP3" svg:x1="16.023cm" svg:y1="0.36cm" svg:x2="20.496cm" svg:y2="0.36cm"><text:p/></draw:line><draw:g text:anchor-type="paragraph" draw:z-index="12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104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5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4" draw:name="Ligne_Entete_Impair_Donnees_2col" draw:style-name="Mgr7" draw:text-style-name="MP3" svg:x1="16.023cm" svg:y1="0.36cm" svg:x2="20.496cm" svg:y2="0.36cm"><text:p/></draw:line><draw:line text:anchor-type="paragraph" draw:z-index="21" draw:name="Ligne_Verticale_Impair_Donnees_2col" draw:style-name="Mgr7" draw:text-style-name="MP3" svg:x1="9.477cm" svg:y1="2.007cm" svg:x2="9.477cm" svg:y2="27.044cm"><text:p/></draw:line><draw:g text:anchor-type="paragraph" draw:z-index="7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81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6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5" draw:name="Ligne_Entete_Pair_Donnees_2col" draw:style-name="Mgr7" draw:text-style-name="MP3" svg:x1="16.023cm" svg:y1="0.36cm" svg:x2="20.496cm" svg:y2="0.36cm"><text:p/></draw:line><draw:line text:anchor-type="paragraph" draw:z-index="22" draw:name="Ligne_Verticale_Pair_Donnees_2col" draw:style-name="Mgr7" draw:text-style-name="MP3" svg:x1="9.533cm" svg:y1="1.949cm" svg:x2="9.533cm" svg:y2="26.986cm"><text:p/></draw:line><draw:g text:anchor-type="paragraph" draw:z-index="10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97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99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3" draw:name="Ligne_Entete_Impair_Donnees_1col" draw:style-name="Mgr7" draw:text-style-name="MP3" svg:x1="16.023cm" svg:y1="0.36cm" svg:x2="20.496cm" svg:y2="0.36cm"><text:p/></draw:line><draw:g text:anchor-type="paragraph" draw:z-index="8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98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100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Pair_Donnees_1col" draw:style-name="Mgr7" draw:text-style-name="MP3" svg:x1="16.023cm" svg:y1="0.36cm" svg:x2="20.496cm" svg:y2="0.36cm"><text:p/></draw:line><draw:g text:anchor-type="paragraph" draw:z-index="9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6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95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110" draw:name="Ligne_Entete_Impair_Geometrie_2col" draw:style-name="Mgr10" draw:text-style-name="MP3" svg:x1="87.598cm" svg:y1="0.36cm" svg:x2="81.024cm" svg:y2="0.36cm"><text:p/></draw:line><draw:line text:anchor-type="paragraph" draw:z-index="19" draw:name="Ligne_Verticale_Impair_Geometrie_2col" draw:style-name="Mgr10" draw:text-style-name="MP3" svg:x1="9.477cm" svg:y1="1.949cm" svg:x2="9.477cm" svg:y2="26.986cm"><text:p/></draw:line><draw:g text:anchor-type="paragraph" draw:z-index="5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Somme des angles dans un triangle</text:span></text:p>
      </style:header>
      <style:header-left>
        <text:p text:style-name="MP25"><draw:path text:anchor-type="paragraph" draw:z-index="17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96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111" draw:name="Ligne_Entete_Pair_Geometrie_2col" draw:style-name="Mgr10" draw:text-style-name="MP3" svg:x1="87.599cm" svg:y1="0.36cm" svg:x2="81.141cm" svg:y2="0.36cm"><text:p/></draw:line><draw:line text:anchor-type="paragraph" draw:z-index="20" draw:name="Ligne_Verticale_Pair_Geometrie_2col" draw:style-name="Mgr10" draw:text-style-name="MP3" svg:x1="9.477cm" svg:y1="2.028cm" svg:x2="9.477cm" svg:y2="27.065cm"><text:p/></draw:line><draw:g text:anchor-type="paragraph" draw:z-index="6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Somme des angles dans un triangle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102"><draw:text-box fo:min-height="0.499cm" fo:min-width="5.126cm"><text:h text:style-name="MP7" text:outline-level="1">Triangl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103"><draw:text-box fo:min-height="0.425cm" fo:min-width="6.994cm"><text:h text:style-name="MP9" text:outline-level="1">Triangles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90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93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8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91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92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7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82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8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Impair_Numerique_2col" draw:style-name="Mgr14" draw:text-style-name="MP3" svg:x1="16.023cm" svg:y1="0.36cm" svg:x2="20.496cm" svg:y2="0.36cm"><text:p/></draw:line><draw:line text:anchor-type="paragraph" draw:z-index="87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84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85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6" draw:name="Ligne_Entete_Pair_Numerique_2col" draw:style-name="Mgr14" draw:text-style-name="MP3" svg:x1="16.023cm" svg:y1="0.36cm" svg:x2="20.496cm" svg:y2="0.36cm"><text:p/></draw:line><draw:line text:anchor-type="paragraph" draw:z-index="88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53:52.018000000</meta:creation-date>
    <meta:initial-creator>M. KHARROUBI</meta:initial-creator>
    <meta:editing-duration>PT1H4M12S</meta:editing-duration>
    <meta:editing-cycles>11</meta:editing-cycles>
    <meta:generator>LibreOffice/24.2.5.2$Windows_X86_64 LibreOffice_project/bffef4ea93e59bebbeaf7f431bb02b1a39ee8a59</meta:generator>
    <dc:date>2024-07-13T22:03:37.615000000</dc:date>
    <meta:print-date>2024-07-04T08:26:35.093219107</meta:print-date>
    <meta:printed-by>PDF files</meta:printed-by>
    <meta:document-statistic meta:table-count="5" meta:image-count="0" meta:object-count="40" meta:page-count="3" meta:paragraph-count="147" meta:word-count="765" meta:character-count="3910" meta:non-whitespace-character-count="3213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

<file path=Object 1/content.xml><?xml version="1.0" encoding="utf-8"?>
<math xmlns="http://www.w3.org/1998/Math/MathML" display="block">
  <semantics>
    <mover accent="true">
      <mi>MNP</mi>
      <mo stretchy="true">^</mo>
    </mover>
    <annotation encoding="StarMath 5.0">widehat {MNP}</annotation>
  </semantics>
</math>
</file>

<file path=Object 10/content.xml><?xml version="1.0" encoding="utf-8"?>
<math xmlns="http://www.w3.org/1998/Math/MathML" display="block">
  <semantics>
    <mover accent="true">
      <mstyle mathvariant="normal">
        <mi>SEN</mi>
      </mstyle>
      <mo stretchy="true">^</mo>
    </mover>
    <annotation encoding="StarMath 5.0">widehat nitalic {SEN}</annotation>
  </semantics>
</math>
</file>

<file path=Object 11/content.xml><?xml version="1.0" encoding="utf-8"?>
<math xmlns="http://www.w3.org/1998/Math/MathML" display="block">
  <semantics>
    <mover accent="true">
      <mstyle mathvariant="normal">
        <mi>SNE</mi>
      </mstyle>
      <mo stretchy="true">^</mo>
    </mover>
    <annotation encoding="StarMath 5.0"> widehat nitalic  {SNE}</annotation>
  </semantics>
</math>
</file>

<file path=Object 12/content.xml><?xml version="1.0" encoding="utf-8"?>
<math xmlns="http://www.w3.org/1998/Math/MathML" display="block">
  <semantics>
    <mstyle mathsize="10pt">
      <mrow>
        <mover accent="true">
          <mtext>JKP</mtext>
          <mo stretchy="true">^</mo>
        </mover>
        <mrow>
          <mspace width="0.5em"/>
          <mo stretchy="false">=</mo>
          <mspace width="0.5em"/>
        </mrow>
        <mn>180</mn>
        <mi>°</mi>
        <mrow>
          <mspace width="0.5em"/>
          <mo stretchy="false">−</mo>
          <mspace width="0.5em"/>
        </mrow>
        <mn>28</mn>
        <mi>°</mi>
        <mrow>
          <mspace width="0.5em"/>
          <mo stretchy="false">−</mo>
          <mspace width="0.5em"/>
        </mrow>
        <mn>71</mn>
        <mi>°</mi>
        <mrow>
          <mspace width="0.5em"/>
          <mo stretchy="false">=</mo>
          <mspace width="0.5em"/>
        </mrow>
        <mn>81</mn>
        <mi>°</mi>
      </mrow>
    </mstyle>
    <annotation encoding="StarMath 5.0">size 10{widehat {"JKP"}`=`180°`-` 28°`-`71°`=`81°}</annotation>
  </semantics>
</math>
</file>

<file path=Object 13/content.xml><?xml version="1.0" encoding="utf-8"?>
<math xmlns="http://www.w3.org/1998/Math/MathML" display="block">
  <semantics>
    <mstyle mathsize="10pt">
      <mover accent="true">
        <mtext>JKP</mtext>
        <mo stretchy="true">^</mo>
      </mover>
    </mstyle>
    <annotation encoding="StarMath 5.0">size 10{widehat {"JKP"}}</annotation>
  </semantics>
</math>
</file>

<file path=Object 14/content.xml><?xml version="1.0" encoding="utf-8"?>
<math xmlns="http://www.w3.org/1998/Math/MathML" display="block">
  <semantics>
    <mstyle mathsize="10pt">
      <mrow>
        <mover accent="true">
          <mtext>ESN</mtext>
          <mo stretchy="true">^</mo>
        </mover>
        <mspace width="0.5em"/>
        <mstyle mathsize="11pt">
          <mtext>+</mtext>
        </mstyle>
        <mspace width="0.5em"/>
        <mover accent="true">
          <mtext>SEN</mtext>
          <mo stretchy="true">^</mo>
        </mover>
        <mspace width="0.5em"/>
        <mstyle mathsize="11pt">
          <mtext>+</mtext>
        </mstyle>
        <mspace width="0.5em"/>
        <mover accent="true">
          <mtext>SNE</mtext>
          <mo stretchy="true">^</mo>
        </mover>
        <mspace width="0.5em"/>
        <mstyle mathsize="11pt">
          <mtext>=</mtext>
        </mstyle>
        <mspace width="0.5em"/>
        <mn>180</mn>
        <mi>°</mi>
      </mrow>
    </mstyle>
    <annotation encoding="StarMath 5.0">size 10{ widehat {"ESN"} `{size11 "+"}` widehat {"SEN"} `{size11 "+"}` widehat {"SNE"} `{size11 "="}`  180°}</annotation>
  </semantics>
</math>
</file>

<file path=Object 15/content.xml><?xml version="1.0" encoding="utf-8"?>
<math xmlns="http://www.w3.org/1998/Math/MathML" display="block">
  <semantics>
    <mstyle mathsize="10pt">
      <mrow>
        <mover accent="true">
          <mtext>ESN</mtext>
          <mo stretchy="true">^</mo>
        </mover>
        <mrow>
          <mspace width="0.5em"/>
          <mo stretchy="false">=</mo>
          <mspace width="0.5em"/>
        </mrow>
        <mn>180</mn>
        <mi>°</mi>
        <mrow>
          <mspace width="0.5em"/>
          <mo stretchy="false">−</mo>
          <mspace width="0.5em"/>
        </mrow>
        <mover accent="true">
          <mtext>SEN</mtext>
          <mo stretchy="true">^</mo>
        </mover>
        <mrow>
          <mspace width="0.5em"/>
          <mo stretchy="false">−</mo>
          <mspace width="0.5em"/>
        </mrow>
        <mover accent="true">
          <mtext>SNE</mtext>
          <mo stretchy="true">^</mo>
        </mover>
      </mrow>
    </mstyle>
    <annotation encoding="StarMath 5.0">size 10{widehat {"ESN"}`=`180°`-` widehat {"SEN"}`-`widehat {"SNE"}}</annotation>
  </semantics>
</math>
</file>

<file path=Object 16/content.xml><?xml version="1.0" encoding="utf-8"?>
<math xmlns="http://www.w3.org/1998/Math/MathML" display="block">
  <semantics>
    <mstyle mathsize="10pt">
      <mrow>
        <mover accent="true">
          <mtext>ESN</mtext>
          <mo stretchy="true">^</mo>
        </mover>
        <mrow>
          <mspace width="0.5em"/>
          <mo stretchy="false">=</mo>
          <mspace width="0.5em"/>
        </mrow>
        <mn>180</mn>
        <mi>°</mi>
        <mrow>
          <mspace width="0.5em"/>
          <mo stretchy="false">−</mo>
          <mspace width="0.5em"/>
        </mrow>
        <mn>44,2</mn>
        <mi>°</mi>
        <mrow>
          <mspace width="0.5em"/>
          <mo stretchy="false">−</mo>
          <mspace width="0.5em"/>
        </mrow>
        <mn>79,8</mn>
        <mi>°</mi>
        <mrow>
          <mspace width="0.5em"/>
          <mo stretchy="false">=</mo>
          <mspace width="0.5em"/>
        </mrow>
        <mn>56</mn>
        <mi>°</mi>
      </mrow>
    </mstyle>
    <annotation encoding="StarMath 5.0">size 10{widehat {"ESN"}`=`180°`-` 44,2°`-`79,8°`=`56°}</annotation>
  </semantics>
</math>
</file>

<file path=Object 17/content.xml><?xml version="1.0" encoding="utf-8"?>
<math xmlns="http://www.w3.org/1998/Math/MathML" display="block">
  <semantics>
    <mstyle mathsize="10pt">
      <mover accent="true">
        <mtext>ESN</mtext>
        <mo stretchy="true">^</mo>
      </mover>
    </mstyle>
    <annotation encoding="StarMath 5.0">size 10{widehat {"ESN"}}</annotation>
  </semantics>
</math>
</file>

<file path=Object 18/content.xml><?xml version="1.0" encoding="utf-8"?>
<math xmlns="http://www.w3.org/1998/Math/MathML" display="block">
  <semantics>
    <mstyle mathsize="10pt">
      <mrow>
        <mover accent="true">
          <mtext>QUE</mtext>
          <mo stretchy="true">^</mo>
        </mover>
        <mspace width="0.5em"/>
        <mstyle mathsize="11pt">
          <mtext>=</mtext>
        </mstyle>
        <mspace width="0.5em"/>
        <mn>60</mn>
        <mi>°</mi>
      </mrow>
    </mstyle>
    <annotation encoding="StarMath 5.0">size 10{ widehat {"QUE"} `{size11 "="}` 60°}</annotation>
  </semantics>
</math>
</file>

<file path=Object 19/content.xml><?xml version="1.0" encoding="utf-8"?>
<math xmlns="http://www.w3.org/1998/Math/MathML" display="block">
  <semantics>
    <mstyle mathsize="10pt">
      <mrow>
        <mover accent="true">
          <mtext>NMP</mtext>
          <mo stretchy="true">^</mo>
        </mover>
        <mspace width="0.5em"/>
        <mstyle mathsize="11pt">
          <mtext>=</mtext>
        </mstyle>
        <mspace width="0.5em"/>
        <mover accent="true">
          <mtext>NPM</mtext>
          <mo stretchy="true">^</mo>
        </mover>
        <mspace width="0.5em"/>
        <mstyle mathsize="11pt">
          <mtext>=</mtext>
        </mstyle>
        <mspace width="1em"/>
        <mstyle mathsize="11pt">
          <mtext>=</mtext>
        </mstyle>
        <mspace width="0.5em"/>
        <mn>48</mn>
        <mi>°</mi>
      </mrow>
    </mstyle>
    <annotation encoding="StarMath 5.0">size 10{ widehat {"NMP"} `{size11 "="}` widehat {"NPM"} `{size11 "="}``{size11 "="}` 48°}</annotation>
  </semantics>
</math>
</file>

<file path=Object 2/content.xml><?xml version="1.0" encoding="utf-8"?>
<math xmlns="http://www.w3.org/1998/Math/MathML" display="block">
  <semantics>
    <mover accent="true">
      <mi>PMN</mi>
      <mo stretchy="true">^</mo>
    </mover>
    <annotation encoding="StarMath 5.0">widehat {PMN}</annotation>
  </semantics>
</math>
</file>

<file path=Object 20/content.xml><?xml version="1.0" encoding="utf-8"?>
<math xmlns="http://www.w3.org/1998/Math/MathML" display="block">
  <semantics>
    <mstyle mathsize="10pt">
      <mrow>
        <mover accent="true">
          <mtext>CRE</mtext>
          <mo stretchy="true">^</mo>
        </mover>
        <mrow>
          <mspace width="0.5em"/>
          <mo stretchy="false">=</mo>
          <mspace width="0.5em"/>
        </mrow>
        <mn>90</mn>
        <mi>°</mi>
        <mrow>
          <mspace width="0.5em"/>
          <mo stretchy="false">−</mo>
          <mspace width="0.5em"/>
        </mrow>
        <mn>55</mn>
        <mi>°</mi>
        <mrow>
          <mspace width="0.5em"/>
          <mo stretchy="false">=</mo>
          <mspace width="0.5em"/>
        </mrow>
        <mn>35</mn>
        <mi>°</mi>
      </mrow>
    </mstyle>
    <annotation encoding="StarMath 5.0">size 10{widehat {"CRE"}`=` 90°`-` 55° `=` 35°}</annotation>
  </semantics>
</math>
</file>

<file path=Object 21/content.xml><?xml version="1.0" encoding="utf-8"?>
<math xmlns="http://www.w3.org/1998/Math/MathML" display="block">
  <semantics>
    <mstyle mathsize="10pt">
      <mrow>
        <mover accent="true">
          <mtext>CRE</mtext>
          <mo stretchy="true">^</mo>
        </mover>
        <mrow>
          <mspace width="0.5em"/>
          <mo stretchy="false">=</mo>
          <mspace width="0.5em"/>
        </mrow>
        <mn>90</mn>
        <mi>°</mi>
        <mrow>
          <mspace width="0.5em"/>
          <mo stretchy="false">−</mo>
          <mspace width="0.5em"/>
        </mrow>
        <mover accent="true">
          <mtext>REC</mtext>
          <mo stretchy="true">^</mo>
        </mover>
      </mrow>
    </mstyle>
    <annotation encoding="StarMath 5.0">size 10{widehat {"CRE"}`=`90°`-` widehat {"REC"}}</annotation>
  </semantics>
</math>
</file>

<file path=Object 22/content.xml><?xml version="1.0" encoding="utf-8"?>
<math xmlns="http://www.w3.org/1998/Math/MathML" display="block">
  <semantics>
    <mstyle mathsize="10pt">
      <mrow>
        <mover accent="true">
          <mi>RUE</mi>
          <mo stretchy="true">^</mo>
        </mover>
        <mrow>
          <mspace width="0.5em"/>
          <mo stretchy="false">=</mo>
          <mspace width="0.5em"/>
        </mrow>
        <mn>180</mn>
        <mi mathvariant="normal">°</mi>
        <mrow>
          <mspace width="0.5em"/>
          <mo stretchy="false">−</mo>
          <mspace width="0.5em"/>
        </mrow>
        <mn>2</mn>
        <mrow>
          <mspace width="0.5em"/>
          <mo stretchy="false">×</mo>
          <mspace width="0.5em"/>
        </mrow>
        <mn>52</mn>
        <mi mathvariant="normal">°</mi>
        <mrow>
          <mspace width="0.5em"/>
          <mo stretchy="false">=</mo>
          <mspace width="0.5em"/>
        </mrow>
        <mn>76</mn>
        <mi mathvariant="normal">°</mi>
      </mrow>
    </mstyle>
    <annotation encoding="StarMath 5.0">size 10 {widehat {RUE} `=` 180° `-` 2 `times` 52° `=` 76°}</annotation>
  </semantics>
</math>
</file>

<file path=Object 23/content.xml><?xml version="1.0" encoding="utf-8"?>
<math xmlns="http://www.w3.org/1998/Math/MathML" display="block">
  <semantics>
    <mstyle mathsize="10pt">
      <mrow>
        <mover accent="true">
          <mi>UER</mi>
          <mo stretchy="true">^</mo>
        </mover>
        <mrow>
          <mspace width="0.5em"/>
          <mo stretchy="false">=</mo>
          <mspace width="0.5em"/>
        </mrow>
        <mn>52</mn>
        <mi mathvariant="normal">°</mi>
      </mrow>
    </mstyle>
    <annotation encoding="StarMath 5.0">size 10 {widehat {UER} `=` 52°}</annotation>
  </semantics>
</math>
</file>

<file path=Object 24/content.xml><?xml version="1.0" encoding="utf-8"?>
<math xmlns="http://www.w3.org/1998/Math/MathML" display="block">
  <semantics>
    <mover accent="true">
      <mtext>YUH</mtext>
      <mo stretchy="true">^</mo>
    </mover>
    <annotation encoding="StarMath 5.0"> widehat {"YUH"}</annotation>
  </semantics>
</math>
</file>

<file path=Object 25/content.xml><?xml version="1.0" encoding="utf-8"?>
<math xmlns="http://www.w3.org/1998/Math/MathML" display="block">
  <semantics>
    <mover accent="true">
      <mtext>YUH</mtext>
      <mo stretchy="true">^</mo>
    </mover>
    <annotation encoding="StarMath 5.0"> widehat {"YUH"}</annotation>
  </semantics>
</math>
</file>

<file path=Object 26/content.xml><?xml version="1.0" encoding="utf-8"?>
<math xmlns="http://www.w3.org/1998/Math/MathML" display="block">
  <semantics>
    <mover accent="true">
      <mtext>YPT</mtext>
      <mo stretchy="true">^</mo>
    </mover>
    <annotation encoding="StarMath 5.0"> widehat {"YPT"}</annotation>
  </semantics>
</math>
</file>

<file path=Object 27/content.xml><?xml version="1.0" encoding="utf-8"?>
<math xmlns="http://www.w3.org/1998/Math/MathML" display="block">
  <semantics>
    <mover accent="true">
      <mtext>YPT</mtext>
      <mo stretchy="true">^</mo>
    </mover>
    <annotation encoding="StarMath 5.0"> widehat {"YPT"}</annotation>
  </semantics>
</math>
</file>

<file path=Object 28/content.xml><?xml version="1.0" encoding="utf-8"?>
<math xmlns="http://www.w3.org/1998/Math/MathML" display="block">
  <semantics>
    <mover accent="true">
      <mtext>PRU</mtext>
      <mo stretchy="true">^</mo>
    </mover>
    <annotation encoding="StarMath 5.0"> widehat {"PRU"}</annotation>
  </semantics>
</math>
</file>

<file path=Object 29/content.xml><?xml version="1.0" encoding="utf-8"?>
<math xmlns="http://www.w3.org/1998/Math/MathML" display="block">
  <semantics>
    <mover accent="true">
      <mtext>PRU</mtext>
      <mo stretchy="true">^</mo>
    </mover>
    <annotation encoding="StarMath 5.0"> widehat {"PRU"}</annotation>
  </semantics>
</math>
</file>

<file path=Object 3/content.xml><?xml version="1.0" encoding="utf-8"?>
<math xmlns="http://www.w3.org/1998/Math/MathML" display="block">
  <semantics>
    <mover accent="true">
      <mi>NPM</mi>
      <mo stretchy="true">^</mo>
    </mover>
    <annotation encoding="StarMath 5.0">widehat {NPM}</annotation>
  </semantics>
</math>
</file>

<file path=Object 30/content.xml><?xml version="1.0" encoding="utf-8"?>
<math xmlns="http://www.w3.org/1998/Math/MathML" display="block">
  <semantics>
    <mover accent="true">
      <mtext>ALS</mtext>
      <mo stretchy="true">^</mo>
    </mover>
    <annotation encoding="StarMath 5.0"> widehat {"ALS"}</annotation>
  </semantics>
</math>
</file>

<file path=Object 31/content.xml><?xml version="1.0" encoding="utf-8"?>
<math xmlns="http://www.w3.org/1998/Math/MathML" display="block">
  <semantics>
    <mover accent="true">
      <mtext>ALS</mtext>
      <mo stretchy="true">^</mo>
    </mover>
    <annotation encoding="StarMath 5.0"> widehat {"ALS"}</annotation>
  </semantics>
</math>
</file>

<file path=Object 32/content.xml><?xml version="1.0" encoding="utf-8"?>
<math xmlns="http://www.w3.org/1998/Math/MathML" display="block">
  <semantics>
    <mover accent="true">
      <mtext>EVR</mtext>
      <mo stretchy="true">^</mo>
    </mover>
    <annotation encoding="StarMath 5.0"> widehat {"EVR"}</annotation>
  </semantics>
</math>
</file>

<file path=Object 33/content.xml><?xml version="1.0" encoding="utf-8"?>
<math xmlns="http://www.w3.org/1998/Math/MathML" display="block">
  <semantics>
    <mover accent="true">
      <mtext>EVR</mtext>
      <mo stretchy="true">^</mo>
    </mover>
    <annotation encoding="StarMath 5.0"> widehat {"EVR"}</annotation>
  </semantics>
</math>
</file>

<file path=Object 34/content.xml><?xml version="1.0" encoding="utf-8"?>
<math xmlns="http://www.w3.org/1998/Math/MathML" display="block">
  <semantics>
    <mstyle mathsize="10pt">
      <mover accent="true">
        <mtext>OPU</mtext>
        <mo stretchy="true">^</mo>
      </mover>
    </mstyle>
    <annotation encoding="StarMath 5.0">size 10 widehat {"OPU"}</annotation>
  </semantics>
</math>
</file>

<file path=Object 35/content.xml><?xml version="1.0" encoding="utf-8"?>
<math xmlns="http://www.w3.org/1998/Math/MathML" display="block">
  <semantics>
    <mstyle mathsize="10pt">
      <mover accent="true">
        <mtext>SRE</mtext>
        <mo stretchy="true">^</mo>
      </mover>
    </mstyle>
    <annotation encoding="StarMath 5.0">size 10 widehat {"SRE"}</annotation>
  </semantics>
</math>
</file>

<file path=Object 36/content.xml><?xml version="1.0" encoding="utf-8"?>
<math xmlns="http://www.w3.org/1998/Math/MathML" display="block">
  <semantics>
    <mstyle mathsize="10pt">
      <mover accent="true">
        <mtext>EXR</mtext>
        <mo stretchy="true">^</mo>
      </mover>
    </mstyle>
    <annotation encoding="StarMath 5.0">size 10 widehat {"EXR"}</annotation>
  </semantics>
</math>
</file>

<file path=Object 37/content.xml><?xml version="1.0" encoding="utf-8"?>
<math xmlns="http://www.w3.org/1998/Math/MathML" display="block">
  <semantics>
    <mstyle mathsize="10pt">
      <mover accent="true">
        <mtext>LNE</mtext>
        <mo stretchy="true">^</mo>
      </mover>
    </mstyle>
    <annotation encoding="StarMath 5.0">size 10 widehat {"LNE"}</annotation>
  </semantics>
</math>
</file>

<file path=Object 38/content.xml><?xml version="1.0" encoding="utf-8"?>
<math xmlns="http://www.w3.org/1998/Math/MathML" display="block">
  <semantics>
    <mstyle mathsize="10pt">
      <mover accent="true">
        <mtext>ENA</mtext>
        <mo stretchy="true">^</mo>
      </mover>
    </mstyle>
    <annotation encoding="StarMath 5.0">size 10 widehat {"ENA"}</annotation>
  </semantics>
</math>
</file>

<file path=Object 39/content.xml><?xml version="1.0" encoding="utf-8"?>
<math xmlns="http://www.w3.org/1998/Math/MathML" display="block">
  <semantics>
    <mstyle mathsize="10pt">
      <mover accent="true">
        <mtext>NEA</mtext>
        <mo stretchy="true">^</mo>
      </mover>
    </mstyle>
    <annotation encoding="StarMath 5.0">size 10 widehat {"NEA"}</annotation>
  </semantics>
</math>
</file>

<file path=Object 4/content.xml><?xml version="1.0" encoding="utf-8"?>
<math xmlns="http://www.w3.org/1998/Math/MathML" display="block">
  <semantics>
    <mstyle mathsize="10pt">
      <mrow>
        <mover accent="true">
          <mtext>ABC</mtext>
          <mo stretchy="true">^</mo>
        </mover>
        <mspace width="0.5em"/>
        <mstyle mathsize="11pt">
          <mtext>+</mtext>
        </mstyle>
        <mspace width="0.5em"/>
        <mover accent="true">
          <mtext>BAC</mtext>
          <mo stretchy="true">^</mo>
        </mover>
        <mspace width="0.5em"/>
        <mstyle mathsize="11pt">
          <mtext>+</mtext>
        </mstyle>
        <mspace width="0.5em"/>
        <mover accent="true">
          <mtext>BCA</mtext>
          <mo stretchy="true">^</mo>
        </mover>
        <mspace width="0.5em"/>
        <mstyle mathsize="11pt">
          <mtext>=</mtext>
        </mstyle>
        <mspace width="0.5em"/>
        <mn>180</mn>
        <mi>°</mi>
      </mrow>
    </mstyle>
    <annotation encoding="StarMath 5.0">size 10{ widehat {"ABC"}  `{size11 "+"}`  widehat {"BAC"}  `{size11 "+"}`  widehat {"BCA"} `{size11 "="}` 180°}</annotation>
  </semantics>
</math>
</file>

<file path=Object 40/content.xml><?xml version="1.0" encoding="utf-8"?>
<math xmlns="http://www.w3.org/1998/Math/MathML" display="block">
  <semantics>
    <mstyle mathsize="10pt">
      <mover accent="true">
        <mtext>NOM</mtext>
        <mo stretchy="true">^</mo>
      </mover>
    </mstyle>
    <annotation encoding="StarMath 5.0">size 10 widehat {"NOM"}</annotation>
  </semantics>
</math>
</file>

<file path=Object 5/content.xml><?xml version="1.0" encoding="utf-8"?>
<math xmlns="http://www.w3.org/1998/Math/MathML" display="block">
  <semantics>
    <mstyle mathsize="10pt">
      <mrow>
        <mover accent="true">
          <mtext>BCA</mtext>
          <mo stretchy="true">^</mo>
        </mover>
        <mrow>
          <mspace width="0.5em"/>
          <mo stretchy="false">=</mo>
          <mspace width="0.5em"/>
        </mrow>
        <mn>180</mn>
        <mi>°</mi>
        <mrow>
          <mspace width="0.5em"/>
          <mo stretchy="false">−</mo>
          <mspace width="0.5em"/>
        </mrow>
        <mover accent="true">
          <mtext>ABC</mtext>
          <mo stretchy="true">^</mo>
        </mover>
        <mrow>
          <mspace width="0.5em"/>
          <mo stretchy="false">−</mo>
          <mspace width="0.5em"/>
        </mrow>
        <mover accent="true">
          <mtext>BAC</mtext>
          <mo stretchy="true">^</mo>
        </mover>
      </mrow>
    </mstyle>
    <annotation encoding="StarMath 5.0">size 10{widehat {"BCA"} `=` 180° `-`   widehat {"ABC"} `-`  widehat {"BAC"}}</annotation>
  </semantics>
</math>
</file>

<file path=Object 6/content.xml><?xml version="1.0" encoding="utf-8"?>
<math xmlns="http://www.w3.org/1998/Math/MathML" display="block">
  <semantics>
    <mstyle mathsize="10pt">
      <mrow>
        <mover accent="true">
          <mtext>BCA</mtext>
          <mo stretchy="true">^</mo>
        </mover>
        <mrow>
          <mspace width="0.5em"/>
          <mo stretchy="false">=</mo>
          <mspace width="0.5em"/>
        </mrow>
        <mn>180</mn>
        <mi>°</mi>
        <mrow>
          <mspace width="0.5em"/>
          <mo stretchy="false">−</mo>
          <mspace width="0.5em"/>
        </mrow>
        <mn>40</mn>
        <mi>°</mi>
        <mrow>
          <mspace width="0.5em"/>
          <mo stretchy="false">−</mo>
          <mspace width="0.5em"/>
        </mrow>
        <mn>60</mn>
        <mi>°</mi>
        <mrow>
          <mspace width="0.5em"/>
          <mo stretchy="false">=</mo>
          <mspace width="0.5em"/>
        </mrow>
        <mn>80</mn>
        <mi>°</mi>
      </mrow>
    </mstyle>
    <annotation encoding="StarMath 5.0">size 10{widehat {"BCA"}`=`180°`-` 40°`-`60°`=`80°}</annotation>
  </semantics>
</math>
</file>

<file path=Object 7/content.xml><?xml version="1.0" encoding="utf-8"?>
<math xmlns="http://www.w3.org/1998/Math/MathML" display="block">
  <semantics>
    <mstyle mathsize="10pt">
      <mover accent="true">
        <mtext>BCA</mtext>
        <mo stretchy="true">^</mo>
      </mover>
    </mstyle>
    <annotation encoding="StarMath 5.0">size 10{widehat {"BCA"}}</annotation>
  </semantics>
</math>
</file>

<file path=Object 8/content.xml><?xml version="1.0" encoding="utf-8"?>
<math xmlns="http://www.w3.org/1998/Math/MathML" display="block">
  <semantics>
    <mstyle mathsize="10pt">
      <mrow>
        <mover accent="true">
          <mtext>JKP</mtext>
          <mo stretchy="true">^</mo>
        </mover>
        <mspace width="0.5em"/>
        <mstyle mathsize="11pt">
          <mtext>+</mtext>
        </mstyle>
        <mspace width="0.5em"/>
        <mover accent="true">
          <mtext>KPJ</mtext>
          <mo stretchy="true">^</mo>
        </mover>
        <mspace width="0.5em"/>
        <mstyle mathsize="11pt">
          <mtext>+</mtext>
        </mstyle>
        <mspace width="0.5em"/>
        <mover accent="true">
          <mtext>PJK</mtext>
          <mo stretchy="true">^</mo>
        </mover>
        <mspace width="0.5em"/>
        <mstyle mathsize="11pt">
          <mtext>+</mtext>
        </mstyle>
        <mspace width="0.5em"/>
        <mn>180</mn>
        <mi>°</mi>
      </mrow>
    </mstyle>
    <annotation encoding="StarMath 5.0">size 10{ widehat {"JKP"} `{size11 "+"}` widehat {"KPJ"} `{size11 "+"}` widehat {"PJK"} `{size11 "+"}` 180°}</annotation>
  </semantics>
</math>
</file>

<file path=Object 9/content.xml><?xml version="1.0" encoding="utf-8"?>
<math xmlns="http://www.w3.org/1998/Math/MathML" display="block">
  <semantics>
    <mstyle mathsize="10pt">
      <mrow>
        <mover accent="true">
          <mtext>JKP</mtext>
          <mo stretchy="true">^</mo>
        </mover>
        <mrow>
          <mspace width="0.5em"/>
          <mo stretchy="false">=</mo>
          <mspace width="0.5em"/>
        </mrow>
        <mn>180</mn>
        <mi>°</mi>
        <mrow>
          <mspace width="0.5em"/>
          <mo stretchy="false">−</mo>
          <mspace width="0.5em"/>
        </mrow>
        <mover accent="true">
          <mtext>KPJ</mtext>
          <mo stretchy="true">^</mo>
        </mover>
        <mrow>
          <mspace width="0.5em"/>
          <mo stretchy="false">−</mo>
          <mspace width="0.5em"/>
        </mrow>
        <mover accent="true">
          <mtext>PJK</mtext>
          <mo stretchy="true">^</mo>
        </mover>
      </mrow>
    </mstyle>
    <annotation encoding="StarMath 5.0">size 10{widehat {"JKP"}`=`180°`-` widehat {"KPJ"}`-`widehat {"PJK"}}</annotation>
  </semantics>
</math>
</file>